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77bc65"/>
    </style:style>
    <style:style style:name="ce5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3"/>
    <style:style style:name="ce7" style:family="table-cell" style:parent-style-name="Default" style:data-style-name="N3">
      <style:table-cell-properties fo:background-color="transparent"/>
    </style:style>
    <style:style style:name="ce8" style:family="table-cell" style:parent-style-name="Default" style:data-style-name="N3">
      <style:table-cell-properties fo:background-color="#81d41a"/>
    </style:style>
    <style:style style:name="ce9" style:family="table-cell" style:parent-style-name="Default" style:data-style-name="N3">
      <style:table-cell-properties fo:background-color="#77bc65"/>
    </style:style>
    <style:style style:name="ce10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 style:data-style-name="N4"/>
    <style:style style:name="ce12" style:family="table-cell" style:parent-style-name="Default" style:data-style-name="N4">
      <style:table-cell-properties fo:background-color="transparent"/>
    </style:style>
    <style:style style:name="ce13" style:family="table-cell" style:parent-style-name="Default" style:data-style-name="N4">
      <style:table-cell-properties fo:background-color="#81d41a"/>
    </style:style>
    <style:style style:name="ce14" style:family="table-cell" style:parent-style-name="Default" style:data-style-name="N4">
      <style:table-cell-properties fo:background-color="#77bc65"/>
    </style:style>
    <style:style style:name="ce15" style:family="table-cell" style:parent-style-name="Default" style:data-style-name="N122">
      <style:table-cell-properties fo:background-color="#ffff00"/>
      <style:text-properties fo:font-weight="bold" style:font-weight-asian="bold" style:font-weight-complex="bold"/>
    </style:style>
    <style:style style:name="ce16" style:family="table-cell" style:parent-style-name="Default" style:data-style-name="N122"/>
    <style:style style:name="ce17" style:family="table-cell" style:parent-style-name="Default" style:data-style-name="N122">
      <style:table-cell-properties fo:background-color="transparent"/>
    </style:style>
    <style:style style:name="ce18" style:family="table-cell" style:parent-style-name="Default" style:data-style-name="N122">
      <style:table-cell-properties fo:background-color="#81d41a"/>
    </style:style>
    <style:style style:name="ce19" style:family="table-cell" style:parent-style-name="Default" style:data-style-name="N122">
      <style:table-cell-properties fo:background-color="#77bc65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25"/>
    <style:style style:name="ce22" style:family="table-cell" style:parent-style-name="Default" style:data-style-name="N125">
      <style:table-cell-properties fo:background-color="transparent"/>
    </style:style>
    <style:style style:name="ce23" style:family="table-cell" style:parent-style-name="Default" style:data-style-name="N125">
      <style:table-cell-properties fo:background-color="#81d41a"/>
    </style:style>
    <style:style style:name="ce24" style:family="table-cell" style:parent-style-name="Default" style:data-style-name="N125">
      <style:table-cell-properties fo:background-color="#77bc65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currentPPO_3_i25" table:style-name="ta1">
        <table:shapes>
          <draw:frame draw:z-index="0" draw:style-name="gr1" draw:text-style-name="P1" svg:width="15.7197in" svg:height="8.2567in" svg:x="11.0685in" svg:y="0.0394in">
            <draw:object draw:notify-on-update-of-ranges="RecurrentPPO_3_i25.F1:RecurrentPPO_3_i25.F1 RecurrentPPO_3_i25.F2:RecurrentPPO_3_i25.F140 RecurrentPPO_3_i25.H1:RecurrentPPO_3_i25.H1 RecurrentPPO_3_i25.H2:RecurrentPPO_3_i25.H1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ce16"/>
        <table:table-column table:style-name="co3" table:default-cell-style-name="Default"/>
        <table:table-row table:style-name="ro1">
          <table:table-cell table:style-name="ce1" office:value-type="string" calcext:value-type="string">
            <text:p>Wall time</text:p>
          </table:table-cell>
          <table:table-cell table:style-name="ce5" office:value-type="string" calcext:value-type="string">
            <text:p>Step</text:p>
          </table:table-cell>
          <table:table-cell table:style-name="ce10" office:value-type="string" calcext:value-type="string">
            <text:p>Duration</text:p>
          </table:table-cell>
          <table:table-cell table:style-name="ce1"/>
          <table:table-cell table:style-name="ce1" office:value-type="string" calcext:value-type="string">
            <text:p>Reward_time</text:p>
          </table:table-cell>
          <table:table-cell table:style-name="ce5" office:value-type="string" calcext:value-type="string">
            <text:p>Step</text:p>
          </table:table-cell>
          <table:table-cell table:style-name="ce15" office:value-type="string" calcext:value-type="string">
            <text:p>Reward</text:p>
          </table:table-cell>
          <table:table-cell table:style-name="ce20" office:value-type="string" calcext:value-type="string">
            <text:p>Reward_per_step</text:p>
          </table:table-cell>
        </table:table-row>
        <table:table-row table:style-name="ro1">
          <table:table-cell office:value-type="float" office:value="1744036294.12501" calcext:value-type="float">
            <text:p>1744036294.12501</text:p>
          </table:table-cell>
          <table:table-cell office:value-type="float" office:value="144000" calcext:value-type="float">
            <text:p>144,000</text:p>
          </table:table-cell>
          <table:table-cell office:value-type="float" office:value="1902.80004882813" calcext:value-type="float">
            <text:p>1,902.80</text:p>
          </table:table-cell>
          <table:table-cell/>
          <table:table-cell office:value-type="float" office:value="1744036294.12505" calcext:value-type="float">
            <text:p>1744036294.12505</text:p>
          </table:table-cell>
          <table:table-cell office:value-type="float" office:value="144000" calcext:value-type="float">
            <text:p>144,000</text:p>
          </table:table-cell>
          <table:table-cell office:value-type="float" office:value="1.18719184398651" calcext:value-type="float">
            <text:p>1.1872</text:p>
          </table:table-cell>
          <table:table-cell table:style-name="ce21" table:formula="of:=[.G2]/[.C2]" office:value-type="float" office:value="0.000623918337987045" calcext:value-type="float">
            <text:p>0.0006239</text:p>
          </table:table-cell>
        </table:table-row>
        <table:table-row table:style-name="ro1">
          <table:table-cell office:value-type="float" office:value="1744036634.90379" calcext:value-type="float">
            <text:p>1744036634.90379</text:p>
          </table:table-cell>
          <table:table-cell office:value-type="float" office:value="288000" calcext:value-type="float">
            <text:p>288,000</text:p>
          </table:table-cell>
          <table:table-cell office:value-type="float" office:value="20170.400390625" calcext:value-type="float">
            <text:p>20,170.40</text:p>
          </table:table-cell>
          <table:table-cell/>
          <table:table-cell office:value-type="float" office:value="1744036634.90382" calcext:value-type="float">
            <text:p>1744036634.90382</text:p>
          </table:table-cell>
          <table:table-cell office:value-type="float" office:value="288000" calcext:value-type="float">
            <text:p>288,000</text:p>
          </table:table-cell>
          <table:table-cell office:value-type="float" office:value="-0.296526402235031" calcext:value-type="float">
            <text:p>-0.2965</text:p>
          </table:table-cell>
          <table:table-cell table:style-name="ce21" table:formula="of:=[.G3]/[.C3]" office:value-type="float" office:value="-0.0000147010667360304" calcext:value-type="float">
            <text:p>-0.0000147</text:p>
          </table:table-cell>
        </table:table-row>
        <table:table-row table:style-name="ro1">
          <table:table-cell office:value-type="float" office:value="1744037316.04651" calcext:value-type="float">
            <text:p>1744037316.04651</text:p>
          </table:table-cell>
          <table:table-cell office:value-type="float" office:value="432000" calcext:value-type="float">
            <text:p>432,000</text:p>
          </table:table-cell>
          <table:table-cell office:value-type="float" office:value="42146.19921875" calcext:value-type="float">
            <text:p>42,146.20</text:p>
          </table:table-cell>
          <table:table-cell/>
          <table:table-cell office:value-type="float" office:value="1744037316.04655" calcext:value-type="float">
            <text:p>1744037316.04655</text:p>
          </table:table-cell>
          <table:table-cell office:value-type="float" office:value="432000" calcext:value-type="float">
            <text:p>432,000</text:p>
          </table:table-cell>
          <table:table-cell office:value-type="float" office:value="7.08753776550293" calcext:value-type="float">
            <text:p>7.0875</text:p>
          </table:table-cell>
          <table:table-cell table:style-name="ce21" table:formula="of:=[.G4]/[.C4]" office:value-type="float" office:value="0.000168165526118185" calcext:value-type="float">
            <text:p>0.0001682</text:p>
          </table:table-cell>
        </table:table-row>
        <table:table-row table:style-name="ro1">
          <table:table-cell office:value-type="float" office:value="1744037812.08727" calcext:value-type="float">
            <text:p>1744037812.08727</text:p>
          </table:table-cell>
          <table:table-cell office:value-type="float" office:value="576000" calcext:value-type="float">
            <text:p>576,000</text:p>
          </table:table-cell>
          <table:table-cell office:value-type="float" office:value="43427" calcext:value-type="float">
            <text:p>43,427.00</text:p>
          </table:table-cell>
          <table:table-cell/>
          <table:table-cell office:value-type="float" office:value="1744037812.08732" calcext:value-type="float">
            <text:p>1744037812.08732</text:p>
          </table:table-cell>
          <table:table-cell office:value-type="float" office:value="576000" calcext:value-type="float">
            <text:p>576,000</text:p>
          </table:table-cell>
          <table:table-cell office:value-type="float" office:value="0.0484680011868477" calcext:value-type="float">
            <text:p>0.0485</text:p>
          </table:table-cell>
          <table:table-cell table:style-name="ce21" table:formula="of:=[.G5]/[.C5]" office:value-type="float" office:value="0.00000111607988548248" calcext:value-type="float">
            <text:p>0.0000011</text:p>
          </table:table-cell>
        </table:table-row>
        <table:table-row table:style-name="ro1">
          <table:table-cell office:value-type="float" office:value="1744038373.92352" calcext:value-type="float">
            <text:p>1744038373.92352</text:p>
          </table:table-cell>
          <table:table-cell office:value-type="float" office:value="720000" calcext:value-type="float">
            <text:p>720,000</text:p>
          </table:table-cell>
          <table:table-cell office:value-type="float" office:value="14126.400390625" calcext:value-type="float">
            <text:p>14,126.40</text:p>
          </table:table-cell>
          <table:table-cell/>
          <table:table-cell office:value-type="float" office:value="1744038373.92356" calcext:value-type="float">
            <text:p>1744038373.92356</text:p>
          </table:table-cell>
          <table:table-cell office:value-type="float" office:value="720000" calcext:value-type="float">
            <text:p>720,000</text:p>
          </table:table-cell>
          <table:table-cell office:value-type="float" office:value="0.324079811573029" calcext:value-type="float">
            <text:p>0.3241</text:p>
          </table:table-cell>
          <table:table-cell table:style-name="ce21" table:formula="of:=[.G6]/[.C6]" office:value-type="float" office:value="0.0000229414289990042" calcext:value-type="float">
            <text:p>0.0000229</text:p>
          </table:table-cell>
        </table:table-row>
        <table:table-row table:style-name="ro1">
          <table:table-cell office:value-type="float" office:value="1744038680.17849" calcext:value-type="float">
            <text:p>1744038680.17849</text:p>
          </table:table-cell>
          <table:table-cell office:value-type="float" office:value="864000" calcext:value-type="float">
            <text:p>864,000</text:p>
          </table:table-cell>
          <table:table-cell office:value-type="float" office:value="7033.7998046875" calcext:value-type="float">
            <text:p>7,033.80</text:p>
          </table:table-cell>
          <table:table-cell/>
          <table:table-cell office:value-type="float" office:value="1744038680.17853" calcext:value-type="float">
            <text:p>1744038680.17853</text:p>
          </table:table-cell>
          <table:table-cell office:value-type="float" office:value="864000" calcext:value-type="float">
            <text:p>864,000</text:p>
          </table:table-cell>
          <table:table-cell office:value-type="float" office:value="10.1625242233276" calcext:value-type="float">
            <text:p>10.1625</text:p>
          </table:table-cell>
          <table:table-cell table:style-name="ce21" table:formula="of:=[.G7]/[.C7]" office:value-type="float" office:value="0.00144481283310837" calcext:value-type="float">
            <text:p>0.0014448</text:p>
          </table:table-cell>
        </table:table-row>
        <table:table-row table:style-name="ro1">
          <table:table-cell office:value-type="float" office:value="1744039234.46013" calcext:value-type="float">
            <text:p>1744039234.46013</text:p>
          </table:table-cell>
          <table:table-cell office:value-type="float" office:value="1008000" calcext:value-type="float">
            <text:p>1,008,000</text:p>
          </table:table-cell>
          <table:table-cell office:value-type="float" office:value="2153.19995117187" calcext:value-type="float">
            <text:p>2,153.20</text:p>
          </table:table-cell>
          <table:table-cell/>
          <table:table-cell office:value-type="float" office:value="1744039234.46017" calcext:value-type="float">
            <text:p>1744039234.46017</text:p>
          </table:table-cell>
          <table:table-cell office:value-type="float" office:value="1008000" calcext:value-type="float">
            <text:p>1,008,000</text:p>
          </table:table-cell>
          <table:table-cell office:value-type="float" office:value="2.82442951202393" calcext:value-type="float">
            <text:p>2.8244</text:p>
          </table:table-cell>
          <table:table-cell table:style-name="ce21" table:formula="of:=[.G8]/[.C8]" office:value-type="float" office:value="0.00131173582392417" calcext:value-type="float">
            <text:p>0.0013117</text:p>
          </table:table-cell>
        </table:table-row>
        <table:table-row table:style-name="ro1">
          <table:table-cell office:value-type="float" office:value="1744039520.78475" calcext:value-type="float">
            <text:p>1744039520.78475</text:p>
          </table:table-cell>
          <table:table-cell office:value-type="float" office:value="1152000" calcext:value-type="float">
            <text:p>1,152,000</text:p>
          </table:table-cell>
          <table:table-cell office:value-type="float" office:value="777.799987792969" calcext:value-type="float">
            <text:p>777.80</text:p>
          </table:table-cell>
          <table:table-cell/>
          <table:table-cell office:value-type="float" office:value="1744039520.78479" calcext:value-type="float">
            <text:p>1744039520.78479</text:p>
          </table:table-cell>
          <table:table-cell office:value-type="float" office:value="1152000" calcext:value-type="float">
            <text:p>1,152,000</text:p>
          </table:table-cell>
          <table:table-cell office:value-type="float" office:value="0.140325799584389" calcext:value-type="float">
            <text:p>0.1403</text:p>
          </table:table-cell>
          <table:table-cell table:style-name="ce21" table:formula="of:=[.G9]/[.C9]" office:value-type="float" office:value="0.000180413733333382" calcext:value-type="float">
            <text:p>0.0001804</text:p>
          </table:table-cell>
        </table:table-row>
        <table:table-row table:style-name="ro1">
          <table:table-cell office:value-type="float" office:value="1744040083.44547" calcext:value-type="float">
            <text:p>1744040083.44547</text:p>
          </table:table-cell>
          <table:table-cell office:value-type="float" office:value="1296000" calcext:value-type="float">
            <text:p>1,296,000</text:p>
          </table:table-cell>
          <table:table-cell office:value-type="float" office:value="1246.19995117188" calcext:value-type="float">
            <text:p>1,246.20</text:p>
          </table:table-cell>
          <table:table-cell/>
          <table:table-cell office:value-type="float" office:value="1744040083.44551" calcext:value-type="float">
            <text:p>1744040083.44551</text:p>
          </table:table-cell>
          <table:table-cell office:value-type="float" office:value="1296000" calcext:value-type="float">
            <text:p>1,296,000</text:p>
          </table:table-cell>
          <table:table-cell office:value-type="float" office:value="-2.33971810340881" calcext:value-type="float">
            <text:p>-2.3397</text:p>
          </table:table-cell>
          <table:table-cell table:style-name="ce21" table:formula="of:=[.G10]/[.C10]" office:value-type="float" office:value="-0.00187748210165523" calcext:value-type="float">
            <text:p>-0.0018775</text:p>
          </table:table-cell>
        </table:table-row>
        <table:table-row table:style-name="ro1">
          <table:table-cell office:value-type="float" office:value="1744040392.29097" calcext:value-type="float">
            <text:p>1744040392.29097</text:p>
          </table:table-cell>
          <table:table-cell office:value-type="float" office:value="1440000" calcext:value-type="float">
            <text:p>1,440,000</text:p>
          </table:table-cell>
          <table:table-cell office:value-type="float" office:value="2240.19995117187" calcext:value-type="float">
            <text:p>2,240.20</text:p>
          </table:table-cell>
          <table:table-cell/>
          <table:table-cell office:value-type="float" office:value="1744040392.291" calcext:value-type="float">
            <text:p>1744040392.291</text:p>
          </table:table-cell>
          <table:table-cell office:value-type="float" office:value="1440000" calcext:value-type="float">
            <text:p>1,440,000</text:p>
          </table:table-cell>
          <table:table-cell office:value-type="float" office:value="7.67754316329956" calcext:value-type="float">
            <text:p>7.6775</text:p>
          </table:table-cell>
          <table:table-cell table:style-name="ce21" table:formula="of:=[.G11]/[.C11]" office:value-type="float" office:value="0.00342716870397366" calcext:value-type="float">
            <text:p>0.0034272</text:p>
          </table:table-cell>
        </table:table-row>
        <table:table-row table:style-name="ro1">
          <table:table-cell office:value-type="float" office:value="1744041015.16136" calcext:value-type="float">
            <text:p>1744041015.16136</text:p>
          </table:table-cell>
          <table:table-cell office:value-type="float" office:value="1584000" calcext:value-type="float">
            <text:p>1,584,000</text:p>
          </table:table-cell>
          <table:table-cell office:value-type="float" office:value="1439.80004882813" calcext:value-type="float">
            <text:p>1,439.80</text:p>
          </table:table-cell>
          <table:table-cell/>
          <table:table-cell office:value-type="float" office:value="1744041015.1614" calcext:value-type="float">
            <text:p>1744041015.1614</text:p>
          </table:table-cell>
          <table:table-cell office:value-type="float" office:value="1584000" calcext:value-type="float">
            <text:p>1,584,000</text:p>
          </table:table-cell>
          <table:table-cell office:value-type="float" office:value="7.95807600021362" calcext:value-type="float">
            <text:p>7.9581</text:p>
          </table:table-cell>
          <table:table-cell table:style-name="ce21" table:formula="of:=[.G12]/[.C12]" office:value-type="float" office:value="0.00552720914733322" calcext:value-type="float">
            <text:p>0.0055272</text:p>
          </table:table-cell>
        </table:table-row>
        <table:table-row table:style-name="ro1">
          <table:table-cell office:value-type="float" office:value="1744041344.95678" calcext:value-type="float">
            <text:p>1744041344.95678</text:p>
          </table:table-cell>
          <table:table-cell office:value-type="float" office:value="1728000" calcext:value-type="float">
            <text:p>1,728,000</text:p>
          </table:table-cell>
          <table:table-cell office:value-type="float" office:value="229.800003051758" calcext:value-type="float">
            <text:p>229.80</text:p>
          </table:table-cell>
          <table:table-cell/>
          <table:table-cell office:value-type="float" office:value="1744041344.95682" calcext:value-type="float">
            <text:p>1744041344.95682</text:p>
          </table:table-cell>
          <table:table-cell office:value-type="float" office:value="1728000" calcext:value-type="float">
            <text:p>1,728,000</text:p>
          </table:table-cell>
          <table:table-cell office:value-type="float" office:value="0.224021807312965" calcext:value-type="float">
            <text:p>0.2240</text:p>
          </table:table-cell>
          <table:table-cell table:style-name="ce21" table:formula="of:=[.G13]/[.C13]" office:value-type="float" office:value="0.000974855545421855" calcext:value-type="float">
            <text:p>0.0009749</text:p>
          </table:table-cell>
        </table:table-row>
        <table:table-row table:style-name="ro1">
          <table:table-cell office:value-type="float" office:value="1744041988.9161" calcext:value-type="float">
            <text:p>1744041988.9161</text:p>
          </table:table-cell>
          <table:table-cell office:value-type="float" office:value="1872000" calcext:value-type="float">
            <text:p>1,872,000</text:p>
          </table:table-cell>
          <table:table-cell office:value-type="float" office:value="569.400024414063" calcext:value-type="float">
            <text:p>569.40</text:p>
          </table:table-cell>
          <table:table-cell/>
          <table:table-cell office:value-type="float" office:value="1744041988.91615" calcext:value-type="float">
            <text:p>1744041988.91615</text:p>
          </table:table-cell>
          <table:table-cell office:value-type="float" office:value="1872000" calcext:value-type="float">
            <text:p>1,872,000</text:p>
          </table:table-cell>
          <table:table-cell office:value-type="float" office:value="-0.776501417160034" calcext:value-type="float">
            <text:p>-0.7765</text:p>
          </table:table-cell>
          <table:table-cell table:style-name="ce21" table:formula="of:=[.G14]/[.C14]" office:value-type="float" office:value="-0.00136371862287693" calcext:value-type="float">
            <text:p>-0.0013637</text:p>
          </table:table-cell>
        </table:table-row>
        <table:table-row table:style-name="ro1">
          <table:table-cell office:value-type="float" office:value="1744042349.59194" calcext:value-type="float">
            <text:p>1744042349.59194</text:p>
          </table:table-cell>
          <table:table-cell office:value-type="float" office:value="2016000" calcext:value-type="float">
            <text:p>2,016,000</text:p>
          </table:table-cell>
          <table:table-cell office:value-type="float" office:value="1255" calcext:value-type="float">
            <text:p>1,255.00</text:p>
          </table:table-cell>
          <table:table-cell/>
          <table:table-cell office:value-type="float" office:value="1744042349.59198" calcext:value-type="float">
            <text:p>1744042349.59198</text:p>
          </table:table-cell>
          <table:table-cell office:value-type="float" office:value="2016000" calcext:value-type="float">
            <text:p>2,016,000</text:p>
          </table:table-cell>
          <table:table-cell office:value-type="float" office:value="9.14082813262939" calcext:value-type="float">
            <text:p>9.1408</text:p>
          </table:table-cell>
          <table:table-cell table:style-name="ce21" table:formula="of:=[.G15]/[.C15]" office:value-type="float" office:value="0.00728352839253338" calcext:value-type="float">
            <text:p>0.0072835</text:p>
          </table:table-cell>
        </table:table-row>
        <table:table-row table:style-name="ro1">
          <table:table-cell office:value-type="float" office:value="1744042702.82318" calcext:value-type="float">
            <text:p>1744042702.82318</text:p>
          </table:table-cell>
          <table:table-cell office:value-type="float" office:value="2160000" calcext:value-type="float">
            <text:p>2,160,000</text:p>
          </table:table-cell>
          <table:table-cell office:value-type="float" office:value="325.600006103516" calcext:value-type="float">
            <text:p>325.60</text:p>
          </table:table-cell>
          <table:table-cell/>
          <table:table-cell office:value-type="float" office:value="1744042702.82323" calcext:value-type="float">
            <text:p>1744042702.82323</text:p>
          </table:table-cell>
          <table:table-cell office:value-type="float" office:value="2160000" calcext:value-type="float">
            <text:p>2,160,000</text:p>
          </table:table-cell>
          <table:table-cell office:value-type="float" office:value="-1.8630508184433" calcext:value-type="float">
            <text:p>-1.8631</text:p>
          </table:table-cell>
          <table:table-cell table:style-name="ce21" table:formula="of:=[.G16]/[.C16]" office:value-type="float" office:value="-0.00572190044078498" calcext:value-type="float">
            <text:p>-0.0057219</text:p>
          </table:table-cell>
        </table:table-row>
        <table:table-row table:style-name="ro1">
          <table:table-cell office:value-type="float" office:value="1744043386.94579" calcext:value-type="float">
            <text:p>1744043386.94579</text:p>
          </table:table-cell>
          <table:table-cell office:value-type="float" office:value="2304000" calcext:value-type="float">
            <text:p>2,304,000</text:p>
          </table:table-cell>
          <table:table-cell office:value-type="float" office:value="551.400024414063" calcext:value-type="float">
            <text:p>551.40</text:p>
          </table:table-cell>
          <table:table-cell/>
          <table:table-cell office:value-type="float" office:value="1744043386.94584" calcext:value-type="float">
            <text:p>1744043386.94584</text:p>
          </table:table-cell>
          <table:table-cell office:value-type="float" office:value="2304000" calcext:value-type="float">
            <text:p>2,304,000</text:p>
          </table:table-cell>
          <table:table-cell office:value-type="float" office:value="2.7206916809082" calcext:value-type="float">
            <text:p>2.7207</text:p>
          </table:table-cell>
          <table:table-cell table:style-name="ce21" table:formula="of:=[.G17]/[.C17]" office:value-type="float" office:value="0.00493415226776478" calcext:value-type="float">
            <text:p>0.0049342</text:p>
          </table:table-cell>
        </table:table-row>
        <table:table-row table:style-name="ro1">
          <table:table-cell office:value-type="float" office:value="1744043745.25731" calcext:value-type="float">
            <text:p>1744043745.25731</text:p>
          </table:table-cell>
          <table:table-cell office:value-type="float" office:value="2448000" calcext:value-type="float">
            <text:p>2,448,000</text:p>
          </table:table-cell>
          <table:table-cell office:value-type="float" office:value="505.399993896484" calcext:value-type="float">
            <text:p>505.40</text:p>
          </table:table-cell>
          <table:table-cell/>
          <table:table-cell office:value-type="float" office:value="1744043745.25735" calcext:value-type="float">
            <text:p>1744043745.25735</text:p>
          </table:table-cell>
          <table:table-cell office:value-type="float" office:value="2448000" calcext:value-type="float">
            <text:p>2,448,000</text:p>
          </table:table-cell>
          <table:table-cell office:value-type="float" office:value="4.52581024169922" calcext:value-type="float">
            <text:p>4.5258</text:p>
          </table:table-cell>
          <table:table-cell table:style-name="ce21" table:formula="of:=[.G18]/[.C18]" office:value-type="float" office:value="0.00895490759073138" calcext:value-type="float">
            <text:p>0.0089549</text:p>
          </table:table-cell>
        </table:table-row>
        <table:table-row table:style-name="ro1">
          <table:table-cell office:value-type="float" office:value="1744044513.5647" calcext:value-type="float">
            <text:p>1744044513.5647</text:p>
          </table:table-cell>
          <table:table-cell office:value-type="float" office:value="2592000" calcext:value-type="float">
            <text:p>2,592,000</text:p>
          </table:table-cell>
          <table:table-cell office:value-type="float" office:value="127.599998474121" calcext:value-type="float">
            <text:p>127.60</text:p>
          </table:table-cell>
          <table:table-cell/>
          <table:table-cell office:value-type="float" office:value="1744044513.56473" calcext:value-type="float">
            <text:p>1744044513.56473</text:p>
          </table:table-cell>
          <table:table-cell office:value-type="float" office:value="2592000" calcext:value-type="float">
            <text:p>2,592,000</text:p>
          </table:table-cell>
          <table:table-cell office:value-type="float" office:value="0.334904611110687" calcext:value-type="float">
            <text:p>0.3349</text:p>
          </table:table-cell>
          <table:table-cell table:style-name="ce21" table:formula="of:=[.G19]/[.C19]" office:value-type="float" office:value="0.00262464431908759" calcext:value-type="float">
            <text:p>0.0026246</text:p>
          </table:table-cell>
        </table:table-row>
        <table:table-row table:style-name="ro1">
          <table:table-cell office:value-type="float" office:value="1744044905.04784" calcext:value-type="float">
            <text:p>1744044905.04784</text:p>
          </table:table-cell>
          <table:table-cell office:value-type="float" office:value="2736000" calcext:value-type="float">
            <text:p>2,736,000</text:p>
          </table:table-cell>
          <table:table-cell office:value-type="float" office:value="72.4000015258789" calcext:value-type="float">
            <text:p>72.40</text:p>
          </table:table-cell>
          <table:table-cell/>
          <table:table-cell office:value-type="float" office:value="1744044905.04788" calcext:value-type="float">
            <text:p>1744044905.04788</text:p>
          </table:table-cell>
          <table:table-cell office:value-type="float" office:value="2736000" calcext:value-type="float">
            <text:p>2,736,000</text:p>
          </table:table-cell>
          <table:table-cell office:value-type="float" office:value="0.776099026203156" calcext:value-type="float">
            <text:p>0.7761</text:p>
          </table:table-cell>
          <table:table-cell table:style-name="ce21" table:formula="of:=[.G20]/[.C20]" office:value-type="float" office:value="0.010719599583513" calcext:value-type="float">
            <text:p>0.0107196</text:p>
          </table:table-cell>
        </table:table-row>
        <table:table-row table:style-name="ro1">
          <table:table-cell office:value-type="float" office:value="1744045681.52354" calcext:value-type="float">
            <text:p>1744045681.52354</text:p>
          </table:table-cell>
          <table:table-cell office:value-type="float" office:value="2880000" calcext:value-type="float">
            <text:p>2,880,000</text:p>
          </table:table-cell>
          <table:table-cell office:value-type="float" office:value="114.400001525879" calcext:value-type="float">
            <text:p>114.40</text:p>
          </table:table-cell>
          <table:table-cell/>
          <table:table-cell office:value-type="float" office:value="1744045681.52358" calcext:value-type="float">
            <text:p>1744045681.52358</text:p>
          </table:table-cell>
          <table:table-cell office:value-type="float" office:value="2880000" calcext:value-type="float">
            <text:p>2,880,000</text:p>
          </table:table-cell>
          <table:table-cell office:value-type="float" office:value="1.16457939147949" calcext:value-type="float">
            <text:p>1.1646</text:p>
          </table:table-cell>
          <table:table-cell table:style-name="ce21" table:formula="of:=[.G21]/[.C21]" office:value-type="float" office:value="0.0101798896498795" calcext:value-type="float">
            <text:p>0.0101799</text:p>
          </table:table-cell>
        </table:table-row>
        <table:table-row table:style-name="ro1">
          <table:table-cell office:value-type="float" office:value="1744046115.26386" calcext:value-type="float">
            <text:p>1744046115.26386</text:p>
          </table:table-cell>
          <table:table-cell office:value-type="float" office:value="3024000" calcext:value-type="float">
            <text:p>3,024,000</text:p>
          </table:table-cell>
          <table:table-cell office:value-type="float" office:value="994.400024414063" calcext:value-type="float">
            <text:p>994.40</text:p>
          </table:table-cell>
          <table:table-cell/>
          <table:table-cell office:value-type="float" office:value="1744046115.26389" calcext:value-type="float">
            <text:p>1744046115.26389</text:p>
          </table:table-cell>
          <table:table-cell office:value-type="float" office:value="3024000" calcext:value-type="float">
            <text:p>3,024,000</text:p>
          </table:table-cell>
          <table:table-cell office:value-type="float" office:value="-0.517874598503113" calcext:value-type="float">
            <text:p>-0.5179</text:p>
          </table:table-cell>
          <table:table-cell table:style-name="ce21" table:formula="of:=[.G22]/[.C22]" office:value-type="float" office:value="-0.000520791015475149" calcext:value-type="float">
            <text:p>-0.0005208</text:p>
          </table:table-cell>
        </table:table-row>
        <table:table-row table:style-name="ro1">
          <table:table-cell office:value-type="float" office:value="1744047048.92706" calcext:value-type="float">
            <text:p>1744047048.92706</text:p>
          </table:table-cell>
          <table:table-cell office:value-type="float" office:value="3168000" calcext:value-type="float">
            <text:p>3,168,000</text:p>
          </table:table-cell>
          <table:table-cell office:value-type="float" office:value="463.600006103516" calcext:value-type="float">
            <text:p>463.60</text:p>
          </table:table-cell>
          <table:table-cell/>
          <table:table-cell office:value-type="float" office:value="1744047048.9271" calcext:value-type="float">
            <text:p>1744047048.9271</text:p>
          </table:table-cell>
          <table:table-cell office:value-type="float" office:value="3168000" calcext:value-type="float">
            <text:p>3,168,000</text:p>
          </table:table-cell>
          <table:table-cell office:value-type="float" office:value="2.44884276390076" calcext:value-type="float">
            <text:p>2.4488</text:p>
          </table:table-cell>
          <table:table-cell table:style-name="ce21" table:formula="of:=[.G23]/[.C23]" office:value-type="float" office:value="0.0052822319492247" calcext:value-type="float">
            <text:p>0.0052822</text:p>
          </table:table-cell>
        </table:table-row>
        <table:table-row table:style-name="ro1">
          <table:table-cell office:value-type="float" office:value="1744047533.75836" calcext:value-type="float">
            <text:p>1744047533.75836</text:p>
          </table:table-cell>
          <table:table-cell office:value-type="float" office:value="3312000" calcext:value-type="float">
            <text:p>3,312,000</text:p>
          </table:table-cell>
          <table:table-cell office:value-type="float" office:value="617" calcext:value-type="float">
            <text:p>617.00</text:p>
          </table:table-cell>
          <table:table-cell/>
          <table:table-cell office:value-type="float" office:value="1744047533.75839" calcext:value-type="float">
            <text:p>1744047533.75839</text:p>
          </table:table-cell>
          <table:table-cell office:value-type="float" office:value="3312000" calcext:value-type="float">
            <text:p>3,312,000</text:p>
          </table:table-cell>
          <table:table-cell office:value-type="float" office:value="2.08567833900452" calcext:value-type="float">
            <text:p>2.0857</text:p>
          </table:table-cell>
          <table:table-cell table:style-name="ce21" table:formula="of:=[.G24]/[.C24]" office:value-type="float" office:value="0.00338035387196842" calcext:value-type="float">
            <text:p>0.0033804</text:p>
          </table:table-cell>
        </table:table-row>
        <table:table-row table:style-name="ro1">
          <table:table-cell table:style-name="ce2" office:value-type="float" office:value="1744048469.56763" calcext:value-type="float">
            <text:p>1744048469.56763</text:p>
          </table:table-cell>
          <table:table-cell table:style-name="ce7" office:value-type="float" office:value="3456000" calcext:value-type="float">
            <text:p>3,456,000</text:p>
          </table:table-cell>
          <table:table-cell table:style-name="ce12" office:value-type="float" office:value="55.7999992370606" calcext:value-type="float">
            <text:p>55.80</text:p>
          </table:table-cell>
          <table:table-cell table:style-name="ce2"/>
          <table:table-cell table:style-name="ce2" office:value-type="float" office:value="1744048469.56767" calcext:value-type="float">
            <text:p>1744048469.56767</text:p>
          </table:table-cell>
          <table:table-cell table:style-name="ce7" office:value-type="float" office:value="3456000" calcext:value-type="float">
            <text:p>3,456,000</text:p>
          </table:table-cell>
          <table:table-cell table:style-name="ce17" office:value-type="float" office:value="1.30051982402802" calcext:value-type="float">
            <text:p>1.3005</text:p>
          </table:table-cell>
          <table:table-cell table:style-name="ce22" table:formula="of:=[.G25]/[.C25]" office:value-type="float" office:value="0.0233068072008906" calcext:value-type="float">
            <text:p>0.0233068</text:p>
          </table:table-cell>
        </table:table-row>
        <table:table-row table:style-name="ro1">
          <table:table-cell office:value-type="float" office:value="1744048941.20543" calcext:value-type="float">
            <text:p>1744048941.20543</text:p>
          </table:table-cell>
          <table:table-cell office:value-type="float" office:value="3600000" calcext:value-type="float">
            <text:p>3,600,000</text:p>
          </table:table-cell>
          <table:table-cell office:value-type="float" office:value="335.399993896484" calcext:value-type="float">
            <text:p>335.40</text:p>
          </table:table-cell>
          <table:table-cell/>
          <table:table-cell office:value-type="float" office:value="1744048941.20546" calcext:value-type="float">
            <text:p>1744048941.20546</text:p>
          </table:table-cell>
          <table:table-cell office:value-type="float" office:value="3600000" calcext:value-type="float">
            <text:p>3,600,000</text:p>
          </table:table-cell>
          <table:table-cell office:value-type="float" office:value="-1.57648205757141" calcext:value-type="float">
            <text:p>-1.5765</text:p>
          </table:table-cell>
          <table:table-cell table:style-name="ce21" table:formula="of:=[.G26]/[.C26]" office:value-type="float" office:value="-0.00470030437167499" calcext:value-type="float">
            <text:p>-0.0047003</text:p>
          </table:table-cell>
        </table:table-row>
        <table:table-row table:style-name="ro1">
          <table:table-cell office:value-type="float" office:value="1744049804.08583" calcext:value-type="float">
            <text:p>1744049804.08583</text:p>
          </table:table-cell>
          <table:table-cell office:value-type="float" office:value="3744000" calcext:value-type="float">
            <text:p>3,744,000</text:p>
          </table:table-cell>
          <table:table-cell office:value-type="float" office:value="170.800003051758" calcext:value-type="float">
            <text:p>170.80</text:p>
          </table:table-cell>
          <table:table-cell/>
          <table:table-cell office:value-type="float" office:value="1744049804.08587" calcext:value-type="float">
            <text:p>1744049804.08587</text:p>
          </table:table-cell>
          <table:table-cell office:value-type="float" office:value="3744000" calcext:value-type="float">
            <text:p>3,744,000</text:p>
          </table:table-cell>
          <table:table-cell office:value-type="float" office:value="1.75431382656097" calcext:value-type="float">
            <text:p>1.7543</text:p>
          </table:table-cell>
          <table:table-cell table:style-name="ce21" table:formula="of:=[.G27]/[.C27]" office:value-type="float" office:value="0.0102711580516153" calcext:value-type="float">
            <text:p>0.0102712</text:p>
          </table:table-cell>
        </table:table-row>
        <table:table-row table:style-name="ro1">
          <table:table-cell office:value-type="float" office:value="1744050231.56352" calcext:value-type="float">
            <text:p>1744050231.56352</text:p>
          </table:table-cell>
          <table:table-cell office:value-type="float" office:value="3888000" calcext:value-type="float">
            <text:p>3,888,000</text:p>
          </table:table-cell>
          <table:table-cell office:value-type="float" office:value="87.5999984741211" calcext:value-type="float">
            <text:p>87.60</text:p>
          </table:table-cell>
          <table:table-cell/>
          <table:table-cell office:value-type="float" office:value="1744050231.56356" calcext:value-type="float">
            <text:p>1744050231.56356</text:p>
          </table:table-cell>
          <table:table-cell office:value-type="float" office:value="3888000" calcext:value-type="float">
            <text:p>3,888,000</text:p>
          </table:table-cell>
          <table:table-cell office:value-type="float" office:value="1.14215016365051" calcext:value-type="float">
            <text:p>1.1422</text:p>
          </table:table-cell>
          <table:table-cell table:style-name="ce21" table:formula="of:=[.G28]/[.C28]" office:value-type="float" office:value="0.0130382441043983" calcext:value-type="float">
            <text:p>0.0130382</text:p>
          </table:table-cell>
        </table:table-row>
        <table:table-row table:style-name="ro1">
          <table:table-cell office:value-type="float" office:value="1744051091.28011" calcext:value-type="float">
            <text:p>1744051091.28011</text:p>
          </table:table-cell>
          <table:table-cell office:value-type="float" office:value="4032000" calcext:value-type="float">
            <text:p>4,032,000</text:p>
          </table:table-cell>
          <table:table-cell office:value-type="float" office:value="261.399993896484" calcext:value-type="float">
            <text:p>261.40</text:p>
          </table:table-cell>
          <table:table-cell/>
          <table:table-cell office:value-type="float" office:value="1744051091.28015" calcext:value-type="float">
            <text:p>1744051091.28015</text:p>
          </table:table-cell>
          <table:table-cell office:value-type="float" office:value="4032000" calcext:value-type="float">
            <text:p>4,032,000</text:p>
          </table:table-cell>
          <table:table-cell office:value-type="float" office:value="-0.726113379001617" calcext:value-type="float">
            <text:p>-0.7261</text:p>
          </table:table-cell>
          <table:table-cell table:style-name="ce21" table:formula="of:=[.G29]/[.C29]" office:value-type="float" office:value="-0.00277778651857644" calcext:value-type="float">
            <text:p>-0.0027778</text:p>
          </table:table-cell>
        </table:table-row>
        <table:table-row table:style-name="ro1">
          <table:table-cell office:value-type="float" office:value="1744051511.77032" calcext:value-type="float">
            <text:p>1744051511.77032</text:p>
          </table:table-cell>
          <table:table-cell office:value-type="float" office:value="4176000" calcext:value-type="float">
            <text:p>4,176,000</text:p>
          </table:table-cell>
          <table:table-cell office:value-type="float" office:value="217.399993896484" calcext:value-type="float">
            <text:p>217.40</text:p>
          </table:table-cell>
          <table:table-cell/>
          <table:table-cell office:value-type="float" office:value="1744051511.77036" calcext:value-type="float">
            <text:p>1744051511.77036</text:p>
          </table:table-cell>
          <table:table-cell office:value-type="float" office:value="4176000" calcext:value-type="float">
            <text:p>4,176,000</text:p>
          </table:table-cell>
          <table:table-cell office:value-type="float" office:value="0.352964997291565" calcext:value-type="float">
            <text:p>0.3530</text:p>
          </table:table-cell>
          <table:table-cell table:style-name="ce21" table:formula="of:=[.G30]/[.C30]" office:value-type="float" office:value="0.00162357409016134" calcext:value-type="float">
            <text:p>0.0016236</text:p>
          </table:table-cell>
        </table:table-row>
        <table:table-row table:style-name="ro1">
          <table:table-cell office:value-type="float" office:value="1744051938.95913" calcext:value-type="float">
            <text:p>1744051938.95913</text:p>
          </table:table-cell>
          <table:table-cell office:value-type="float" office:value="4320000" calcext:value-type="float">
            <text:p>4,320,000</text:p>
          </table:table-cell>
          <table:table-cell office:value-type="float" office:value="111.400001525879" calcext:value-type="float">
            <text:p>111.40</text:p>
          </table:table-cell>
          <table:table-cell/>
          <table:table-cell office:value-type="float" office:value="1744051938.95916" calcext:value-type="float">
            <text:p>1744051938.95916</text:p>
          </table:table-cell>
          <table:table-cell office:value-type="float" office:value="4320000" calcext:value-type="float">
            <text:p>4,320,000</text:p>
          </table:table-cell>
          <table:table-cell office:value-type="float" office:value="0.581451416015625" calcext:value-type="float">
            <text:p>0.5815</text:p>
          </table:table-cell>
          <table:table-cell table:style-name="ce21" table:formula="of:=[.G31]/[.C31]" office:value-type="float" office:value="0.00521949199327928" calcext:value-type="float">
            <text:p>0.0052195</text:p>
          </table:table-cell>
        </table:table-row>
        <table:table-row table:style-name="ro1">
          <table:table-cell office:value-type="float" office:value="1744052765.18822" calcext:value-type="float">
            <text:p>1744052765.18822</text:p>
          </table:table-cell>
          <table:table-cell office:value-type="float" office:value="4464000" calcext:value-type="float">
            <text:p>4,464,000</text:p>
          </table:table-cell>
          <table:table-cell office:value-type="float" office:value="84.4000015258789" calcext:value-type="float">
            <text:p>84.40</text:p>
          </table:table-cell>
          <table:table-cell/>
          <table:table-cell office:value-type="float" office:value="1744052765.18826" calcext:value-type="float">
            <text:p>1744052765.18826</text:p>
          </table:table-cell>
          <table:table-cell office:value-type="float" office:value="4464000" calcext:value-type="float">
            <text:p>4,464,000</text:p>
          </table:table-cell>
          <table:table-cell office:value-type="float" office:value="0.404103010892868" calcext:value-type="float">
            <text:p>0.4041</text:p>
          </table:table-cell>
          <table:table-cell table:style-name="ce21" table:formula="of:=[.G32]/[.C32]" office:value-type="float" office:value="0.00478795027946725" calcext:value-type="float">
            <text:p>0.0047880</text:p>
          </table:table-cell>
        </table:table-row>
        <table:table-row table:style-name="ro1">
          <table:table-cell office:value-type="float" office:value="1744053188.00221" calcext:value-type="float">
            <text:p>1744053188.00221</text:p>
          </table:table-cell>
          <table:table-cell office:value-type="float" office:value="4608000" calcext:value-type="float">
            <text:p>4,608,000</text:p>
          </table:table-cell>
          <table:table-cell office:value-type="float" office:value="148" calcext:value-type="float">
            <text:p>148.00</text:p>
          </table:table-cell>
          <table:table-cell/>
          <table:table-cell office:value-type="float" office:value="1744053188.00225" calcext:value-type="float">
            <text:p>1744053188.00225</text:p>
          </table:table-cell>
          <table:table-cell office:value-type="float" office:value="4608000" calcext:value-type="float">
            <text:p>4,608,000</text:p>
          </table:table-cell>
          <table:table-cell office:value-type="float" office:value="2.5404851436615" calcext:value-type="float">
            <text:p>2.5405</text:p>
          </table:table-cell>
          <table:table-cell table:style-name="ce21" table:formula="of:=[.G33]/[.C33]" office:value-type="float" office:value="0.017165440159875" calcext:value-type="float">
            <text:p>0.0171654</text:p>
          </table:table-cell>
        </table:table-row>
        <table:table-row table:style-name="ro1">
          <table:table-cell office:value-type="float" office:value="1744054006.26431" calcext:value-type="float">
            <text:p>1744054006.26431</text:p>
          </table:table-cell>
          <table:table-cell office:value-type="float" office:value="4752000" calcext:value-type="float">
            <text:p>4,752,000</text:p>
          </table:table-cell>
          <table:table-cell office:value-type="float" office:value="15.8000001907349" calcext:value-type="float">
            <text:p>15.80</text:p>
          </table:table-cell>
          <table:table-cell/>
          <table:table-cell office:value-type="float" office:value="1744054006.26434" calcext:value-type="float">
            <text:p>1744054006.26434</text:p>
          </table:table-cell>
          <table:table-cell office:value-type="float" office:value="4752000" calcext:value-type="float">
            <text:p>4,752,000</text:p>
          </table:table-cell>
          <table:table-cell office:value-type="float" office:value="-0.478404402732849" calcext:value-type="float">
            <text:p>-0.4784</text:p>
          </table:table-cell>
          <table:table-cell table:style-name="ce21" table:formula="of:=[.G34]/[.C34]" office:value-type="float" office:value="-0.0302787593011161" calcext:value-type="float">
            <text:p>-0.0302788</text:p>
          </table:table-cell>
        </table:table-row>
        <table:table-row table:style-name="ro1">
          <table:table-cell office:value-type="float" office:value="1744054449.51477" calcext:value-type="float">
            <text:p>1744054449.51477</text:p>
          </table:table-cell>
          <table:table-cell office:value-type="float" office:value="4896000" calcext:value-type="float">
            <text:p>4,896,000</text:p>
          </table:table-cell>
          <table:table-cell office:value-type="float" office:value="66.8000030517578" calcext:value-type="float">
            <text:p>66.80</text:p>
          </table:table-cell>
          <table:table-cell/>
          <table:table-cell office:value-type="float" office:value="1744054449.51481" calcext:value-type="float">
            <text:p>1744054449.51481</text:p>
          </table:table-cell>
          <table:table-cell office:value-type="float" office:value="4896000" calcext:value-type="float">
            <text:p>4,896,000</text:p>
          </table:table-cell>
          <table:table-cell office:value-type="float" office:value="-0.127653807401657" calcext:value-type="float">
            <text:p>-0.1277</text:p>
          </table:table-cell>
          <table:table-cell table:style-name="ce21" table:formula="of:=[.G35]/[.C35]" office:value-type="float" office:value="-0.00191098505344002" calcext:value-type="float">
            <text:p>-0.0019110</text:p>
          </table:table-cell>
        </table:table-row>
        <table:table-row table:style-name="ro1">
          <table:table-cell office:value-type="float" office:value="1744055321.53026" calcext:value-type="float">
            <text:p>1744055321.53026</text:p>
          </table:table-cell>
          <table:table-cell office:value-type="float" office:value="5040000" calcext:value-type="float">
            <text:p>5,040,000</text:p>
          </table:table-cell>
          <table:table-cell office:value-type="float" office:value="360.799987792969" calcext:value-type="float">
            <text:p>360.80</text:p>
          </table:table-cell>
          <table:table-cell/>
          <table:table-cell office:value-type="float" office:value="1744055321.53029" calcext:value-type="float">
            <text:p>1744055321.53029</text:p>
          </table:table-cell>
          <table:table-cell office:value-type="float" office:value="5040000" calcext:value-type="float">
            <text:p>5,040,000</text:p>
          </table:table-cell>
          <table:table-cell office:value-type="float" office:value="0.236898198723793" calcext:value-type="float">
            <text:p>0.2369</text:p>
          </table:table-cell>
          <table:table-cell table:style-name="ce21" table:formula="of:=[.G36]/[.C36]" office:value-type="float" office:value="0.000656591482092089" calcext:value-type="float">
            <text:p>0.0006566</text:p>
          </table:table-cell>
        </table:table-row>
        <table:table-row table:style-name="ro1">
          <table:table-cell office:value-type="float" office:value="1744055765.91617" calcext:value-type="float">
            <text:p>1744055765.91617</text:p>
          </table:table-cell>
          <table:table-cell office:value-type="float" office:value="5184000" calcext:value-type="float">
            <text:p>5,184,000</text:p>
          </table:table-cell>
          <table:table-cell office:value-type="float" office:value="100" calcext:value-type="float">
            <text:p>100.00</text:p>
          </table:table-cell>
          <table:table-cell/>
          <table:table-cell office:value-type="float" office:value="1744055765.91621" calcext:value-type="float">
            <text:p>1744055765.91621</text:p>
          </table:table-cell>
          <table:table-cell office:value-type="float" office:value="5184000" calcext:value-type="float">
            <text:p>5,184,000</text:p>
          </table:table-cell>
          <table:table-cell office:value-type="float" office:value="-0.400034606456757" calcext:value-type="float">
            <text:p>-0.4000</text:p>
          </table:table-cell>
          <table:table-cell table:style-name="ce21" table:formula="of:=[.G37]/[.C37]" office:value-type="float" office:value="-0.00400034606456757" calcext:value-type="float">
            <text:p>-0.0040003</text:p>
          </table:table-cell>
        </table:table-row>
        <table:table-row table:style-name="ro1">
          <table:table-cell office:value-type="float" office:value="1744056650.78451" calcext:value-type="float">
            <text:p>1744056650.78451</text:p>
          </table:table-cell>
          <table:table-cell office:value-type="float" office:value="5328000" calcext:value-type="float">
            <text:p>5,328,000</text:p>
          </table:table-cell>
          <table:table-cell office:value-type="float" office:value="45.5999984741211" calcext:value-type="float">
            <text:p>45.60</text:p>
          </table:table-cell>
          <table:table-cell/>
          <table:table-cell office:value-type="float" office:value="1744056650.78456" calcext:value-type="float">
            <text:p>1744056650.78456</text:p>
          </table:table-cell>
          <table:table-cell office:value-type="float" office:value="5328000" calcext:value-type="float">
            <text:p>5,328,000</text:p>
          </table:table-cell>
          <table:table-cell office:value-type="float" office:value="-0.4418143928051" calcext:value-type="float">
            <text:p>-0.4418</text:p>
          </table:table-cell>
          <table:table-cell table:style-name="ce21" table:formula="of:=[.G38]/[.C38]" office:value-type="float" office:value="-0.00968891244713172" calcext:value-type="float">
            <text:p>-0.0096889</text:p>
          </table:table-cell>
        </table:table-row>
        <table:table-row table:style-name="ro1">
          <table:table-cell office:value-type="float" office:value="1744057103.87821" calcext:value-type="float">
            <text:p>1744057103.87821</text:p>
          </table:table-cell>
          <table:table-cell office:value-type="float" office:value="5472000" calcext:value-type="float">
            <text:p>5,472,000</text:p>
          </table:table-cell>
          <table:table-cell office:value-type="float" office:value="94.8000030517578" calcext:value-type="float">
            <text:p>94.80</text:p>
          </table:table-cell>
          <table:table-cell/>
          <table:table-cell office:value-type="float" office:value="1744057103.87825" calcext:value-type="float">
            <text:p>1744057103.87825</text:p>
          </table:table-cell>
          <table:table-cell office:value-type="float" office:value="5472000" calcext:value-type="float">
            <text:p>5,472,000</text:p>
          </table:table-cell>
          <table:table-cell office:value-type="float" office:value="-1.36404645442963" calcext:value-type="float">
            <text:p>-1.3640</text:p>
          </table:table-cell>
          <table:table-cell table:style-name="ce21" table:formula="of:=[.G39]/[.C39]" office:value-type="float" office:value="-0.0143886752164438" calcext:value-type="float">
            <text:p>-0.0143887</text:p>
          </table:table-cell>
        </table:table-row>
        <table:table-row table:style-name="ro1">
          <table:table-cell office:value-type="float" office:value="1744058021.81153" calcext:value-type="float">
            <text:p>1744058021.81153</text:p>
          </table:table-cell>
          <table:table-cell office:value-type="float" office:value="5616000" calcext:value-type="float">
            <text:p>5,616,000</text:p>
          </table:table-cell>
          <table:table-cell office:value-type="float" office:value="34.4000015258789" calcext:value-type="float">
            <text:p>34.40</text:p>
          </table:table-cell>
          <table:table-cell/>
          <table:table-cell office:value-type="float" office:value="1744058021.81156" calcext:value-type="float">
            <text:p>1744058021.81156</text:p>
          </table:table-cell>
          <table:table-cell office:value-type="float" office:value="5616000" calcext:value-type="float">
            <text:p>5,616,000</text:p>
          </table:table-cell>
          <table:table-cell office:value-type="float" office:value="1.01106476783752" calcext:value-type="float">
            <text:p>1.0111</text:p>
          </table:table-cell>
          <table:table-cell table:style-name="ce21" table:formula="of:=[.G40]/[.C40]" office:value-type="float" office:value="0.029391416365982" calcext:value-type="float">
            <text:p>0.0293914</text:p>
          </table:table-cell>
        </table:table-row>
        <table:table-row table:style-name="ro1">
          <table:table-cell office:value-type="float" office:value="1744058494.52734" calcext:value-type="float">
            <text:p>1744058494.52734</text:p>
          </table:table-cell>
          <table:table-cell office:value-type="float" office:value="5760000" calcext:value-type="float">
            <text:p>5,760,000</text:p>
          </table:table-cell>
          <table:table-cell office:value-type="float" office:value="150.800003051758" calcext:value-type="float">
            <text:p>150.80</text:p>
          </table:table-cell>
          <table:table-cell/>
          <table:table-cell office:value-type="float" office:value="1744058494.52737" calcext:value-type="float">
            <text:p>1744058494.52737</text:p>
          </table:table-cell>
          <table:table-cell office:value-type="float" office:value="5760000" calcext:value-type="float">
            <text:p>5,760,000</text:p>
          </table:table-cell>
          <table:table-cell office:value-type="float" office:value="-1.2164558172226" calcext:value-type="float">
            <text:p>-1.2165</text:p>
          </table:table-cell>
          <table:table-cell table:style-name="ce21" table:formula="of:=[.G41]/[.C41]" office:value-type="float" office:value="-0.00806668297483443" calcext:value-type="float">
            <text:p>-0.0080667</text:p>
          </table:table-cell>
        </table:table-row>
        <table:table-row table:style-name="ro1">
          <table:table-cell office:value-type="float" office:value="1744059408.19019" calcext:value-type="float">
            <text:p>1744059408.19019</text:p>
          </table:table-cell>
          <table:table-cell office:value-type="float" office:value="5904000" calcext:value-type="float">
            <text:p>5,904,000</text:p>
          </table:table-cell>
          <table:table-cell office:value-type="float" office:value="107.800003051758" calcext:value-type="float">
            <text:p>107.80</text:p>
          </table:table-cell>
          <table:table-cell/>
          <table:table-cell office:value-type="float" office:value="1744059408.19023" calcext:value-type="float">
            <text:p>1744059408.19023</text:p>
          </table:table-cell>
          <table:table-cell office:value-type="float" office:value="5904000" calcext:value-type="float">
            <text:p>5,904,000</text:p>
          </table:table-cell>
          <table:table-cell office:value-type="float" office:value="2.1245174407959" calcext:value-type="float">
            <text:p>2.1245</text:p>
          </table:table-cell>
          <table:table-cell table:style-name="ce21" table:formula="of:=[.G42]/[.C42]" office:value-type="float" office:value="0.0197079534383302" calcext:value-type="float">
            <text:p>0.0197080</text:p>
          </table:table-cell>
        </table:table-row>
        <table:table-row table:style-name="ro1">
          <table:table-cell office:value-type="float" office:value="1744059876.78765" calcext:value-type="float">
            <text:p>1744059876.78765</text:p>
          </table:table-cell>
          <table:table-cell office:value-type="float" office:value="6048000" calcext:value-type="float">
            <text:p>6,048,000</text:p>
          </table:table-cell>
          <table:table-cell office:value-type="float" office:value="195" calcext:value-type="float">
            <text:p>195.00</text:p>
          </table:table-cell>
          <table:table-cell/>
          <table:table-cell office:value-type="float" office:value="1744059876.78769" calcext:value-type="float">
            <text:p>1744059876.78769</text:p>
          </table:table-cell>
          <table:table-cell office:value-type="float" office:value="6048000" calcext:value-type="float">
            <text:p>6,048,000</text:p>
          </table:table-cell>
          <table:table-cell office:value-type="float" office:value="2.17705988883972" calcext:value-type="float">
            <text:p>2.1771</text:p>
          </table:table-cell>
          <table:table-cell table:style-name="ce21" table:formula="of:=[.G43]/[.C43]" office:value-type="float" office:value="0.0111644096863575" calcext:value-type="float">
            <text:p>0.0111644</text:p>
          </table:table-cell>
        </table:table-row>
        <table:table-row table:style-name="ro1">
          <table:table-cell office:value-type="float" office:value="1744060344.70157" calcext:value-type="float">
            <text:p>1744060344.70157</text:p>
          </table:table-cell>
          <table:table-cell office:value-type="float" office:value="6192000" calcext:value-type="float">
            <text:p>6,192,000</text:p>
          </table:table-cell>
          <table:table-cell office:value-type="float" office:value="95.4000015258789" calcext:value-type="float">
            <text:p>95.40</text:p>
          </table:table-cell>
          <table:table-cell/>
          <table:table-cell office:value-type="float" office:value="1744060344.7016" calcext:value-type="float">
            <text:p>1744060344.7016</text:p>
          </table:table-cell>
          <table:table-cell office:value-type="float" office:value="6192000" calcext:value-type="float">
            <text:p>6,192,000</text:p>
          </table:table-cell>
          <table:table-cell office:value-type="float" office:value="1.34926497936249" calcext:value-type="float">
            <text:p>1.3493</text:p>
          </table:table-cell>
          <table:table-cell table:style-name="ce21" table:formula="of:=[.G44]/[.C44]" office:value-type="float" office:value="0.01414323855117" calcext:value-type="float">
            <text:p>0.0141432</text:p>
          </table:table-cell>
        </table:table-row>
        <table:table-row table:style-name="ro1">
          <table:table-cell office:value-type="float" office:value="1744061290.07968" calcext:value-type="float">
            <text:p>1744061290.07968</text:p>
          </table:table-cell>
          <table:table-cell office:value-type="float" office:value="6336000" calcext:value-type="float">
            <text:p>6,336,000</text:p>
          </table:table-cell>
          <table:table-cell office:value-type="float" office:value="76" calcext:value-type="float">
            <text:p>76.00</text:p>
          </table:table-cell>
          <table:table-cell/>
          <table:table-cell office:value-type="float" office:value="1744061290.07971" calcext:value-type="float">
            <text:p>1744061290.07971</text:p>
          </table:table-cell>
          <table:table-cell office:value-type="float" office:value="6336000" calcext:value-type="float">
            <text:p>6,336,000</text:p>
          </table:table-cell>
          <table:table-cell office:value-type="float" office:value="1.13502538204193" calcext:value-type="float">
            <text:p>1.1350</text:p>
          </table:table-cell>
          <table:table-cell table:style-name="ce21" table:formula="of:=[.G45]/[.C45]" office:value-type="float" office:value="0.0149345445005517" calcext:value-type="float">
            <text:p>0.0149345</text:p>
          </table:table-cell>
        </table:table-row>
        <table:table-row table:style-name="ro1">
          <table:table-cell office:value-type="float" office:value="1744061769.00923" calcext:value-type="float">
            <text:p>1744061769.00923</text:p>
          </table:table-cell>
          <table:table-cell office:value-type="float" office:value="6480000" calcext:value-type="float">
            <text:p>6,480,000</text:p>
          </table:table-cell>
          <table:table-cell office:value-type="float" office:value="173.600006103516" calcext:value-type="float">
            <text:p>173.60</text:p>
          </table:table-cell>
          <table:table-cell/>
          <table:table-cell office:value-type="float" office:value="1744061769.00926" calcext:value-type="float">
            <text:p>1744061769.00926</text:p>
          </table:table-cell>
          <table:table-cell office:value-type="float" office:value="6480000" calcext:value-type="float">
            <text:p>6,480,000</text:p>
          </table:table-cell>
          <table:table-cell office:value-type="float" office:value="-0.773322403430939" calcext:value-type="float">
            <text:p>-0.7733</text:p>
          </table:table-cell>
          <table:table-cell table:style-name="ce21" table:formula="of:=[.G46]/[.C46]" office:value-type="float" office:value="-0.00445462198296131" calcext:value-type="float">
            <text:p>-0.0044546</text:p>
          </table:table-cell>
        </table:table-row>
        <table:table-row table:style-name="ro1">
          <table:table-cell office:value-type="float" office:value="1744062690.82098" calcext:value-type="float">
            <text:p>1744062690.82098</text:p>
          </table:table-cell>
          <table:table-cell office:value-type="float" office:value="6624000" calcext:value-type="float">
            <text:p>6,624,000</text:p>
          </table:table-cell>
          <table:table-cell office:value-type="float" office:value="24" calcext:value-type="float">
            <text:p>24.00</text:p>
          </table:table-cell>
          <table:table-cell/>
          <table:table-cell office:value-type="float" office:value="1744062690.82102" calcext:value-type="float">
            <text:p>1744062690.82102</text:p>
          </table:table-cell>
          <table:table-cell office:value-type="float" office:value="6624000" calcext:value-type="float">
            <text:p>6,624,000</text:p>
          </table:table-cell>
          <table:table-cell office:value-type="float" office:value="-0.062662199139595" calcext:value-type="float">
            <text:p>-0.0627</text:p>
          </table:table-cell>
          <table:table-cell table:style-name="ce21" table:formula="of:=[.G47]/[.C47]" office:value-type="float" office:value="-0.00261092496414979" calcext:value-type="float">
            <text:p>-0.0026109</text:p>
          </table:table-cell>
        </table:table-row>
        <table:table-row table:style-name="ro1">
          <table:table-cell office:value-type="float" office:value="1744063159.01472" calcext:value-type="float">
            <text:p>1744063159.01472</text:p>
          </table:table-cell>
          <table:table-cell office:value-type="float" office:value="6768000" calcext:value-type="float">
            <text:p>6,768,000</text:p>
          </table:table-cell>
          <table:table-cell office:value-type="float" office:value="626" calcext:value-type="float">
            <text:p>626.00</text:p>
          </table:table-cell>
          <table:table-cell/>
          <table:table-cell office:value-type="float" office:value="1744063159.01477" calcext:value-type="float">
            <text:p>1744063159.01477</text:p>
          </table:table-cell>
          <table:table-cell office:value-type="float" office:value="6768000" calcext:value-type="float">
            <text:p>6,768,000</text:p>
          </table:table-cell>
          <table:table-cell office:value-type="float" office:value="-2.03115820884705" calcext:value-type="float">
            <text:p>-2.0312</text:p>
          </table:table-cell>
          <table:table-cell table:style-name="ce21" table:formula="of:=[.G48]/[.C48]" office:value-type="float" office:value="-0.00324466167547451" calcext:value-type="float">
            <text:p>-0.0032447</text:p>
          </table:table-cell>
        </table:table-row>
        <table:table-row table:style-name="ro1">
          <table:table-cell office:value-type="float" office:value="1744064038.91733" calcext:value-type="float">
            <text:p>1744064038.91733</text:p>
          </table:table-cell>
          <table:table-cell office:value-type="float" office:value="6912000" calcext:value-type="float">
            <text:p>6,912,000</text:p>
          </table:table-cell>
          <table:table-cell office:value-type="float" office:value="1017" calcext:value-type="float">
            <text:p>1,017.00</text:p>
          </table:table-cell>
          <table:table-cell/>
          <table:table-cell office:value-type="float" office:value="1744064038.91737" calcext:value-type="float">
            <text:p>1744064038.91737</text:p>
          </table:table-cell>
          <table:table-cell office:value-type="float" office:value="6912000" calcext:value-type="float">
            <text:p>6,912,000</text:p>
          </table:table-cell>
          <table:table-cell office:value-type="float" office:value="-3.41691589355469" calcext:value-type="float">
            <text:p>-3.4169</text:p>
          </table:table-cell>
          <table:table-cell table:style-name="ce21" table:formula="of:=[.G49]/[.C49]" office:value-type="float" office:value="-0.00335979930536351" calcext:value-type="float">
            <text:p>-0.0033598</text:p>
          </table:table-cell>
        </table:table-row>
        <table:table-row table:style-name="ro1">
          <table:table-cell office:value-type="float" office:value="1744064474.92693" calcext:value-type="float">
            <text:p>1744064474.92693</text:p>
          </table:table-cell>
          <table:table-cell office:value-type="float" office:value="7056000" calcext:value-type="float">
            <text:p>7,056,000</text:p>
          </table:table-cell>
          <table:table-cell office:value-type="float" office:value="18.7999992370605" calcext:value-type="float">
            <text:p>18.80</text:p>
          </table:table-cell>
          <table:table-cell/>
          <table:table-cell office:value-type="float" office:value="1744064474.92697" calcext:value-type="float">
            <text:p>1744064474.92697</text:p>
          </table:table-cell>
          <table:table-cell office:value-type="float" office:value="7056000" calcext:value-type="float">
            <text:p>7,056,000</text:p>
          </table:table-cell>
          <table:table-cell office:value-type="float" office:value="0.141536593437195" calcext:value-type="float">
            <text:p>0.1415</text:p>
          </table:table-cell>
          <table:table-cell table:style-name="ce21" table:formula="of:=[.G50]/[.C50]" office:value-type="float" office:value="0.00752854250962856" calcext:value-type="float">
            <text:p>0.0075285</text:p>
          </table:table-cell>
        </table:table-row>
        <table:table-row table:style-name="ro1">
          <table:table-cell office:value-type="float" office:value="1744065353.56032" calcext:value-type="float">
            <text:p>1744065353.56032</text:p>
          </table:table-cell>
          <table:table-cell office:value-type="float" office:value="7200000" calcext:value-type="float">
            <text:p>7,200,000</text:p>
          </table:table-cell>
          <table:table-cell office:value-type="float" office:value="23.7999992370605" calcext:value-type="float">
            <text:p>23.80</text:p>
          </table:table-cell>
          <table:table-cell/>
          <table:table-cell office:value-type="float" office:value="1744065353.56035" calcext:value-type="float">
            <text:p>1744065353.56035</text:p>
          </table:table-cell>
          <table:table-cell office:value-type="float" office:value="7200000" calcext:value-type="float">
            <text:p>7,200,000</text:p>
          </table:table-cell>
          <table:table-cell office:value-type="float" office:value="0.623844623565674" calcext:value-type="float">
            <text:p>0.6238</text:p>
          </table:table-cell>
          <table:table-cell table:style-name="ce21" table:formula="of:=[.G51]/[.C51]" office:value-type="float" office:value="0.0262119598136056" calcext:value-type="float">
            <text:p>0.0262120</text:p>
          </table:table-cell>
        </table:table-row>
        <table:table-row table:style-name="ro1">
          <table:table-cell office:value-type="float" office:value="1744065808.41832" calcext:value-type="float">
            <text:p>1744065808.41832</text:p>
          </table:table-cell>
          <table:table-cell office:value-type="float" office:value="7344000" calcext:value-type="float">
            <text:p>7,344,000</text:p>
          </table:table-cell>
          <table:table-cell office:value-type="float" office:value="43.7999992370605" calcext:value-type="float">
            <text:p>43.80</text:p>
          </table:table-cell>
          <table:table-cell/>
          <table:table-cell office:value-type="float" office:value="1744065808.41836" calcext:value-type="float">
            <text:p>1744065808.41836</text:p>
          </table:table-cell>
          <table:table-cell office:value-type="float" office:value="7344000" calcext:value-type="float">
            <text:p>7,344,000</text:p>
          </table:table-cell>
          <table:table-cell office:value-type="float" office:value="1.12122344970703" calcext:value-type="float">
            <text:p>1.1212</text:p>
          </table:table-cell>
          <table:table-cell table:style-name="ce21" table:formula="of:=[.G52]/[.C52]" office:value-type="float" office:value="0.0255987093433173" calcext:value-type="float">
            <text:p>0.0255987</text:p>
          </table:table-cell>
        </table:table-row>
        <table:table-row table:style-name="ro1">
          <table:table-cell office:value-type="float" office:value="1744066681.34399" calcext:value-type="float">
            <text:p>1744066681.34399</text:p>
          </table:table-cell>
          <table:table-cell office:value-type="float" office:value="7488000" calcext:value-type="float">
            <text:p>7,488,000</text:p>
          </table:table-cell>
          <table:table-cell office:value-type="float" office:value="112.199996948242" calcext:value-type="float">
            <text:p>112.20</text:p>
          </table:table-cell>
          <table:table-cell/>
          <table:table-cell office:value-type="float" office:value="1744066681.34402" calcext:value-type="float">
            <text:p>1744066681.34402</text:p>
          </table:table-cell>
          <table:table-cell office:value-type="float" office:value="7488000" calcext:value-type="float">
            <text:p>7,488,000</text:p>
          </table:table-cell>
          <table:table-cell office:value-type="float" office:value="-1.92132139205933" calcext:value-type="float">
            <text:p>-1.9213</text:p>
          </table:table-cell>
          <table:table-cell table:style-name="ce21" table:formula="of:=[.G53]/[.C53]" office:value-type="float" office:value="-0.0171240770438312" calcext:value-type="float">
            <text:p>-0.0171241</text:p>
          </table:table-cell>
        </table:table-row>
        <table:table-row table:style-name="ro1">
          <table:table-cell office:value-type="float" office:value="1744067135.46453" calcext:value-type="float">
            <text:p>1744067135.46453</text:p>
          </table:table-cell>
          <table:table-cell office:value-type="float" office:value="7632000" calcext:value-type="float">
            <text:p>7,632,000</text:p>
          </table:table-cell>
          <table:table-cell office:value-type="float" office:value="45.7999992370606" calcext:value-type="float">
            <text:p>45.80</text:p>
          </table:table-cell>
          <table:table-cell/>
          <table:table-cell office:value-type="float" office:value="1744067135.46457" calcext:value-type="float">
            <text:p>1744067135.46457</text:p>
          </table:table-cell>
          <table:table-cell office:value-type="float" office:value="7632000" calcext:value-type="float">
            <text:p>7,632,000</text:p>
          </table:table-cell>
          <table:table-cell office:value-type="float" office:value="-0.399675786495209" calcext:value-type="float">
            <text:p>-0.3997</text:p>
          </table:table-cell>
          <table:table-cell table:style-name="ce21" table:formula="of:=[.G54]/[.C54]" office:value-type="float" office:value="-0.00872654570203133" calcext:value-type="float">
            <text:p>-0.0087265</text:p>
          </table:table-cell>
        </table:table-row>
        <table:table-row table:style-name="ro1">
          <table:table-cell office:value-type="float" office:value="1744068029.11517" calcext:value-type="float">
            <text:p>1744068029.11517</text:p>
          </table:table-cell>
          <table:table-cell office:value-type="float" office:value="7776000" calcext:value-type="float">
            <text:p>7,776,000</text:p>
          </table:table-cell>
          <table:table-cell office:value-type="float" office:value="117" calcext:value-type="float">
            <text:p>117.00</text:p>
          </table:table-cell>
          <table:table-cell/>
          <table:table-cell office:value-type="float" office:value="1744068029.11521" calcext:value-type="float">
            <text:p>1744068029.11521</text:p>
          </table:table-cell>
          <table:table-cell office:value-type="float" office:value="7776000" calcext:value-type="float">
            <text:p>7,776,000</text:p>
          </table:table-cell>
          <table:table-cell office:value-type="float" office:value="0.490036398172379" calcext:value-type="float">
            <text:p>0.4900</text:p>
          </table:table-cell>
          <table:table-cell table:style-name="ce21" table:formula="of:=[.G55]/[.C55]" office:value-type="float" office:value="0.0041883452835246" calcext:value-type="float">
            <text:p>0.0041883</text:p>
          </table:table-cell>
        </table:table-row>
        <table:table-row table:style-name="ro1">
          <table:table-cell office:value-type="float" office:value="1744068482.65575" calcext:value-type="float">
            <text:p>1744068482.65575</text:p>
          </table:table-cell>
          <table:table-cell office:value-type="float" office:value="7920000" calcext:value-type="float">
            <text:p>7,920,000</text:p>
          </table:table-cell>
          <table:table-cell office:value-type="float" office:value="123.400001525879" calcext:value-type="float">
            <text:p>123.40</text:p>
          </table:table-cell>
          <table:table-cell/>
          <table:table-cell office:value-type="float" office:value="1744068482.65579" calcext:value-type="float">
            <text:p>1744068482.65579</text:p>
          </table:table-cell>
          <table:table-cell office:value-type="float" office:value="7920000" calcext:value-type="float">
            <text:p>7,920,000</text:p>
          </table:table-cell>
          <table:table-cell office:value-type="float" office:value="0.446176201105118" calcext:value-type="float">
            <text:p>0.4462</text:p>
          </table:table-cell>
          <table:table-cell table:style-name="ce21" table:formula="of:=[.G56]/[.C56]" office:value-type="float" office:value="0.00361569040184775" calcext:value-type="float">
            <text:p>0.0036157</text:p>
          </table:table-cell>
        </table:table-row>
        <table:table-row table:style-name="ro1">
          <table:table-cell office:value-type="float" office:value="1744069372.39423" calcext:value-type="float">
            <text:p>1744069372.39423</text:p>
          </table:table-cell>
          <table:table-cell office:value-type="float" office:value="8064000" calcext:value-type="float">
            <text:p>8,064,000</text:p>
          </table:table-cell>
          <table:table-cell office:value-type="float" office:value="108.199996948242" calcext:value-type="float">
            <text:p>108.20</text:p>
          </table:table-cell>
          <table:table-cell/>
          <table:table-cell office:value-type="float" office:value="1744069372.39427" calcext:value-type="float">
            <text:p>1744069372.39427</text:p>
          </table:table-cell>
          <table:table-cell office:value-type="float" office:value="8064000" calcext:value-type="float">
            <text:p>8,064,000</text:p>
          </table:table-cell>
          <table:table-cell office:value-type="float" office:value="0.51865541934967" calcext:value-type="float">
            <text:p>0.5187</text:p>
          </table:table-cell>
          <table:table-cell table:style-name="ce21" table:formula="of:=[.G57]/[.C57]" office:value-type="float" office:value="0.00479348829924432" calcext:value-type="float">
            <text:p>0.0047935</text:p>
          </table:table-cell>
        </table:table-row>
        <table:table-row table:style-name="ro1">
          <table:table-cell office:value-type="float" office:value="1744069826.55023" calcext:value-type="float">
            <text:p>1744069826.55023</text:p>
          </table:table-cell>
          <table:table-cell office:value-type="float" office:value="8208000" calcext:value-type="float">
            <text:p>8,208,000</text:p>
          </table:table-cell>
          <table:table-cell office:value-type="float" office:value="117.400001525879" calcext:value-type="float">
            <text:p>117.40</text:p>
          </table:table-cell>
          <table:table-cell/>
          <table:table-cell office:value-type="float" office:value="1744069826.55027" calcext:value-type="float">
            <text:p>1744069826.55027</text:p>
          </table:table-cell>
          <table:table-cell office:value-type="float" office:value="8208000" calcext:value-type="float">
            <text:p>8,208,000</text:p>
          </table:table-cell>
          <table:table-cell office:value-type="float" office:value="0.640665173530579" calcext:value-type="float">
            <text:p>0.6407</text:p>
          </table:table-cell>
          <table:table-cell table:style-name="ce21" table:formula="of:=[.G58]/[.C58]" office:value-type="float" office:value="0.00545711384330225" calcext:value-type="float">
            <text:p>0.0054571</text:p>
          </table:table-cell>
        </table:table-row>
        <table:table-row table:style-name="ro1">
          <table:table-cell office:value-type="float" office:value="1744070281.27322" calcext:value-type="float">
            <text:p>1744070281.27322</text:p>
          </table:table-cell>
          <table:table-cell office:value-type="float" office:value="8352000" calcext:value-type="float">
            <text:p>8,352,000</text:p>
          </table:table-cell>
          <table:table-cell office:value-type="float" office:value="137.600006103516" calcext:value-type="float">
            <text:p>137.60</text:p>
          </table:table-cell>
          <table:table-cell/>
          <table:table-cell office:value-type="float" office:value="1744070281.27326" calcext:value-type="float">
            <text:p>1744070281.27326</text:p>
          </table:table-cell>
          <table:table-cell office:value-type="float" office:value="8352000" calcext:value-type="float">
            <text:p>8,352,000</text:p>
          </table:table-cell>
          <table:table-cell office:value-type="float" office:value="1.3583197593689" calcext:value-type="float">
            <text:p>1.3583</text:p>
          </table:table-cell>
          <table:table-cell table:style-name="ce21" table:formula="of:=[.G59]/[.C59]" office:value-type="float" office:value="0.00987150944126442" calcext:value-type="float">
            <text:p>0.0098715</text:p>
          </table:table-cell>
        </table:table-row>
        <table:table-row table:style-name="ro1">
          <table:table-cell office:value-type="float" office:value="1744071164.30449" calcext:value-type="float">
            <text:p>1744071164.30449</text:p>
          </table:table-cell>
          <table:table-cell office:value-type="float" office:value="8496000" calcext:value-type="float">
            <text:p>8,496,000</text:p>
          </table:table-cell>
          <table:table-cell office:value-type="float" office:value="152.800003051758" calcext:value-type="float">
            <text:p>152.80</text:p>
          </table:table-cell>
          <table:table-cell/>
          <table:table-cell office:value-type="float" office:value="1744071164.30454" calcext:value-type="float">
            <text:p>1744071164.30454</text:p>
          </table:table-cell>
          <table:table-cell office:value-type="float" office:value="8496000" calcext:value-type="float">
            <text:p>8,496,000</text:p>
          </table:table-cell>
          <table:table-cell office:value-type="float" office:value="-1.78588020801544" calcext:value-type="float">
            <text:p>-1.7859</text:p>
          </table:table-cell>
          <table:table-cell table:style-name="ce21" table:formula="of:=[.G60]/[.C60]" office:value-type="float" office:value="-0.0116876974630067" calcext:value-type="float">
            <text:p>-0.0116877</text:p>
          </table:table-cell>
        </table:table-row>
        <table:table-row table:style-name="ro1">
          <table:table-cell office:value-type="float" office:value="1744071592.0269" calcext:value-type="float">
            <text:p>1744071592.0269</text:p>
          </table:table-cell>
          <table:table-cell office:value-type="float" office:value="8640000" calcext:value-type="float">
            <text:p>8,640,000</text:p>
          </table:table-cell>
          <table:table-cell office:value-type="float" office:value="23.6000003814697" calcext:value-type="float">
            <text:p>23.60</text:p>
          </table:table-cell>
          <table:table-cell/>
          <table:table-cell office:value-type="float" office:value="1744071592.02694" calcext:value-type="float">
            <text:p>1744071592.02694</text:p>
          </table:table-cell>
          <table:table-cell office:value-type="float" office:value="8640000" calcext:value-type="float">
            <text:p>8,640,000</text:p>
          </table:table-cell>
          <table:table-cell office:value-type="float" office:value="1.49990916252136" calcext:value-type="float">
            <text:p>1.4999</text:p>
          </table:table-cell>
          <table:table-cell table:style-name="ce21" table:formula="of:=[.G61]/[.C61]" office:value-type="float" office:value="0.0635554719608845" calcext:value-type="float">
            <text:p>0.0635555</text:p>
          </table:table-cell>
        </table:table-row>
        <table:table-row table:style-name="ro1">
          <table:table-cell office:value-type="float" office:value="1744072411.67191" calcext:value-type="float">
            <text:p>1744072411.67191</text:p>
          </table:table-cell>
          <table:table-cell office:value-type="float" office:value="8784000" calcext:value-type="float">
            <text:p>8,784,000</text:p>
          </table:table-cell>
          <table:table-cell office:value-type="float" office:value="21.3999996185303" calcext:value-type="float">
            <text:p>21.40</text:p>
          </table:table-cell>
          <table:table-cell/>
          <table:table-cell office:value-type="float" office:value="1744072411.67194" calcext:value-type="float">
            <text:p>1744072411.67194</text:p>
          </table:table-cell>
          <table:table-cell office:value-type="float" office:value="8784000" calcext:value-type="float">
            <text:p>8,784,000</text:p>
          </table:table-cell>
          <table:table-cell office:value-type="float" office:value="-0.267078399658203" calcext:value-type="float">
            <text:p>-0.2671</text:p>
          </table:table-cell>
          <table:table-cell table:style-name="ce21" table:formula="of:=[.G62]/[.C62]" office:value-type="float" office:value="-0.0124802992719187" calcext:value-type="float">
            <text:p>-0.0124803</text:p>
          </table:table-cell>
        </table:table-row>
        <table:table-row table:style-name="ro1">
          <table:table-cell office:value-type="float" office:value="1744072840.93348" calcext:value-type="float">
            <text:p>1744072840.93348</text:p>
          </table:table-cell>
          <table:table-cell office:value-type="float" office:value="8928000" calcext:value-type="float">
            <text:p>8,928,000</text:p>
          </table:table-cell>
          <table:table-cell office:value-type="float" office:value="73.1999969482422" calcext:value-type="float">
            <text:p>73.20</text:p>
          </table:table-cell>
          <table:table-cell/>
          <table:table-cell office:value-type="float" office:value="1744072840.93352" calcext:value-type="float">
            <text:p>1744072840.93352</text:p>
          </table:table-cell>
          <table:table-cell office:value-type="float" office:value="8928000" calcext:value-type="float">
            <text:p>8,928,000</text:p>
          </table:table-cell>
          <table:table-cell office:value-type="float" office:value="0.342292189598083" calcext:value-type="float">
            <text:p>0.3423</text:p>
          </table:table-cell>
          <table:table-cell table:style-name="ce21" table:formula="of:=[.G63]/[.C63]" office:value-type="float" office:value="0.00467612300366774" calcext:value-type="float">
            <text:p>0.0046761</text:p>
          </table:table-cell>
        </table:table-row>
        <table:table-row table:style-name="ro1">
          <table:table-cell office:value-type="float" office:value="1744073666.81694" calcext:value-type="float">
            <text:p>1744073666.81694</text:p>
          </table:table-cell>
          <table:table-cell office:value-type="float" office:value="9072000" calcext:value-type="float">
            <text:p>9,072,000</text:p>
          </table:table-cell>
          <table:table-cell office:value-type="float" office:value="30.6000003814697" calcext:value-type="float">
            <text:p>30.60</text:p>
          </table:table-cell>
          <table:table-cell/>
          <table:table-cell office:value-type="float" office:value="1744073666.81697" calcext:value-type="float">
            <text:p>1744073666.81697</text:p>
          </table:table-cell>
          <table:table-cell office:value-type="float" office:value="9072000" calcext:value-type="float">
            <text:p>9,072,000</text:p>
          </table:table-cell>
          <table:table-cell office:value-type="float" office:value="0.144198194146156" calcext:value-type="float">
            <text:p>0.1442</text:p>
          </table:table-cell>
          <table:table-cell table:style-name="ce21" table:formula="of:=[.G64]/[.C64]" office:value-type="float" office:value="0.00471235922707627" calcext:value-type="float">
            <text:p>0.0047124</text:p>
          </table:table-cell>
        </table:table-row>
        <table:table-row table:style-name="ro1">
          <table:table-cell table:style-name="ce2" office:value-type="float" office:value="1744074084.77125" calcext:value-type="float">
            <text:p>1744074084.77125</text:p>
          </table:table-cell>
          <table:table-cell table:style-name="ce7" office:value-type="float" office:value="9216000" calcext:value-type="float">
            <text:p>9,216,000</text:p>
          </table:table-cell>
          <table:table-cell table:style-name="ce12" office:value-type="float" office:value="19.3999996185303" calcext:value-type="float">
            <text:p>19.40</text:p>
          </table:table-cell>
          <table:table-cell table:style-name="ce2"/>
          <table:table-cell table:style-name="ce2" office:value-type="float" office:value="1744074084.77128" calcext:value-type="float">
            <text:p>1744074084.77128</text:p>
          </table:table-cell>
          <table:table-cell table:style-name="ce7" office:value-type="float" office:value="9216000" calcext:value-type="float">
            <text:p>9,216,000</text:p>
          </table:table-cell>
          <table:table-cell table:style-name="ce17" office:value-type="float" office:value="0.408385008573532" calcext:value-type="float">
            <text:p>0.4084</text:p>
          </table:table-cell>
          <table:table-cell table:style-name="ce22" table:formula="of:=[.G65]/[.C65]" office:value-type="float" office:value="0.0210507740517405" calcext:value-type="float">
            <text:p>0.0210508</text:p>
          </table:table-cell>
        </table:table-row>
        <table:table-row table:style-name="ro1">
          <table:table-cell table:style-name="ce3" office:value-type="float" office:value="1744074907.44306" calcext:value-type="float">
            <text:p>1744074907.44306</text:p>
          </table:table-cell>
          <table:table-cell table:style-name="ce8" office:value-type="float" office:value="9360000" calcext:value-type="float">
            <text:p>9,360,000</text:p>
          </table:table-cell>
          <table:table-cell table:style-name="ce13" office:value-type="float" office:value="29.7999992370605" calcext:value-type="float">
            <text:p>29.80</text:p>
          </table:table-cell>
          <table:table-cell table:style-name="ce3"/>
          <table:table-cell table:style-name="ce3" office:value-type="float" office:value="1744074907.44309" calcext:value-type="float">
            <text:p>1744074907.44309</text:p>
          </table:table-cell>
          <table:table-cell table:style-name="ce8" office:value-type="float" office:value="9360000" calcext:value-type="float">
            <text:p>9,360,000</text:p>
          </table:table-cell>
          <table:table-cell table:style-name="ce18" office:value-type="float" office:value="1.87401676177979" calcext:value-type="float">
            <text:p>1.8740</text:p>
          </table:table-cell>
          <table:table-cell table:style-name="ce23" table:formula="of:=[.G66]/[.C66]" office:value-type="float" office:value="0.0628864701261193" calcext:value-type="float">
            <text:p>0.0628865</text:p>
          </table:table-cell>
        </table:table-row>
        <table:table-row table:style-name="ro1">
          <table:table-cell table:style-name="ce4" office:value-type="float" office:value="1744075313.72436" calcext:value-type="float">
            <text:p>1744075313.72436</text:p>
          </table:table-cell>
          <table:table-cell table:style-name="ce9" office:value-type="float" office:value="9504000" calcext:value-type="float">
            <text:p>9,504,000</text:p>
          </table:table-cell>
          <table:table-cell table:style-name="ce14" office:value-type="float" office:value="55.4000015258789" calcext:value-type="float">
            <text:p>55.40</text:p>
          </table:table-cell>
          <table:table-cell table:style-name="ce4"/>
          <table:table-cell table:style-name="ce4" office:value-type="float" office:value="1744075313.72439" calcext:value-type="float">
            <text:p>1744075313.72439</text:p>
          </table:table-cell>
          <table:table-cell table:style-name="ce9" office:value-type="float" office:value="9504000" calcext:value-type="float">
            <text:p>9,504,000</text:p>
          </table:table-cell>
          <table:table-cell table:style-name="ce19" office:value-type="float" office:value="2.40021443367004" calcext:value-type="float">
            <text:p>2.4002</text:p>
          </table:table-cell>
          <table:table-cell table:style-name="ce24" table:formula="of:=[.G67]/[.C67]" office:value-type="float" office:value="0.0433251690895502" calcext:value-type="float">
            <text:p>0.0433252</text:p>
          </table:table-cell>
        </table:table-row>
        <table:table-row table:style-name="ro1">
          <table:table-cell office:value-type="float" office:value="1744076076.80251" calcext:value-type="float">
            <text:p>1744076076.80251</text:p>
          </table:table-cell>
          <table:table-cell office:value-type="float" office:value="9648000" calcext:value-type="float">
            <text:p>9,648,000</text:p>
          </table:table-cell>
          <table:table-cell office:value-type="float" office:value="162" calcext:value-type="float">
            <text:p>162.00</text:p>
          </table:table-cell>
          <table:table-cell/>
          <table:table-cell office:value-type="float" office:value="1744076076.80255" calcext:value-type="float">
            <text:p>1744076076.80255</text:p>
          </table:table-cell>
          <table:table-cell office:value-type="float" office:value="9648000" calcext:value-type="float">
            <text:p>9,648,000</text:p>
          </table:table-cell>
          <table:table-cell office:value-type="float" office:value="0.36830860376358" calcext:value-type="float">
            <text:p>0.3683</text:p>
          </table:table-cell>
          <table:table-cell table:style-name="ce21" table:formula="of:=[.G68]/[.C68]" office:value-type="float" office:value="0.00227350989977519" calcext:value-type="float">
            <text:p>0.0022735</text:p>
          </table:table-cell>
        </table:table-row>
        <table:table-row table:style-name="ro1">
          <table:table-cell table:style-name="ce4" office:value-type="float" office:value="1744076465.85333" calcext:value-type="float">
            <text:p>1744076465.85333</text:p>
          </table:table-cell>
          <table:table-cell table:style-name="ce9" office:value-type="float" office:value="9792000" calcext:value-type="float">
            <text:p>9,792,000</text:p>
          </table:table-cell>
          <table:table-cell table:style-name="ce14" office:value-type="float" office:value="135.199996948242" calcext:value-type="float">
            <text:p>135.20</text:p>
          </table:table-cell>
          <table:table-cell table:style-name="ce4"/>
          <table:table-cell table:style-name="ce4" office:value-type="float" office:value="1744076465.85337" calcext:value-type="float">
            <text:p>1744076465.85337</text:p>
          </table:table-cell>
          <table:table-cell table:style-name="ce9" office:value-type="float" office:value="9792000" calcext:value-type="float">
            <text:p>9,792,000</text:p>
          </table:table-cell>
          <table:table-cell table:style-name="ce19" office:value-type="float" office:value="4.39949607849121" calcext:value-type="float">
            <text:p>4.3995</text:p>
          </table:table-cell>
          <table:table-cell table:style-name="ce24" table:formula="of:=[.G69]/[.C69]" office:value-type="float" office:value="0.0325406522026435" calcext:value-type="float">
            <text:p>0.0325407</text:p>
          </table:table-cell>
        </table:table-row>
        <table:table-row table:style-name="ro1">
          <table:table-cell office:value-type="float" office:value="1744077245.39948" calcext:value-type="float">
            <text:p>1744077245.39948</text:p>
          </table:table-cell>
          <table:table-cell office:value-type="float" office:value="9936000" calcext:value-type="float">
            <text:p>9,936,000</text:p>
          </table:table-cell>
          <table:table-cell office:value-type="float" office:value="18.2000007629395" calcext:value-type="float">
            <text:p>18.20</text:p>
          </table:table-cell>
          <table:table-cell/>
          <table:table-cell office:value-type="float" office:value="1744077245.39951" calcext:value-type="float">
            <text:p>1744077245.39951</text:p>
          </table:table-cell>
          <table:table-cell office:value-type="float" office:value="9936000" calcext:value-type="float">
            <text:p>9,936,000</text:p>
          </table:table-cell>
          <table:table-cell office:value-type="float" office:value="0.176969796419144" calcext:value-type="float">
            <text:p>0.1770</text:p>
          </table:table-cell>
          <table:table-cell table:style-name="ce21" table:formula="of:=[.G70]/[.C70]" office:value-type="float" office:value="0.00972361478025354" calcext:value-type="float">
            <text:p>0.0097236</text:p>
          </table:table-cell>
        </table:table-row>
        <table:table-row table:style-name="ro1">
          <table:table-cell office:value-type="float" office:value="1744077661.15827" calcext:value-type="float">
            <text:p>1744077661.15827</text:p>
          </table:table-cell>
          <table:table-cell office:value-type="float" office:value="10080000" calcext:value-type="float">
            <text:p>10,080,000</text:p>
          </table:table-cell>
          <table:table-cell office:value-type="float" office:value="43.2000007629395" calcext:value-type="float">
            <text:p>43.20</text:p>
          </table:table-cell>
          <table:table-cell/>
          <table:table-cell office:value-type="float" office:value="1744077661.15831" calcext:value-type="float">
            <text:p>1744077661.15831</text:p>
          </table:table-cell>
          <table:table-cell office:value-type="float" office:value="10080000" calcext:value-type="float">
            <text:p>10,080,000</text:p>
          </table:table-cell>
          <table:table-cell office:value-type="float" office:value="0.328269392251968" calcext:value-type="float">
            <text:p>0.3283</text:p>
          </table:table-cell>
          <table:table-cell table:style-name="ce21" table:formula="of:=[.G71]/[.C71]" office:value-type="float" office:value="0.00759882839015098" calcext:value-type="float">
            <text:p>0.0075988</text:p>
          </table:table-cell>
        </table:table-row>
        <table:table-row table:style-name="ro1">
          <table:table-cell office:value-type="float" office:value="1744078446.6513" calcext:value-type="float">
            <text:p>1744078446.6513</text:p>
          </table:table-cell>
          <table:table-cell office:value-type="float" office:value="10224000" calcext:value-type="float">
            <text:p>10,224,000</text:p>
          </table:table-cell>
          <table:table-cell office:value-type="float" office:value="34.4000015258789" calcext:value-type="float">
            <text:p>34.40</text:p>
          </table:table-cell>
          <table:table-cell/>
          <table:table-cell office:value-type="float" office:value="1744078446.65134" calcext:value-type="float">
            <text:p>1744078446.65134</text:p>
          </table:table-cell>
          <table:table-cell office:value-type="float" office:value="10224000" calcext:value-type="float">
            <text:p>10,224,000</text:p>
          </table:table-cell>
          <table:table-cell office:value-type="float" office:value="-0.48290079832077" calcext:value-type="float">
            <text:p>-0.4829</text:p>
          </table:table-cell>
          <table:table-cell table:style-name="ce21" table:formula="of:=[.G72]/[.C72]" office:value-type="float" office:value="-0.014037813281999" calcext:value-type="float">
            <text:p>-0.0140378</text:p>
          </table:table-cell>
        </table:table-row>
        <table:table-row table:style-name="ro1">
          <table:table-cell table:style-name="ce4" office:value-type="float" office:value="1744078839.83577" calcext:value-type="float">
            <text:p>1744078839.83577</text:p>
          </table:table-cell>
          <table:table-cell table:style-name="ce9" office:value-type="float" office:value="10368000" calcext:value-type="float">
            <text:p>10,368,000</text:p>
          </table:table-cell>
          <table:table-cell table:style-name="ce14" office:value-type="float" office:value="17.6000003814697" calcext:value-type="float">
            <text:p>17.60</text:p>
          </table:table-cell>
          <table:table-cell table:style-name="ce4"/>
          <table:table-cell table:style-name="ce4" office:value-type="float" office:value="1744078839.83581" calcext:value-type="float">
            <text:p>1744078839.83581</text:p>
          </table:table-cell>
          <table:table-cell table:style-name="ce9" office:value-type="float" office:value="10368000" calcext:value-type="float">
            <text:p>10,368,000</text:p>
          </table:table-cell>
          <table:table-cell table:style-name="ce19" office:value-type="float" office:value="1.05630815029144" calcext:value-type="float">
            <text:p>1.0563</text:p>
          </table:table-cell>
          <table:table-cell table:style-name="ce24" table:formula="of:=[.G73]/[.C73]" office:value-type="float" office:value="0.0600175072384421" calcext:value-type="float">
            <text:p>0.0600175</text:p>
          </table:table-cell>
        </table:table-row>
        <table:table-row table:style-name="ro1">
          <table:table-cell office:value-type="float" office:value="1744079220.50576" calcext:value-type="float">
            <text:p>1744079220.50576</text:p>
          </table:table-cell>
          <table:table-cell office:value-type="float" office:value="10512000" calcext:value-type="float">
            <text:p>10,512,000</text:p>
          </table:table-cell>
          <table:table-cell office:value-type="float" office:value="45.7999992370606" calcext:value-type="float">
            <text:p>45.80</text:p>
          </table:table-cell>
          <table:table-cell/>
          <table:table-cell office:value-type="float" office:value="1744079220.50579" calcext:value-type="float">
            <text:p>1744079220.50579</text:p>
          </table:table-cell>
          <table:table-cell office:value-type="float" office:value="10512000" calcext:value-type="float">
            <text:p>10,512,000</text:p>
          </table:table-cell>
          <table:table-cell office:value-type="float" office:value="0.306416988372803" calcext:value-type="float">
            <text:p>0.3064</text:p>
          </table:table-cell>
          <table:table-cell table:style-name="ce21" table:formula="of:=[.G74]/[.C74]" office:value-type="float" office:value="0.00669032736849601" calcext:value-type="float">
            <text:p>0.0066903</text:p>
          </table:table-cell>
        </table:table-row>
        <table:table-row table:style-name="ro1">
          <table:table-cell office:value-type="float" office:value="1744079971.96809" calcext:value-type="float">
            <text:p>1744079971.96809</text:p>
          </table:table-cell>
          <table:table-cell office:value-type="float" office:value="10656000" calcext:value-type="float">
            <text:p>10,656,000</text:p>
          </table:table-cell>
          <table:table-cell office:value-type="float" office:value="139.199996948242" calcext:value-type="float">
            <text:p>139.20</text:p>
          </table:table-cell>
          <table:table-cell/>
          <table:table-cell office:value-type="float" office:value="1744079971.96812" calcext:value-type="float">
            <text:p>1744079971.96812</text:p>
          </table:table-cell>
          <table:table-cell office:value-type="float" office:value="10656000" calcext:value-type="float">
            <text:p>10,656,000</text:p>
          </table:table-cell>
          <table:table-cell office:value-type="float" office:value="0.10151019692421" calcext:value-type="float">
            <text:p>0.1015</text:p>
          </table:table-cell>
          <table:table-cell table:style-name="ce21" table:formula="of:=[.G75]/[.C75]" office:value-type="float" office:value="0.000729239936420067" calcext:value-type="float">
            <text:p>0.0007292</text:p>
          </table:table-cell>
        </table:table-row>
        <table:table-row table:style-name="ro1">
          <table:table-cell office:value-type="float" office:value="1744080359.0946" calcext:value-type="float">
            <text:p>1744080359.0946</text:p>
          </table:table-cell>
          <table:table-cell office:value-type="float" office:value="10800000" calcext:value-type="float">
            <text:p>10,800,000</text:p>
          </table:table-cell>
          <table:table-cell office:value-type="float" office:value="40" calcext:value-type="float">
            <text:p>40.00</text:p>
          </table:table-cell>
          <table:table-cell/>
          <table:table-cell office:value-type="float" office:value="1744080359.09464" calcext:value-type="float">
            <text:p>1744080359.09464</text:p>
          </table:table-cell>
          <table:table-cell office:value-type="float" office:value="10800000" calcext:value-type="float">
            <text:p>10,800,000</text:p>
          </table:table-cell>
          <table:table-cell office:value-type="float" office:value="1.04123759269714" calcext:value-type="float">
            <text:p>1.0412</text:p>
          </table:table-cell>
          <table:table-cell table:style-name="ce21" table:formula="of:=[.G76]/[.C76]" office:value-type="float" office:value="0.0260309398174286" calcext:value-type="float">
            <text:p>0.0260309</text:p>
          </table:table-cell>
        </table:table-row>
        <table:table-row table:style-name="ro1">
          <table:table-cell office:value-type="float" office:value="1744081147.71637" calcext:value-type="float">
            <text:p>1744081147.71637</text:p>
          </table:table-cell>
          <table:table-cell office:value-type="float" office:value="10944000" calcext:value-type="float">
            <text:p>10,944,000</text:p>
          </table:table-cell>
          <table:table-cell office:value-type="float" office:value="14.6000003814697" calcext:value-type="float">
            <text:p>14.60</text:p>
          </table:table-cell>
          <table:table-cell/>
          <table:table-cell office:value-type="float" office:value="1744081147.71642" calcext:value-type="float">
            <text:p>1744081147.71642</text:p>
          </table:table-cell>
          <table:table-cell office:value-type="float" office:value="10944000" calcext:value-type="float">
            <text:p>10,944,000</text:p>
          </table:table-cell>
          <table:table-cell office:value-type="float" office:value="0.021714000031352" calcext:value-type="float">
            <text:p>0.0217</text:p>
          </table:table-cell>
          <table:table-cell table:style-name="ce21" table:formula="of:=[.G77]/[.C77]" office:value-type="float" office:value="0.00148726023726077" calcext:value-type="float">
            <text:p>0.0014873</text:p>
          </table:table-cell>
        </table:table-row>
        <table:table-row table:style-name="ro1">
          <table:table-cell office:value-type="float" office:value="1744081555.17911" calcext:value-type="float">
            <text:p>1744081555.17911</text:p>
          </table:table-cell>
          <table:table-cell office:value-type="float" office:value="11088000" calcext:value-type="float">
            <text:p>11,088,000</text:p>
          </table:table-cell>
          <table:table-cell office:value-type="float" office:value="60.7999992370606" calcext:value-type="float">
            <text:p>60.80</text:p>
          </table:table-cell>
          <table:table-cell/>
          <table:table-cell office:value-type="float" office:value="1744081555.17915" calcext:value-type="float">
            <text:p>1744081555.17915</text:p>
          </table:table-cell>
          <table:table-cell office:value-type="float" office:value="11088000" calcext:value-type="float">
            <text:p>11,088,000</text:p>
          </table:table-cell>
          <table:table-cell office:value-type="float" office:value="1.24917197227478" calcext:value-type="float">
            <text:p>1.2492</text:p>
          </table:table-cell>
          <table:table-cell table:style-name="ce21" table:formula="of:=[.G78]/[.C78]" office:value-type="float" office:value="0.0205455919070695" calcext:value-type="float">
            <text:p>0.0205456</text:p>
          </table:table-cell>
        </table:table-row>
        <table:table-row table:style-name="ro1">
          <table:table-cell office:value-type="float" office:value="1744082333.01296" calcext:value-type="float">
            <text:p>1744082333.01296</text:p>
          </table:table-cell>
          <table:table-cell office:value-type="float" office:value="11232000" calcext:value-type="float">
            <text:p>11,232,000</text:p>
          </table:table-cell>
          <table:table-cell office:value-type="float" office:value="85" calcext:value-type="float">
            <text:p>85.00</text:p>
          </table:table-cell>
          <table:table-cell/>
          <table:table-cell office:value-type="float" office:value="1744082333.013" calcext:value-type="float">
            <text:p>1744082333.013</text:p>
          </table:table-cell>
          <table:table-cell office:value-type="float" office:value="11232000" calcext:value-type="float">
            <text:p>11,232,000</text:p>
          </table:table-cell>
          <table:table-cell office:value-type="float" office:value="2.23018050193787" calcext:value-type="float">
            <text:p>2.2302</text:p>
          </table:table-cell>
          <table:table-cell table:style-name="ce21" table:formula="of:=[.G79]/[.C79]" office:value-type="float" office:value="0.0262374176698572" calcext:value-type="float">
            <text:p>0.0262374</text:p>
          </table:table-cell>
        </table:table-row>
        <table:table-row table:style-name="ro1">
          <table:table-cell table:style-name="ce4" office:value-type="float" office:value="1744082736.56701" calcext:value-type="float">
            <text:p>1744082736.56701</text:p>
          </table:table-cell>
          <table:table-cell table:style-name="ce9" office:value-type="float" office:value="11376000" calcext:value-type="float">
            <text:p>11,376,000</text:p>
          </table:table-cell>
          <table:table-cell table:style-name="ce14" office:value-type="float" office:value="155.199996948242" calcext:value-type="float">
            <text:p>155.20</text:p>
          </table:table-cell>
          <table:table-cell table:style-name="ce4"/>
          <table:table-cell table:style-name="ce4" office:value-type="float" office:value="1744082736.56704" calcext:value-type="float">
            <text:p>1744082736.56704</text:p>
          </table:table-cell>
          <table:table-cell table:style-name="ce9" office:value-type="float" office:value="11376000" calcext:value-type="float">
            <text:p>11,376,000</text:p>
          </table:table-cell>
          <table:table-cell table:style-name="ce19" office:value-type="float" office:value="4.73792695999146" calcext:value-type="float">
            <text:p>4.7379</text:p>
          </table:table-cell>
          <table:table-cell table:style-name="ce24" table:formula="of:=[.G80]/[.C80]" office:value-type="float" office:value="0.0305278804971337" calcext:value-type="float">
            <text:p>0.0305279</text:p>
          </table:table-cell>
        </table:table-row>
        <table:table-row table:style-name="ro1">
          <table:table-cell office:value-type="float" office:value="1744083546.35507" calcext:value-type="float">
            <text:p>1744083546.35507</text:p>
          </table:table-cell>
          <table:table-cell office:value-type="float" office:value="11520000" calcext:value-type="float">
            <text:p>11,520,000</text:p>
          </table:table-cell>
          <table:table-cell office:value-type="float" office:value="36.4000015258789" calcext:value-type="float">
            <text:p>36.40</text:p>
          </table:table-cell>
          <table:table-cell/>
          <table:table-cell office:value-type="float" office:value="1744083546.3551" calcext:value-type="float">
            <text:p>1744083546.3551</text:p>
          </table:table-cell>
          <table:table-cell office:value-type="float" office:value="11520000" calcext:value-type="float">
            <text:p>11,520,000</text:p>
          </table:table-cell>
          <table:table-cell office:value-type="float" office:value="0.197203800082207" calcext:value-type="float">
            <text:p>0.1972</text:p>
          </table:table-cell>
          <table:table-cell table:style-name="ce21" table:formula="of:=[.G81]/[.C81]" office:value-type="float" office:value="0.00541768658833717" calcext:value-type="float">
            <text:p>0.0054177</text:p>
          </table:table-cell>
        </table:table-row>
        <table:table-row table:style-name="ro1">
          <table:table-cell office:value-type="float" office:value="1744083951.9002" calcext:value-type="float">
            <text:p>1744083951.9002</text:p>
          </table:table-cell>
          <table:table-cell office:value-type="float" office:value="11664000" calcext:value-type="float">
            <text:p>11,664,000</text:p>
          </table:table-cell>
          <table:table-cell office:value-type="float" office:value="13.3999996185303" calcext:value-type="float">
            <text:p>13.40</text:p>
          </table:table-cell>
          <table:table-cell/>
          <table:table-cell office:value-type="float" office:value="1744083951.90023" calcext:value-type="float">
            <text:p>1744083951.90023</text:p>
          </table:table-cell>
          <table:table-cell office:value-type="float" office:value="11664000" calcext:value-type="float">
            <text:p>11,664,000</text:p>
          </table:table-cell>
          <table:table-cell office:value-type="float" office:value="0.154881000518799" calcext:value-type="float">
            <text:p>0.1549</text:p>
          </table:table-cell>
          <table:table-cell table:style-name="ce21" table:formula="of:=[.G82]/[.C82]" office:value-type="float" office:value="0.0115582839498458" calcext:value-type="float">
            <text:p>0.0115583</text:p>
          </table:table-cell>
        </table:table-row>
        <table:table-row table:style-name="ro1">
          <table:table-cell office:value-type="float" office:value="1744084735.78082" calcext:value-type="float">
            <text:p>1744084735.78082</text:p>
          </table:table-cell>
          <table:table-cell office:value-type="float" office:value="11808000" calcext:value-type="float">
            <text:p>11,808,000</text:p>
          </table:table-cell>
          <table:table-cell office:value-type="float" office:value="343.600006103516" calcext:value-type="float">
            <text:p>343.60</text:p>
          </table:table-cell>
          <table:table-cell/>
          <table:table-cell office:value-type="float" office:value="1744084735.78086" calcext:value-type="float">
            <text:p>1744084735.78086</text:p>
          </table:table-cell>
          <table:table-cell office:value-type="float" office:value="11808000" calcext:value-type="float">
            <text:p>11,808,000</text:p>
          </table:table-cell>
          <table:table-cell office:value-type="float" office:value="8.4016752243042" calcext:value-type="float">
            <text:p>8.4017</text:p>
          </table:table-cell>
          <table:table-cell table:style-name="ce21" table:formula="of:=[.G83]/[.C83]" office:value-type="float" office:value="0.0244519065048359" calcext:value-type="float">
            <text:p>0.0244519</text:p>
          </table:table-cell>
        </table:table-row>
        <table:table-row table:style-name="ro1">
          <table:table-cell office:value-type="float" office:value="1744085129.33469" calcext:value-type="float">
            <text:p>1744085129.33469</text:p>
          </table:table-cell>
          <table:table-cell office:value-type="float" office:value="11952000" calcext:value-type="float">
            <text:p>11,952,000</text:p>
          </table:table-cell>
          <table:table-cell office:value-type="float" office:value="182.199996948242" calcext:value-type="float">
            <text:p>182.20</text:p>
          </table:table-cell>
          <table:table-cell/>
          <table:table-cell office:value-type="float" office:value="1744085129.33472" calcext:value-type="float">
            <text:p>1744085129.33472</text:p>
          </table:table-cell>
          <table:table-cell office:value-type="float" office:value="11952000" calcext:value-type="float">
            <text:p>11,952,000</text:p>
          </table:table-cell>
          <table:table-cell office:value-type="float" office:value="3.40364551544189" calcext:value-type="float">
            <text:p>3.4036</text:p>
          </table:table-cell>
          <table:table-cell table:style-name="ce21" table:formula="of:=[.G84]/[.C84]" office:value-type="float" office:value="0.0186808209245403" calcext:value-type="float">
            <text:p>0.0186808</text:p>
          </table:table-cell>
        </table:table-row>
        <table:table-row table:style-name="ro1">
          <table:table-cell table:style-name="ce4" office:value-type="float" office:value="1744085924.86527" calcext:value-type="float">
            <text:p>1744085924.86527</text:p>
          </table:table-cell>
          <table:table-cell table:style-name="ce9" office:value-type="float" office:value="12096000" calcext:value-type="float">
            <text:p>12,096,000</text:p>
          </table:table-cell>
          <table:table-cell table:style-name="ce14" office:value-type="float" office:value="85.5999984741211" calcext:value-type="float">
            <text:p>85.60</text:p>
          </table:table-cell>
          <table:table-cell table:style-name="ce4"/>
          <table:table-cell table:style-name="ce4" office:value-type="float" office:value="1744085924.8653" calcext:value-type="float">
            <text:p>1744085924.8653</text:p>
          </table:table-cell>
          <table:table-cell table:style-name="ce9" office:value-type="float" office:value="12096000" calcext:value-type="float">
            <text:p>12,096,000</text:p>
          </table:table-cell>
          <table:table-cell table:style-name="ce19" office:value-type="float" office:value="3.03332901000977" calcext:value-type="float">
            <text:p>3.0333</text:p>
          </table:table-cell>
          <table:table-cell table:style-name="ce24" table:formula="of:=[.G85]/[.C85]" office:value-type="float" office:value="0.0354360871972073" calcext:value-type="float">
            <text:p>0.0354361</text:p>
          </table:table-cell>
        </table:table-row>
        <table:table-row table:style-name="ro1">
          <table:table-cell table:style-name="ce4" office:value-type="float" office:value="1744086349.36355" calcext:value-type="float">
            <text:p>1744086349.36355</text:p>
          </table:table-cell>
          <table:table-cell table:style-name="ce9" office:value-type="float" office:value="12240000" calcext:value-type="float">
            <text:p>12,240,000</text:p>
          </table:table-cell>
          <table:table-cell table:style-name="ce14" office:value-type="float" office:value="172" calcext:value-type="float">
            <text:p>172.00</text:p>
          </table:table-cell>
          <table:table-cell table:style-name="ce4"/>
          <table:table-cell table:style-name="ce4" office:value-type="float" office:value="1744086349.36358" calcext:value-type="float">
            <text:p>1744086349.36358</text:p>
          </table:table-cell>
          <table:table-cell table:style-name="ce9" office:value-type="float" office:value="12240000" calcext:value-type="float">
            <text:p>12,240,000</text:p>
          </table:table-cell>
          <table:table-cell table:style-name="ce19" office:value-type="float" office:value="6.6888861656189" calcext:value-type="float">
            <text:p>6.6889</text:p>
          </table:table-cell>
          <table:table-cell table:style-name="ce24" table:formula="of:=[.G86]/[.C86]" office:value-type="float" office:value="0.0388888730559238" calcext:value-type="float">
            <text:p>0.0388889</text:p>
          </table:table-cell>
        </table:table-row>
        <table:table-row table:style-name="ro1">
          <table:table-cell office:value-type="float" office:value="1744086737.96695" calcext:value-type="float">
            <text:p>1744086737.96695</text:p>
          </table:table-cell>
          <table:table-cell office:value-type="float" office:value="12384000" calcext:value-type="float">
            <text:p>12,384,000</text:p>
          </table:table-cell>
          <table:table-cell office:value-type="float" office:value="100.599998474121" calcext:value-type="float">
            <text:p>100.60</text:p>
          </table:table-cell>
          <table:table-cell/>
          <table:table-cell office:value-type="float" office:value="1744086737.96698" calcext:value-type="float">
            <text:p>1744086737.96698</text:p>
          </table:table-cell>
          <table:table-cell office:value-type="float" office:value="12384000" calcext:value-type="float">
            <text:p>12,384,000</text:p>
          </table:table-cell>
          <table:table-cell office:value-type="float" office:value="1.4219286441803" calcext:value-type="float">
            <text:p>1.4219</text:p>
          </table:table-cell>
          <table:table-cell table:style-name="ce21" table:formula="of:=[.G87]/[.C87]" office:value-type="float" office:value="0.0141344797788052" calcext:value-type="float">
            <text:p>0.0141345</text:p>
          </table:table-cell>
        </table:table-row>
        <table:table-row table:style-name="ro1">
          <table:table-cell office:value-type="float" office:value="1744087534.86599" calcext:value-type="float">
            <text:p>1744087534.86599</text:p>
          </table:table-cell>
          <table:table-cell office:value-type="float" office:value="12528000" calcext:value-type="float">
            <text:p>12,528,000</text:p>
          </table:table-cell>
          <table:table-cell office:value-type="float" office:value="61" calcext:value-type="float">
            <text:p>61.00</text:p>
          </table:table-cell>
          <table:table-cell/>
          <table:table-cell office:value-type="float" office:value="1744087534.86602" calcext:value-type="float">
            <text:p>1744087534.86602</text:p>
          </table:table-cell>
          <table:table-cell office:value-type="float" office:value="12528000" calcext:value-type="float">
            <text:p>12,528,000</text:p>
          </table:table-cell>
          <table:table-cell office:value-type="float" office:value="1.73918318748474" calcext:value-type="float">
            <text:p>1.7392</text:p>
          </table:table-cell>
          <table:table-cell table:style-name="ce21" table:formula="of:=[.G88]/[.C88]" office:value-type="float" office:value="0.0285111997948318" calcext:value-type="float">
            <text:p>0.0285112</text:p>
          </table:table-cell>
        </table:table-row>
        <table:table-row table:style-name="ro1">
          <table:table-cell office:value-type="float" office:value="1744087918.1027" calcext:value-type="float">
            <text:p>1744087918.1027</text:p>
          </table:table-cell>
          <table:table-cell office:value-type="float" office:value="12672000" calcext:value-type="float">
            <text:p>12,672,000</text:p>
          </table:table-cell>
          <table:table-cell office:value-type="float" office:value="127.599998474121" calcext:value-type="float">
            <text:p>127.60</text:p>
          </table:table-cell>
          <table:table-cell/>
          <table:table-cell office:value-type="float" office:value="1744087918.10276" calcext:value-type="float">
            <text:p>1744087918.10276</text:p>
          </table:table-cell>
          <table:table-cell office:value-type="float" office:value="12672000" calcext:value-type="float">
            <text:p>12,672,000</text:p>
          </table:table-cell>
          <table:table-cell office:value-type="float" office:value="2.71467971801758" calcext:value-type="float">
            <text:p>2.7147</text:p>
          </table:table-cell>
          <table:table-cell table:style-name="ce21" table:formula="of:=[.G89]/[.C89]" office:value-type="float" office:value="0.0212749196746123" calcext:value-type="float">
            <text:p>0.0212749</text:p>
          </table:table-cell>
        </table:table-row>
        <table:table-row table:style-name="ro1">
          <table:table-cell office:value-type="float" office:value="1744088673.81023" calcext:value-type="float">
            <text:p>1744088673.81023</text:p>
          </table:table-cell>
          <table:table-cell office:value-type="float" office:value="12816000" calcext:value-type="float">
            <text:p>12,816,000</text:p>
          </table:table-cell>
          <table:table-cell office:value-type="float" office:value="154.600006103516" calcext:value-type="float">
            <text:p>154.60</text:p>
          </table:table-cell>
          <table:table-cell/>
          <table:table-cell office:value-type="float" office:value="1744088673.81028" calcext:value-type="float">
            <text:p>1744088673.81028</text:p>
          </table:table-cell>
          <table:table-cell office:value-type="float" office:value="12816000" calcext:value-type="float">
            <text:p>12,816,000</text:p>
          </table:table-cell>
          <table:table-cell office:value-type="float" office:value="0.483243197202683" calcext:value-type="float">
            <text:p>0.4832</text:p>
          </table:table-cell>
          <table:table-cell table:style-name="ce21" table:formula="of:=[.G90]/[.C90]" office:value-type="float" office:value="0.00312576441218972" calcext:value-type="float">
            <text:p>0.0031258</text:p>
          </table:table-cell>
        </table:table-row>
        <table:table-row table:style-name="ro1">
          <table:table-cell office:value-type="float" office:value="1744089038.26134" calcext:value-type="float">
            <text:p>1744089038.26134</text:p>
          </table:table-cell>
          <table:table-cell office:value-type="float" office:value="12960000" calcext:value-type="float">
            <text:p>12,960,000</text:p>
          </table:table-cell>
          <table:table-cell office:value-type="float" office:value="55" calcext:value-type="float">
            <text:p>55.00</text:p>
          </table:table-cell>
          <table:table-cell/>
          <table:table-cell office:value-type="float" office:value="1744089038.26139" calcext:value-type="float">
            <text:p>1744089038.26139</text:p>
          </table:table-cell>
          <table:table-cell office:value-type="float" office:value="12960000" calcext:value-type="float">
            <text:p>12,960,000</text:p>
          </table:table-cell>
          <table:table-cell office:value-type="float" office:value="-0.952624201774597" calcext:value-type="float">
            <text:p>-0.9526</text:p>
          </table:table-cell>
          <table:table-cell table:style-name="ce21" table:formula="of:=[.G91]/[.C91]" office:value-type="float" office:value="-0.0173204400322654" calcext:value-type="float">
            <text:p>-0.0173204</text:p>
          </table:table-cell>
        </table:table-row>
        <table:table-row table:style-name="ro1">
          <table:table-cell table:style-name="ce4" office:value-type="float" office:value="1744089806.59909" calcext:value-type="float">
            <text:p>1744089806.59909</text:p>
          </table:table-cell>
          <table:table-cell table:style-name="ce9" office:value-type="float" office:value="13104000" calcext:value-type="float">
            <text:p>13,104,000</text:p>
          </table:table-cell>
          <table:table-cell table:style-name="ce14" office:value-type="float" office:value="189.600006103516" calcext:value-type="float">
            <text:p>189.60</text:p>
          </table:table-cell>
          <table:table-cell table:style-name="ce4"/>
          <table:table-cell table:style-name="ce4" office:value-type="float" office:value="1744089806.59912" calcext:value-type="float">
            <text:p>1744089806.59912</text:p>
          </table:table-cell>
          <table:table-cell table:style-name="ce9" office:value-type="float" office:value="13104000" calcext:value-type="float">
            <text:p>13,104,000</text:p>
          </table:table-cell>
          <table:table-cell table:style-name="ce19" office:value-type="float" office:value="5.93876838684082" calcext:value-type="float">
            <text:p>5.9388</text:p>
          </table:table-cell>
          <table:table-cell table:style-name="ce24" table:formula="of:=[.G92]/[.C92]" office:value-type="float" office:value="0.0313226170657317" calcext:value-type="float">
            <text:p>0.0313226</text:p>
          </table:table-cell>
        </table:table-row>
        <table:table-row table:style-name="ro1">
          <table:table-cell office:value-type="float" office:value="1744090183.04411" calcext:value-type="float">
            <text:p>1744090183.04411</text:p>
          </table:table-cell>
          <table:table-cell office:value-type="float" office:value="13248000" calcext:value-type="float">
            <text:p>13,248,000</text:p>
          </table:table-cell>
          <table:table-cell office:value-type="float" office:value="63.5999984741211" calcext:value-type="float">
            <text:p>63.60</text:p>
          </table:table-cell>
          <table:table-cell/>
          <table:table-cell office:value-type="float" office:value="1744090183.04414" calcext:value-type="float">
            <text:p>1744090183.04414</text:p>
          </table:table-cell>
          <table:table-cell office:value-type="float" office:value="13248000" calcext:value-type="float">
            <text:p>13,248,000</text:p>
          </table:table-cell>
          <table:table-cell office:value-type="float" office:value="1.38344919681549" calcext:value-type="float">
            <text:p>1.3834</text:p>
          </table:table-cell>
          <table:table-cell table:style-name="ce21" table:formula="of:=[.G93]/[.C93]" office:value-type="float" office:value="0.0217523463837569" calcext:value-type="float">
            <text:p>0.0217523</text:p>
          </table:table-cell>
        </table:table-row>
        <table:table-row table:style-name="ro1">
          <table:table-cell table:style-name="ce4" office:value-type="float" office:value="1744090911.66154" calcext:value-type="float">
            <text:p>1744090911.66154</text:p>
          </table:table-cell>
          <table:table-cell table:style-name="ce9" office:value-type="float" office:value="13392000" calcext:value-type="float">
            <text:p>13,392,000</text:p>
          </table:table-cell>
          <table:table-cell table:style-name="ce14" office:value-type="float" office:value="281.799987792969" calcext:value-type="float">
            <text:p>281.80</text:p>
          </table:table-cell>
          <table:table-cell table:style-name="ce4"/>
          <table:table-cell table:style-name="ce4" office:value-type="float" office:value="1744090911.66157" calcext:value-type="float">
            <text:p>1744090911.66157</text:p>
          </table:table-cell>
          <table:table-cell table:style-name="ce9" office:value-type="float" office:value="13392000" calcext:value-type="float">
            <text:p>13,392,000</text:p>
          </table:table-cell>
          <table:table-cell table:style-name="ce19" office:value-type="float" office:value="8.74498176574707" calcext:value-type="float">
            <text:p>8.7450</text:p>
          </table:table-cell>
          <table:table-cell table:style-name="ce24" table:formula="of:=[.G94]/[.C94]" office:value-type="float" office:value="0.0310325839054748" calcext:value-type="float">
            <text:p>0.0310326</text:p>
          </table:table-cell>
        </table:table-row>
        <table:table-row table:style-name="ro1">
          <table:table-cell office:value-type="float" office:value="1744091297.34427" calcext:value-type="float">
            <text:p>1744091297.34427</text:p>
          </table:table-cell>
          <table:table-cell office:value-type="float" office:value="13536000" calcext:value-type="float">
            <text:p>13,536,000</text:p>
          </table:table-cell>
          <table:table-cell office:value-type="float" office:value="32.2000007629395" calcext:value-type="float">
            <text:p>32.20</text:p>
          </table:table-cell>
          <table:table-cell/>
          <table:table-cell office:value-type="float" office:value="1744091297.34431" calcext:value-type="float">
            <text:p>1744091297.34431</text:p>
          </table:table-cell>
          <table:table-cell office:value-type="float" office:value="13536000" calcext:value-type="float">
            <text:p>13,536,000</text:p>
          </table:table-cell>
          <table:table-cell office:value-type="float" office:value="0.724162220954895" calcext:value-type="float">
            <text:p>0.7242</text:p>
          </table:table-cell>
          <table:table-cell table:style-name="ce21" table:formula="of:=[.G95]/[.C95]" office:value-type="float" office:value="0.022489509434682" calcext:value-type="float">
            <text:p>0.0224895</text:p>
          </table:table-cell>
        </table:table-row>
        <table:table-row table:style-name="ro1">
          <table:table-cell office:value-type="float" office:value="1744092032.39908" calcext:value-type="float">
            <text:p>1744092032.39908</text:p>
          </table:table-cell>
          <table:table-cell office:value-type="float" office:value="13680000" calcext:value-type="float">
            <text:p>13,680,000</text:p>
          </table:table-cell>
          <table:table-cell office:value-type="float" office:value="86.5999984741211" calcext:value-type="float">
            <text:p>86.60</text:p>
          </table:table-cell>
          <table:table-cell/>
          <table:table-cell office:value-type="float" office:value="1744092032.39912" calcext:value-type="float">
            <text:p>1744092032.39912</text:p>
          </table:table-cell>
          <table:table-cell office:value-type="float" office:value="13680000" calcext:value-type="float">
            <text:p>13,680,000</text:p>
          </table:table-cell>
          <table:table-cell office:value-type="float" office:value="0.24329599738121" calcext:value-type="float">
            <text:p>0.2433</text:p>
          </table:table-cell>
          <table:table-cell table:style-name="ce21" table:formula="of:=[.G96]/[.C96]" office:value-type="float" office:value="0.00280942265205599" calcext:value-type="float">
            <text:p>0.0028094</text:p>
          </table:table-cell>
        </table:table-row>
        <table:table-row table:style-name="ro1">
          <table:table-cell office:value-type="float" office:value="1744092421.93506" calcext:value-type="float">
            <text:p>1744092421.93506</text:p>
          </table:table-cell>
          <table:table-cell office:value-type="float" office:value="13824000" calcext:value-type="float">
            <text:p>13,824,000</text:p>
          </table:table-cell>
          <table:table-cell office:value-type="float" office:value="61" calcext:value-type="float">
            <text:p>61.00</text:p>
          </table:table-cell>
          <table:table-cell/>
          <table:table-cell office:value-type="float" office:value="1744092421.93509" calcext:value-type="float">
            <text:p>1744092421.93509</text:p>
          </table:table-cell>
          <table:table-cell office:value-type="float" office:value="13824000" calcext:value-type="float">
            <text:p>13,824,000</text:p>
          </table:table-cell>
          <table:table-cell office:value-type="float" office:value="-0.517102599143982" calcext:value-type="float">
            <text:p>-0.5171</text:p>
          </table:table-cell>
          <table:table-cell table:style-name="ce21" table:formula="of:=[.G97]/[.C97]" office:value-type="float" office:value="-0.00847709178924561" calcext:value-type="float">
            <text:p>-0.0084771</text:p>
          </table:table-cell>
        </table:table-row>
        <table:table-row table:style-name="ro1">
          <table:table-cell office:value-type="float" office:value="1744093169.46221" calcext:value-type="float">
            <text:p>1744093169.46221</text:p>
          </table:table-cell>
          <table:table-cell office:value-type="float" office:value="13968000" calcext:value-type="float">
            <text:p>13,968,000</text:p>
          </table:table-cell>
          <table:table-cell office:value-type="float" office:value="101.400001525879" calcext:value-type="float">
            <text:p>101.40</text:p>
          </table:table-cell>
          <table:table-cell/>
          <table:table-cell office:value-type="float" office:value="1744093169.46225" calcext:value-type="float">
            <text:p>1744093169.46225</text:p>
          </table:table-cell>
          <table:table-cell office:value-type="float" office:value="13968000" calcext:value-type="float">
            <text:p>13,968,000</text:p>
          </table:table-cell>
          <table:table-cell office:value-type="float" office:value="2.68893766403198" calcext:value-type="float">
            <text:p>2.6889</text:p>
          </table:table-cell>
          <table:table-cell table:style-name="ce21" table:formula="of:=[.G98]/[.C98]" office:value-type="float" office:value="0.0265181225203998" calcext:value-type="float">
            <text:p>0.0265181</text:p>
          </table:table-cell>
        </table:table-row>
        <table:table-row table:style-name="ro1">
          <table:table-cell office:value-type="float" office:value="1744093538.54446" calcext:value-type="float">
            <text:p>1744093538.54446</text:p>
          </table:table-cell>
          <table:table-cell office:value-type="float" office:value="14112000" calcext:value-type="float">
            <text:p>14,112,000</text:p>
          </table:table-cell>
          <table:table-cell office:value-type="float" office:value="186.199996948242" calcext:value-type="float">
            <text:p>186.20</text:p>
          </table:table-cell>
          <table:table-cell/>
          <table:table-cell office:value-type="float" office:value="1744093538.54449" calcext:value-type="float">
            <text:p>1744093538.54449</text:p>
          </table:table-cell>
          <table:table-cell office:value-type="float" office:value="14112000" calcext:value-type="float">
            <text:p>14,112,000</text:p>
          </table:table-cell>
          <table:table-cell office:value-type="float" office:value="3.12758326530457" calcext:value-type="float">
            <text:p>3.1276</text:p>
          </table:table-cell>
          <table:table-cell table:style-name="ce21" table:formula="of:=[.G99]/[.C99]" office:value-type="float" office:value="0.0167969028816576" calcext:value-type="float">
            <text:p>0.0167969</text:p>
          </table:table-cell>
        </table:table-row>
        <table:table-row table:style-name="ro1">
          <table:table-cell office:value-type="float" office:value="1744094303.69944" calcext:value-type="float">
            <text:p>1744094303.69944</text:p>
          </table:table-cell>
          <table:table-cell office:value-type="float" office:value="14256000" calcext:value-type="float">
            <text:p>14,256,000</text:p>
          </table:table-cell>
          <table:table-cell office:value-type="float" office:value="84.5999984741211" calcext:value-type="float">
            <text:p>84.60</text:p>
          </table:table-cell>
          <table:table-cell/>
          <table:table-cell office:value-type="float" office:value="1744094303.69947" calcext:value-type="float">
            <text:p>1744094303.69947</text:p>
          </table:table-cell>
          <table:table-cell office:value-type="float" office:value="14256000" calcext:value-type="float">
            <text:p>14,256,000</text:p>
          </table:table-cell>
          <table:table-cell office:value-type="float" office:value="0.334394991397858" calcext:value-type="float">
            <text:p>0.3344</text:p>
          </table:table-cell>
          <table:table-cell table:style-name="ce21" table:formula="of:=[.G100]/[.C100]" office:value-type="float" office:value="0.00395265954407964" calcext:value-type="float">
            <text:p>0.0039527</text:p>
          </table:table-cell>
        </table:table-row>
        <table:table-row table:style-name="ro1">
          <table:table-cell office:value-type="float" office:value="1744094683.95614" calcext:value-type="float">
            <text:p>1744094683.95614</text:p>
          </table:table-cell>
          <table:table-cell office:value-type="float" office:value="14400000" calcext:value-type="float">
            <text:p>14,400,000</text:p>
          </table:table-cell>
          <table:table-cell office:value-type="float" office:value="109" calcext:value-type="float">
            <text:p>109.00</text:p>
          </table:table-cell>
          <table:table-cell/>
          <table:table-cell office:value-type="float" office:value="1744094683.95617" calcext:value-type="float">
            <text:p>1744094683.95617</text:p>
          </table:table-cell>
          <table:table-cell office:value-type="float" office:value="14400000" calcext:value-type="float">
            <text:p>14,400,000</text:p>
          </table:table-cell>
          <table:table-cell office:value-type="float" office:value="2.37817144393921" calcext:value-type="float">
            <text:p>2.3782</text:p>
          </table:table-cell>
          <table:table-cell table:style-name="ce21" table:formula="of:=[.G101]/[.C101]" office:value-type="float" office:value="0.0218180866416441" calcext:value-type="float">
            <text:p>0.0218181</text:p>
          </table:table-cell>
        </table:table-row>
        <table:table-row table:style-name="ro1">
          <table:table-cell office:value-type="float" office:value="1744095075.89775" calcext:value-type="float">
            <text:p>1744095075.89775</text:p>
          </table:table-cell>
          <table:table-cell office:value-type="float" office:value="14544000" calcext:value-type="float">
            <text:p>14,544,000</text:p>
          </table:table-cell>
          <table:table-cell office:value-type="float" office:value="96.1999969482422" calcext:value-type="float">
            <text:p>96.20</text:p>
          </table:table-cell>
          <table:table-cell/>
          <table:table-cell office:value-type="float" office:value="1744095075.89778" calcext:value-type="float">
            <text:p>1744095075.89778</text:p>
          </table:table-cell>
          <table:table-cell office:value-type="float" office:value="14544000" calcext:value-type="float">
            <text:p>14,544,000</text:p>
          </table:table-cell>
          <table:table-cell office:value-type="float" office:value="0.828331172466278" calcext:value-type="float">
            <text:p>0.8283</text:p>
          </table:table-cell>
          <table:table-cell table:style-name="ce21" table:formula="of:=[.G102]/[.C102]" office:value-type="float" office:value="0.00861051142144983" calcext:value-type="float">
            <text:p>0.0086105</text:p>
          </table:table-cell>
        </table:table-row>
        <table:table-row table:style-name="ro1">
          <table:table-cell office:value-type="float" office:value="1744095826.00045" calcext:value-type="float">
            <text:p>1744095826.00045</text:p>
          </table:table-cell>
          <table:table-cell office:value-type="float" office:value="14688000" calcext:value-type="float">
            <text:p>14,688,000</text:p>
          </table:table-cell>
          <table:table-cell office:value-type="float" office:value="89.1999969482422" calcext:value-type="float">
            <text:p>89.20</text:p>
          </table:table-cell>
          <table:table-cell/>
          <table:table-cell office:value-type="float" office:value="1744095826.00048" calcext:value-type="float">
            <text:p>1744095826.00048</text:p>
          </table:table-cell>
          <table:table-cell office:value-type="float" office:value="14688000" calcext:value-type="float">
            <text:p>14,688,000</text:p>
          </table:table-cell>
          <table:table-cell office:value-type="float" office:value="0.914091229438782" calcext:value-type="float">
            <text:p>0.9141</text:p>
          </table:table-cell>
          <table:table-cell table:style-name="ce21" table:formula="of:=[.G103]/[.C103]" office:value-type="float" office:value="0.0102476598734547" calcext:value-type="float">
            <text:p>0.0102477</text:p>
          </table:table-cell>
        </table:table-row>
        <table:table-row table:style-name="ro1">
          <table:table-cell table:style-name="ce4" office:value-type="float" office:value="1744096198.43645" calcext:value-type="float">
            <text:p>1744096198.43645</text:p>
          </table:table-cell>
          <table:table-cell table:style-name="ce9" office:value-type="float" office:value="14832000" calcext:value-type="float">
            <text:p>14,832,000</text:p>
          </table:table-cell>
          <table:table-cell table:style-name="ce14" office:value-type="float" office:value="32.5999984741211" calcext:value-type="float">
            <text:p>32.60</text:p>
          </table:table-cell>
          <table:table-cell table:style-name="ce4"/>
          <table:table-cell table:style-name="ce4" office:value-type="float" office:value="1744096198.43648" calcext:value-type="float">
            <text:p>1744096198.43648</text:p>
          </table:table-cell>
          <table:table-cell table:style-name="ce9" office:value-type="float" office:value="14832000" calcext:value-type="float">
            <text:p>14,832,000</text:p>
          </table:table-cell>
          <table:table-cell table:style-name="ce19" office:value-type="float" office:value="1.05661141872406" calcext:value-type="float">
            <text:p>1.0566</text:p>
          </table:table-cell>
          <table:table-cell table:style-name="ce24" table:formula="of:=[.G104]/[.C104]" office:value-type="float" office:value="0.0324113947294455" calcext:value-type="float">
            <text:p>0.0324114</text:p>
          </table:table-cell>
        </table:table-row>
        <table:table-row table:style-name="ro1">
          <table:table-cell office:value-type="float" office:value="1744096976.0795" calcext:value-type="float">
            <text:p>1744096976.0795</text:p>
          </table:table-cell>
          <table:table-cell office:value-type="float" office:value="14976000" calcext:value-type="float">
            <text:p>14,976,000</text:p>
          </table:table-cell>
          <table:table-cell office:value-type="float" office:value="50.4000015258789" calcext:value-type="float">
            <text:p>50.40</text:p>
          </table:table-cell>
          <table:table-cell/>
          <table:table-cell office:value-type="float" office:value="1744096976.07953" calcext:value-type="float">
            <text:p>1744096976.07953</text:p>
          </table:table-cell>
          <table:table-cell office:value-type="float" office:value="14976000" calcext:value-type="float">
            <text:p>14,976,000</text:p>
          </table:table-cell>
          <table:table-cell office:value-type="float" office:value="0.669363796710968" calcext:value-type="float">
            <text:p>0.6694</text:p>
          </table:table-cell>
          <table:table-cell table:style-name="ce21" table:formula="of:=[.G105]/[.C105]" office:value-type="float" office:value="0.0132810273104311" calcext:value-type="float">
            <text:p>0.0132810</text:p>
          </table:table-cell>
        </table:table-row>
        <table:table-row table:style-name="ro1">
          <table:table-cell office:value-type="float" office:value="1744097365.85598" calcext:value-type="float">
            <text:p>1744097365.85598</text:p>
          </table:table-cell>
          <table:table-cell office:value-type="float" office:value="15120000" calcext:value-type="float">
            <text:p>15,120,000</text:p>
          </table:table-cell>
          <table:table-cell office:value-type="float" office:value="194.199996948242" calcext:value-type="float">
            <text:p>194.20</text:p>
          </table:table-cell>
          <table:table-cell/>
          <table:table-cell office:value-type="float" office:value="1744097365.85601" calcext:value-type="float">
            <text:p>1744097365.85601</text:p>
          </table:table-cell>
          <table:table-cell office:value-type="float" office:value="15120000" calcext:value-type="float">
            <text:p>15,120,000</text:p>
          </table:table-cell>
          <table:table-cell office:value-type="float" office:value="5.97170448303223" calcext:value-type="float">
            <text:p>5.9717</text:p>
          </table:table-cell>
          <table:table-cell table:style-name="ce21" table:formula="of:=[.G106]/[.C106]" office:value-type="float" office:value="0.0307502810343699" calcext:value-type="float">
            <text:p>0.0307503</text:p>
          </table:table-cell>
        </table:table-row>
        <table:table-row table:style-name="ro1">
          <table:table-cell office:value-type="float" office:value="1744098134.0432" calcext:value-type="float">
            <text:p>1744098134.0432</text:p>
          </table:table-cell>
          <table:table-cell office:value-type="float" office:value="15264000" calcext:value-type="float">
            <text:p>15,264,000</text:p>
          </table:table-cell>
          <table:table-cell office:value-type="float" office:value="125.800003051758" calcext:value-type="float">
            <text:p>125.80</text:p>
          </table:table-cell>
          <table:table-cell/>
          <table:table-cell office:value-type="float" office:value="1744098134.04323" calcext:value-type="float">
            <text:p>1744098134.04323</text:p>
          </table:table-cell>
          <table:table-cell office:value-type="float" office:value="15264000" calcext:value-type="float">
            <text:p>15,264,000</text:p>
          </table:table-cell>
          <table:table-cell office:value-type="float" office:value="2.93314385414124" calcext:value-type="float">
            <text:p>2.9331</text:p>
          </table:table-cell>
          <table:table-cell table:style-name="ce21" table:formula="of:=[.G107]/[.C107]" office:value-type="float" office:value="0.0233159283226285" calcext:value-type="float">
            <text:p>0.0233159</text:p>
          </table:table-cell>
        </table:table-row>
        <table:table-row table:style-name="ro1">
          <table:table-cell table:style-name="ce4" office:value-type="float" office:value="1744098517.62573" calcext:value-type="float">
            <text:p>1744098517.62573</text:p>
          </table:table-cell>
          <table:table-cell table:style-name="ce9" office:value-type="float" office:value="15408000" calcext:value-type="float">
            <text:p>15,408,000</text:p>
          </table:table-cell>
          <table:table-cell table:style-name="ce14" office:value-type="float" office:value="33.4000015258789" calcext:value-type="float">
            <text:p>33.40</text:p>
          </table:table-cell>
          <table:table-cell table:style-name="ce4"/>
          <table:table-cell table:style-name="ce4" office:value-type="float" office:value="1744098517.62576" calcext:value-type="float">
            <text:p>1744098517.62576</text:p>
          </table:table-cell>
          <table:table-cell table:style-name="ce9" office:value-type="float" office:value="15408000" calcext:value-type="float">
            <text:p>15,408,000</text:p>
          </table:table-cell>
          <table:table-cell table:style-name="ce19" office:value-type="float" office:value="1.86769485473633" calcext:value-type="float">
            <text:p>1.8677</text:p>
          </table:table-cell>
          <table:table-cell table:style-name="ce24" table:formula="of:=[.G108]/[.C108]" office:value-type="float" office:value="0.0559190050721766" calcext:value-type="float">
            <text:p>0.0559190</text:p>
          </table:table-cell>
        </table:table-row>
        <table:table-row table:style-name="ro1">
          <table:table-cell office:value-type="float" office:value="1744099246.62171" calcext:value-type="float">
            <text:p>1744099246.62171</text:p>
          </table:table-cell>
          <table:table-cell office:value-type="float" office:value="15552000" calcext:value-type="float">
            <text:p>15,552,000</text:p>
          </table:table-cell>
          <table:table-cell office:value-type="float" office:value="141" calcext:value-type="float">
            <text:p>141.00</text:p>
          </table:table-cell>
          <table:table-cell/>
          <table:table-cell office:value-type="float" office:value="1744099246.62175" calcext:value-type="float">
            <text:p>1744099246.62175</text:p>
          </table:table-cell>
          <table:table-cell office:value-type="float" office:value="15552000" calcext:value-type="float">
            <text:p>15,552,000</text:p>
          </table:table-cell>
          <table:table-cell office:value-type="float" office:value="1.92843222618103" calcext:value-type="float">
            <text:p>1.9284</text:p>
          </table:table-cell>
          <table:table-cell table:style-name="ce21" table:formula="of:=[.G109]/[.C109]" office:value-type="float" office:value="0.0136768242991562" calcext:value-type="float">
            <text:p>0.0136768</text:p>
          </table:table-cell>
        </table:table-row>
        <table:table-row table:style-name="ro1">
          <table:table-cell office:value-type="float" office:value="1744099632.60715" calcext:value-type="float">
            <text:p>1744099632.60715</text:p>
          </table:table-cell>
          <table:table-cell office:value-type="float" office:value="15696000" calcext:value-type="float">
            <text:p>15,696,000</text:p>
          </table:table-cell>
          <table:table-cell office:value-type="float" office:value="46" calcext:value-type="float">
            <text:p>46.00</text:p>
          </table:table-cell>
          <table:table-cell/>
          <table:table-cell office:value-type="float" office:value="1744099632.60719" calcext:value-type="float">
            <text:p>1744099632.60719</text:p>
          </table:table-cell>
          <table:table-cell office:value-type="float" office:value="15696000" calcext:value-type="float">
            <text:p>15,696,000</text:p>
          </table:table-cell>
          <table:table-cell office:value-type="float" office:value="0.549796223640442" calcext:value-type="float">
            <text:p>0.5498</text:p>
          </table:table-cell>
          <table:table-cell table:style-name="ce21" table:formula="of:=[.G110]/[.C110]" office:value-type="float" office:value="0.0119520918182705" calcext:value-type="float">
            <text:p>0.0119521</text:p>
          </table:table-cell>
        </table:table-row>
        <table:table-row table:style-name="ro1">
          <table:table-cell office:value-type="float" office:value="1744100371.0267" calcext:value-type="float">
            <text:p>1744100371.0267</text:p>
          </table:table-cell>
          <table:table-cell office:value-type="float" office:value="15840000" calcext:value-type="float">
            <text:p>15,840,000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float" office:value="1744100371.02676" calcext:value-type="float">
            <text:p>1744100371.02676</text:p>
          </table:table-cell>
          <table:table-cell office:value-type="float" office:value="15840000" calcext:value-type="float">
            <text:p>15,840,000</text:p>
          </table:table-cell>
          <table:table-cell office:value-type="float" office:value="-0.0237964000552893" calcext:value-type="float">
            <text:p>-0.0238</text:p>
          </table:table-cell>
          <table:table-cell table:style-name="ce21" table:formula="of:=[.G111]/[.C111]" office:value-type="float" office:value="-0.00118982000276446" calcext:value-type="float">
            <text:p>-0.0011898</text:p>
          </table:table-cell>
        </table:table-row>
        <table:table-row table:style-name="ro1">
          <table:table-cell office:value-type="float" office:value="1744100762.28303" calcext:value-type="float">
            <text:p>1744100762.28303</text:p>
          </table:table-cell>
          <table:table-cell office:value-type="float" office:value="15984000" calcext:value-type="float">
            <text:p>15,984,000</text:p>
          </table:table-cell>
          <table:table-cell office:value-type="float" office:value="167.800003051758" calcext:value-type="float">
            <text:p>167.80</text:p>
          </table:table-cell>
          <table:table-cell/>
          <table:table-cell office:value-type="float" office:value="1744100762.28307" calcext:value-type="float">
            <text:p>1744100762.28307</text:p>
          </table:table-cell>
          <table:table-cell office:value-type="float" office:value="15984000" calcext:value-type="float">
            <text:p>15,984,000</text:p>
          </table:table-cell>
          <table:table-cell office:value-type="float" office:value="1.75449502468109" calcext:value-type="float">
            <text:p>1.7545</text:p>
          </table:table-cell>
          <table:table-cell table:style-name="ce21" table:formula="of:=[.G112]/[.C112]" office:value-type="float" office:value="0.0104558700403594" calcext:value-type="float">
            <text:p>0.0104559</text:p>
          </table:table-cell>
        </table:table-row>
        <table:table-row table:style-name="ro1">
          <table:table-cell table:style-name="ce4" office:value-type="float" office:value="1744101533.94834" calcext:value-type="float">
            <text:p>1744101533.94834</text:p>
          </table:table-cell>
          <table:table-cell table:style-name="ce9" office:value-type="float" office:value="16128000" calcext:value-type="float">
            <text:p>16,128,000</text:p>
          </table:table-cell>
          <table:table-cell table:style-name="ce14" office:value-type="float" office:value="35.4000015258789" calcext:value-type="float">
            <text:p>35.40</text:p>
          </table:table-cell>
          <table:table-cell table:style-name="ce4"/>
          <table:table-cell table:style-name="ce4" office:value-type="float" office:value="1744101533.94837" calcext:value-type="float">
            <text:p>1744101533.94837</text:p>
          </table:table-cell>
          <table:table-cell table:style-name="ce9" office:value-type="float" office:value="16128000" calcext:value-type="float">
            <text:p>16,128,000</text:p>
          </table:table-cell>
          <table:table-cell table:style-name="ce19" office:value-type="float" office:value="1.88249719142914" calcext:value-type="float">
            <text:p>1.8825</text:p>
          </table:table-cell>
          <table:table-cell table:style-name="ce24" table:formula="of:=[.G113]/[.C113]" office:value-type="float" office:value="0.0531778844713595" calcext:value-type="float">
            <text:p>0.0531779</text:p>
          </table:table-cell>
        </table:table-row>
        <table:table-row table:style-name="ro1">
          <table:table-cell office:value-type="float" office:value="1744101929.76561" calcext:value-type="float">
            <text:p>1744101929.76561</text:p>
          </table:table-cell>
          <table:table-cell office:value-type="float" office:value="16272000" calcext:value-type="float">
            <text:p>16,272,000</text:p>
          </table:table-cell>
          <table:table-cell office:value-type="float" office:value="128.800003051758" calcext:value-type="float">
            <text:p>128.80</text:p>
          </table:table-cell>
          <table:table-cell/>
          <table:table-cell office:value-type="float" office:value="1744101929.76564" calcext:value-type="float">
            <text:p>1744101929.76564</text:p>
          </table:table-cell>
          <table:table-cell office:value-type="float" office:value="16272000" calcext:value-type="float">
            <text:p>16,272,000</text:p>
          </table:table-cell>
          <table:table-cell office:value-type="float" office:value="0.535066425800324" calcext:value-type="float">
            <text:p>0.5351</text:p>
          </table:table-cell>
          <table:table-cell table:style-name="ce21" table:formula="of:=[.G114]/[.C114]" office:value-type="float" office:value="0.00415424233790825" calcext:value-type="float">
            <text:p>0.0041542</text:p>
          </table:table-cell>
        </table:table-row>
        <table:table-row table:style-name="ro1">
          <table:table-cell office:value-type="float" office:value="1744102327.05896" calcext:value-type="float">
            <text:p>1744102327.05896</text:p>
          </table:table-cell>
          <table:table-cell office:value-type="float" office:value="16416000" calcext:value-type="float">
            <text:p>16,416,000</text:p>
          </table:table-cell>
          <table:table-cell office:value-type="float" office:value="266.600006103516" calcext:value-type="float">
            <text:p>266.60</text:p>
          </table:table-cell>
          <table:table-cell/>
          <table:table-cell office:value-type="float" office:value="1744102327.059" calcext:value-type="float">
            <text:p>1744102327.059</text:p>
          </table:table-cell>
          <table:table-cell office:value-type="float" office:value="16416000" calcext:value-type="float">
            <text:p>16,416,000</text:p>
          </table:table-cell>
          <table:table-cell office:value-type="float" office:value="1.35848617553711" calcext:value-type="float">
            <text:p>1.3585</text:p>
          </table:table-cell>
          <table:table-cell table:style-name="ce21" table:formula="of:=[.G115]/[.C115]" office:value-type="float" office:value="0.00509559694087042" calcext:value-type="float">
            <text:p>0.0050956</text:p>
          </table:table-cell>
        </table:table-row>
        <table:table-row table:style-name="ro1">
          <table:table-cell office:value-type="float" office:value="1744103083.84199" calcext:value-type="float">
            <text:p>1744103083.84199</text:p>
          </table:table-cell>
          <table:table-cell office:value-type="float" office:value="16560000" calcext:value-type="float">
            <text:p>16,560,000</text:p>
          </table:table-cell>
          <table:table-cell office:value-type="float" office:value="34" calcext:value-type="float">
            <text:p>34.00</text:p>
          </table:table-cell>
          <table:table-cell/>
          <table:table-cell office:value-type="float" office:value="1744103083.84203" calcext:value-type="float">
            <text:p>1744103083.84203</text:p>
          </table:table-cell>
          <table:table-cell office:value-type="float" office:value="16560000" calcext:value-type="float">
            <text:p>16,560,000</text:p>
          </table:table-cell>
          <table:table-cell office:value-type="float" office:value="0.591849386692047" calcext:value-type="float">
            <text:p>0.5918</text:p>
          </table:table-cell>
          <table:table-cell table:style-name="ce21" table:formula="of:=[.G116]/[.C116]" office:value-type="float" office:value="0.0174073349027073" calcext:value-type="float">
            <text:p>0.0174073</text:p>
          </table:table-cell>
        </table:table-row>
        <table:table-row table:style-name="ro1">
          <table:table-cell office:value-type="float" office:value="1744103449.30009" calcext:value-type="float">
            <text:p>1744103449.30009</text:p>
          </table:table-cell>
          <table:table-cell office:value-type="float" office:value="16704000" calcext:value-type="float">
            <text:p>16,704,000</text:p>
          </table:table-cell>
          <table:table-cell office:value-type="float" office:value="200.800003051758" calcext:value-type="float">
            <text:p>200.80</text:p>
          </table:table-cell>
          <table:table-cell/>
          <table:table-cell office:value-type="float" office:value="1744103449.30012" calcext:value-type="float">
            <text:p>1744103449.30012</text:p>
          </table:table-cell>
          <table:table-cell office:value-type="float" office:value="16704000" calcext:value-type="float">
            <text:p>16,704,000</text:p>
          </table:table-cell>
          <table:table-cell office:value-type="float" office:value="5.98990821838379" calcext:value-type="float">
            <text:p>5.9899</text:p>
          </table:table-cell>
          <table:table-cell table:style-name="ce21" table:formula="of:=[.G117]/[.C117]" office:value-type="float" office:value="0.0298302197577151" calcext:value-type="float">
            <text:p>0.0298302</text:p>
          </table:table-cell>
        </table:table-row>
        <table:table-row table:style-name="ro1">
          <table:table-cell office:value-type="float" office:value="1744104196.92965" calcext:value-type="float">
            <text:p>1744104196.92965</text:p>
          </table:table-cell>
          <table:table-cell office:value-type="float" office:value="16848000" calcext:value-type="float">
            <text:p>16,848,000</text:p>
          </table:table-cell>
          <table:table-cell office:value-type="float" office:value="85.8000030517578" calcext:value-type="float">
            <text:p>85.80</text:p>
          </table:table-cell>
          <table:table-cell/>
          <table:table-cell office:value-type="float" office:value="1744104196.92968" calcext:value-type="float">
            <text:p>1744104196.92968</text:p>
          </table:table-cell>
          <table:table-cell office:value-type="float" office:value="16848000" calcext:value-type="float">
            <text:p>16,848,000</text:p>
          </table:table-cell>
          <table:table-cell office:value-type="float" office:value="0.412914991378784" calcext:value-type="float">
            <text:p>0.4129</text:p>
          </table:table-cell>
          <table:table-cell table:style-name="ce21" table:formula="of:=[.G118]/[.C118]" office:value-type="float" office:value="0.00481252886587543" calcext:value-type="float">
            <text:p>0.0048125</text:p>
          </table:table-cell>
        </table:table-row>
        <table:table-row table:style-name="ro1">
          <table:table-cell office:value-type="float" office:value="1744104568.07721" calcext:value-type="float">
            <text:p>1744104568.07721</text:p>
          </table:table-cell>
          <table:table-cell office:value-type="float" office:value="16992000" calcext:value-type="float">
            <text:p>16,992,000</text:p>
          </table:table-cell>
          <table:table-cell office:value-type="float" office:value="121.400001525879" calcext:value-type="float">
            <text:p>121.40</text:p>
          </table:table-cell>
          <table:table-cell/>
          <table:table-cell office:value-type="float" office:value="1744104568.07725" calcext:value-type="float">
            <text:p>1744104568.07725</text:p>
          </table:table-cell>
          <table:table-cell office:value-type="float" office:value="16992000" calcext:value-type="float">
            <text:p>16,992,000</text:p>
          </table:table-cell>
          <table:table-cell office:value-type="float" office:value="1.89569294452667" calcext:value-type="float">
            <text:p>1.8957</text:p>
          </table:table-cell>
          <table:table-cell table:style-name="ce21" table:formula="of:=[.G119]/[.C119]" office:value-type="float" office:value="0.0156152629382181" calcext:value-type="float">
            <text:p>0.0156153</text:p>
          </table:table-cell>
        </table:table-row>
        <table:table-row table:style-name="ro1">
          <table:table-cell office:value-type="float" office:value="1744105311.22971" calcext:value-type="float">
            <text:p>1744105311.22971</text:p>
          </table:table-cell>
          <table:table-cell office:value-type="float" office:value="17136000" calcext:value-type="float">
            <text:p>17,136,000</text:p>
          </table:table-cell>
          <table:table-cell office:value-type="float" office:value="169.800003051758" calcext:value-type="float">
            <text:p>169.80</text:p>
          </table:table-cell>
          <table:table-cell/>
          <table:table-cell office:value-type="float" office:value="1744105311.22975" calcext:value-type="float">
            <text:p>1744105311.22975</text:p>
          </table:table-cell>
          <table:table-cell office:value-type="float" office:value="17136000" calcext:value-type="float">
            <text:p>17,136,000</text:p>
          </table:table-cell>
          <table:table-cell office:value-type="float" office:value="3.94278931617737" calcext:value-type="float">
            <text:p>3.9428</text:p>
          </table:table-cell>
          <table:table-cell table:style-name="ce21" table:formula="of:=[.G120]/[.C120]" office:value-type="float" office:value="0.0232201957910186" calcext:value-type="float">
            <text:p>0.0232202</text:p>
          </table:table-cell>
        </table:table-row>
        <table:table-row table:style-name="ro1">
          <table:table-cell office:value-type="float" office:value="1744105706.65616" calcext:value-type="float">
            <text:p>1744105706.65616</text:p>
          </table:table-cell>
          <table:table-cell office:value-type="float" office:value="17280000" calcext:value-type="float">
            <text:p>17,280,000</text:p>
          </table:table-cell>
          <table:table-cell office:value-type="float" office:value="117" calcext:value-type="float">
            <text:p>117.00</text:p>
          </table:table-cell>
          <table:table-cell/>
          <table:table-cell office:value-type="float" office:value="1744105706.65621" calcext:value-type="float">
            <text:p>1744105706.65621</text:p>
          </table:table-cell>
          <table:table-cell office:value-type="float" office:value="17280000" calcext:value-type="float">
            <text:p>17,280,000</text:p>
          </table:table-cell>
          <table:table-cell office:value-type="float" office:value="-0.219336599111557" calcext:value-type="float">
            <text:p>-0.2193</text:p>
          </table:table-cell>
          <table:table-cell table:style-name="ce21" table:formula="of:=[.G121]/[.C121]" office:value-type="float" office:value="-0.00187467178727827" calcext:value-type="float">
            <text:p>-0.0018747</text:p>
          </table:table-cell>
        </table:table-row>
        <table:table-row table:style-name="ro1">
          <table:table-cell office:value-type="float" office:value="1744106429.85707" calcext:value-type="float">
            <text:p>1744106429.85707</text:p>
          </table:table-cell>
          <table:table-cell office:value-type="float" office:value="17424000" calcext:value-type="float">
            <text:p>17,424,000</text:p>
          </table:table-cell>
          <table:table-cell office:value-type="float" office:value="70" calcext:value-type="float">
            <text:p>70.00</text:p>
          </table:table-cell>
          <table:table-cell/>
          <table:table-cell office:value-type="float" office:value="1744106429.85713" calcext:value-type="float">
            <text:p>1744106429.85713</text:p>
          </table:table-cell>
          <table:table-cell office:value-type="float" office:value="17424000" calcext:value-type="float">
            <text:p>17,424,000</text:p>
          </table:table-cell>
          <table:table-cell office:value-type="float" office:value="-0.580027222633362" calcext:value-type="float">
            <text:p>-0.5800</text:p>
          </table:table-cell>
          <table:table-cell table:style-name="ce21" table:formula="of:=[.G122]/[.C122]" office:value-type="float" office:value="-0.0082861031804766" calcext:value-type="float">
            <text:p>-0.0082861</text:p>
          </table:table-cell>
        </table:table-row>
        <table:table-row table:style-name="ro1">
          <table:table-cell office:value-type="float" office:value="1744106796.22602" calcext:value-type="float">
            <text:p>1744106796.22602</text:p>
          </table:table-cell>
          <table:table-cell office:value-type="float" office:value="17568000" calcext:value-type="float">
            <text:p>17,568,000</text:p>
          </table:table-cell>
          <table:table-cell office:value-type="float" office:value="79.1999969482422" calcext:value-type="float">
            <text:p>79.20</text:p>
          </table:table-cell>
          <table:table-cell/>
          <table:table-cell office:value-type="float" office:value="1744106796.22606" calcext:value-type="float">
            <text:p>1744106796.22606</text:p>
          </table:table-cell>
          <table:table-cell office:value-type="float" office:value="17568000" calcext:value-type="float">
            <text:p>17,568,000</text:p>
          </table:table-cell>
          <table:table-cell office:value-type="float" office:value="0.581244826316834" calcext:value-type="float">
            <text:p>0.5812</text:p>
          </table:table-cell>
          <table:table-cell table:style-name="ce21" table:formula="of:=[.G123]/[.C123]" office:value-type="float" office:value="0.00733895011001934" calcext:value-type="float">
            <text:p>0.0073390</text:p>
          </table:table-cell>
        </table:table-row>
        <table:table-row table:style-name="ro1">
          <table:table-cell office:value-type="float" office:value="1744107498.81471" calcext:value-type="float">
            <text:p>1744107498.81471</text:p>
          </table:table-cell>
          <table:table-cell office:value-type="float" office:value="17712000" calcext:value-type="float">
            <text:p>17,712,000</text:p>
          </table:table-cell>
          <table:table-cell office:value-type="float" office:value="186.199996948242" calcext:value-type="float">
            <text:p>186.20</text:p>
          </table:table-cell>
          <table:table-cell/>
          <table:table-cell office:value-type="float" office:value="1744107498.81478" calcext:value-type="float">
            <text:p>1744107498.81478</text:p>
          </table:table-cell>
          <table:table-cell office:value-type="float" office:value="17712000" calcext:value-type="float">
            <text:p>17,712,000</text:p>
          </table:table-cell>
          <table:table-cell office:value-type="float" office:value="2.64453601837158" calcext:value-type="float">
            <text:p>2.6445</text:p>
          </table:table-cell>
          <table:table-cell table:style-name="ce21" table:formula="of:=[.G124]/[.C124]" office:value-type="float" office:value="0.014202664133806" calcext:value-type="float">
            <text:p>0.0142027</text:p>
          </table:table-cell>
        </table:table-row>
        <table:table-row table:style-name="ro1">
          <table:table-cell office:value-type="float" office:value="1744107878.05935" calcext:value-type="float">
            <text:p>1744107878.05935</text:p>
          </table:table-cell>
          <table:table-cell office:value-type="float" office:value="17856000" calcext:value-type="float">
            <text:p>17,856,000</text:p>
          </table:table-cell>
          <table:table-cell office:value-type="float" office:value="99" calcext:value-type="float">
            <text:p>99.00</text:p>
          </table:table-cell>
          <table:table-cell/>
          <table:table-cell office:value-type="float" office:value="1744107878.05939" calcext:value-type="float">
            <text:p>1744107878.05939</text:p>
          </table:table-cell>
          <table:table-cell office:value-type="float" office:value="17856000" calcext:value-type="float">
            <text:p>17,856,000</text:p>
          </table:table-cell>
          <table:table-cell office:value-type="float" office:value="-0.0217182002961636" calcext:value-type="float">
            <text:p>-0.0217</text:p>
          </table:table-cell>
          <table:table-cell table:style-name="ce21" table:formula="of:=[.G125]/[.C125]" office:value-type="float" office:value="-0.000219375760567309" calcext:value-type="float">
            <text:p>-0.0002194</text:p>
          </table:table-cell>
        </table:table-row>
        <table:table-row table:style-name="ro1">
          <table:table-cell office:value-type="float" office:value="1744108604.9248" calcext:value-type="float">
            <text:p>1744108604.9248</text:p>
          </table:table-cell>
          <table:table-cell office:value-type="float" office:value="18000000" calcext:value-type="float">
            <text:p>18,000,000</text:p>
          </table:table-cell>
          <table:table-cell office:value-type="float" office:value="31" calcext:value-type="float">
            <text:p>31.00</text:p>
          </table:table-cell>
          <table:table-cell/>
          <table:table-cell office:value-type="float" office:value="1744108604.92483" calcext:value-type="float">
            <text:p>1744108604.92483</text:p>
          </table:table-cell>
          <table:table-cell office:value-type="float" office:value="18000000" calcext:value-type="float">
            <text:p>18,000,000</text:p>
          </table:table-cell>
          <table:table-cell office:value-type="float" office:value="-0.200992792844772" calcext:value-type="float">
            <text:p>-0.2010</text:p>
          </table:table-cell>
          <table:table-cell table:style-name="ce21" table:formula="of:=[.G126]/[.C126]" office:value-type="float" office:value="-0.00648363847886362" calcext:value-type="float">
            <text:p>-0.0064836</text:p>
          </table:table-cell>
        </table:table-row>
        <table:table-row table:style-name="ro1">
          <table:table-cell office:value-type="float" office:value="1744108977.6564" calcext:value-type="float">
            <text:p>1744108977.6564</text:p>
          </table:table-cell>
          <table:table-cell office:value-type="float" office:value="18144000" calcext:value-type="float">
            <text:p>18,144,000</text:p>
          </table:table-cell>
          <table:table-cell office:value-type="float" office:value="48.2000007629395" calcext:value-type="float">
            <text:p>48.20</text:p>
          </table:table-cell>
          <table:table-cell/>
          <table:table-cell office:value-type="float" office:value="1744108977.65643" calcext:value-type="float">
            <text:p>1744108977.65643</text:p>
          </table:table-cell>
          <table:table-cell office:value-type="float" office:value="18144000" calcext:value-type="float">
            <text:p>18,144,000</text:p>
          </table:table-cell>
          <table:table-cell office:value-type="float" office:value="0.440958201885223" calcext:value-type="float">
            <text:p>0.4410</text:p>
          </table:table-cell>
          <table:table-cell table:style-name="ce21" table:formula="of:=[.G127]/[.C127]" office:value-type="float" office:value="0.00914851026774821" calcext:value-type="float">
            <text:p>0.0091485</text:p>
          </table:table-cell>
        </table:table-row>
        <table:table-row table:style-name="ro1">
          <table:table-cell office:value-type="float" office:value="1744109707.56804" calcext:value-type="float">
            <text:p>1744109707.56804</text:p>
          </table:table-cell>
          <table:table-cell office:value-type="float" office:value="18288000" calcext:value-type="float">
            <text:p>18,288,000</text:p>
          </table:table-cell>
          <table:table-cell office:value-type="float" office:value="214.600006103516" calcext:value-type="float">
            <text:p>214.60</text:p>
          </table:table-cell>
          <table:table-cell/>
          <table:table-cell office:value-type="float" office:value="1744109707.56808" calcext:value-type="float">
            <text:p>1744109707.56808</text:p>
          </table:table-cell>
          <table:table-cell office:value-type="float" office:value="18288000" calcext:value-type="float">
            <text:p>18,288,000</text:p>
          </table:table-cell>
          <table:table-cell office:value-type="float" office:value="3.02761960029602" calcext:value-type="float">
            <text:p>3.0276</text:p>
          </table:table-cell>
          <table:table-cell table:style-name="ce21" table:formula="of:=[.G128]/[.C128]" office:value-type="float" office:value="0.0141081990409432" calcext:value-type="float">
            <text:p>0.0141082</text:p>
          </table:table-cell>
        </table:table-row>
        <table:table-row table:style-name="ro1">
          <table:table-cell office:value-type="float" office:value="1744110089.70506" calcext:value-type="float">
            <text:p>1744110089.70506</text:p>
          </table:table-cell>
          <table:table-cell office:value-type="float" office:value="18432000" calcext:value-type="float">
            <text:p>18,432,000</text:p>
          </table:table-cell>
          <table:table-cell office:value-type="float" office:value="26" calcext:value-type="float">
            <text:p>26.00</text:p>
          </table:table-cell>
          <table:table-cell/>
          <table:table-cell office:value-type="float" office:value="1744110089.7051" calcext:value-type="float">
            <text:p>1744110089.7051</text:p>
          </table:table-cell>
          <table:table-cell office:value-type="float" office:value="18432000" calcext:value-type="float">
            <text:p>18,432,000</text:p>
          </table:table-cell>
          <table:table-cell office:value-type="float" office:value="0.0219477992504835" calcext:value-type="float">
            <text:p>0.0219</text:p>
          </table:table-cell>
          <table:table-cell table:style-name="ce21" table:formula="of:=[.G129]/[.C129]" office:value-type="float" office:value="0.000844146125018597" calcext:value-type="float">
            <text:p>0.0008441</text:p>
          </table:table-cell>
        </table:table-row>
        <table:table-row table:style-name="ro1">
          <table:table-cell office:value-type="float" office:value="1744110443.35346" calcext:value-type="float">
            <text:p>1744110443.35346</text:p>
          </table:table-cell>
          <table:table-cell office:value-type="float" office:value="18576000" calcext:value-type="float">
            <text:p>18,576,000</text:p>
          </table:table-cell>
          <table:table-cell office:value-type="float" office:value="15.8000001907349" calcext:value-type="float">
            <text:p>15.80</text:p>
          </table:table-cell>
          <table:table-cell/>
          <table:table-cell office:value-type="float" office:value="1744110443.3535" calcext:value-type="float">
            <text:p>1744110443.3535</text:p>
          </table:table-cell>
          <table:table-cell office:value-type="float" office:value="18576000" calcext:value-type="float">
            <text:p>18,576,000</text:p>
          </table:table-cell>
          <table:table-cell office:value-type="float" office:value="-0.310871213674545" calcext:value-type="float">
            <text:p>-0.3109</text:p>
          </table:table-cell>
          <table:table-cell table:style-name="ce21" table:formula="of:=[.G130]/[.C130]" office:value-type="float" office:value="-0.0196753930330229" calcext:value-type="float">
            <text:p>-0.0196754</text:p>
          </table:table-cell>
        </table:table-row>
        <table:table-row table:style-name="ro1">
          <table:table-cell office:value-type="float" office:value="1744111184.41247" calcext:value-type="float">
            <text:p>1744111184.41247</text:p>
          </table:table-cell>
          <table:table-cell office:value-type="float" office:value="18720000" calcext:value-type="float">
            <text:p>18,720,000</text:p>
          </table:table-cell>
          <table:table-cell office:value-type="float" office:value="9.19999980926514" calcext:value-type="float">
            <text:p>9.20</text:p>
          </table:table-cell>
          <table:table-cell/>
          <table:table-cell office:value-type="float" office:value="1744111184.41252" calcext:value-type="float">
            <text:p>1744111184.41252</text:p>
          </table:table-cell>
          <table:table-cell office:value-type="float" office:value="18720000" calcext:value-type="float">
            <text:p>18,720,000</text:p>
          </table:table-cell>
          <table:table-cell office:value-type="float" office:value="-0.0493861995637417" calcext:value-type="float">
            <text:p>-0.0494</text:p>
          </table:table-cell>
          <table:table-cell table:style-name="ce21" table:formula="of:=[.G131]/[.C131]" office:value-type="float" office:value="-0.00536806528126292" calcext:value-type="float">
            <text:p>-0.0053681</text:p>
          </table:table-cell>
        </table:table-row>
        <table:table-row table:style-name="ro1">
          <table:table-cell office:value-type="float" office:value="1744111554.59488" calcext:value-type="float">
            <text:p>1744111554.59488</text:p>
          </table:table-cell>
          <table:table-cell office:value-type="float" office:value="18864000" calcext:value-type="float">
            <text:p>18,864,000</text:p>
          </table:table-cell>
          <table:table-cell office:value-type="float" office:value="94.5999984741211" calcext:value-type="float">
            <text:p>94.60</text:p>
          </table:table-cell>
          <table:table-cell/>
          <table:table-cell office:value-type="float" office:value="1744111554.59493" calcext:value-type="float">
            <text:p>1744111554.59493</text:p>
          </table:table-cell>
          <table:table-cell office:value-type="float" office:value="18864000" calcext:value-type="float">
            <text:p>18,864,000</text:p>
          </table:table-cell>
          <table:table-cell office:value-type="float" office:value="0.332983613014221" calcext:value-type="float">
            <text:p>0.3330</text:p>
          </table:table-cell>
          <table:table-cell table:style-name="ce21" table:formula="of:=[.G132]/[.C132]" office:value-type="float" office:value="0.0035199113994205" calcext:value-type="float">
            <text:p>0.0035199</text:p>
          </table:table-cell>
        </table:table-row>
        <table:table-row table:style-name="ro1">
          <table:table-cell office:value-type="float" office:value="1744112313.84186" calcext:value-type="float">
            <text:p>1744112313.84186</text:p>
          </table:table-cell>
          <table:table-cell office:value-type="float" office:value="19008000" calcext:value-type="float">
            <text:p>19,008,000</text:p>
          </table:table-cell>
          <table:table-cell office:value-type="float" office:value="95.5999984741211" calcext:value-type="float">
            <text:p>95.60</text:p>
          </table:table-cell>
          <table:table-cell/>
          <table:table-cell office:value-type="float" office:value="1744112313.84192" calcext:value-type="float">
            <text:p>1744112313.84192</text:p>
          </table:table-cell>
          <table:table-cell office:value-type="float" office:value="19008000" calcext:value-type="float">
            <text:p>19,008,000</text:p>
          </table:table-cell>
          <table:table-cell office:value-type="float" office:value="2.38702869415283" calcext:value-type="float">
            <text:p>2.3870</text:p>
          </table:table-cell>
          <table:table-cell table:style-name="ce21" table:formula="of:=[.G133]/[.C133]" office:value-type="float" office:value="0.0249689197934349" calcext:value-type="float">
            <text:p>0.0249689</text:p>
          </table:table-cell>
        </table:table-row>
        <table:table-row table:style-name="ro1">
          <table:table-cell office:value-type="float" office:value="1744112688.74603" calcext:value-type="float">
            <text:p>1744112688.74603</text:p>
          </table:table-cell>
          <table:table-cell office:value-type="float" office:value="19152000" calcext:value-type="float">
            <text:p>19,152,000</text:p>
          </table:table-cell>
          <table:table-cell office:value-type="float" office:value="67" calcext:value-type="float">
            <text:p>67.00</text:p>
          </table:table-cell>
          <table:table-cell/>
          <table:table-cell office:value-type="float" office:value="1744112688.74607" calcext:value-type="float">
            <text:p>1744112688.74607</text:p>
          </table:table-cell>
          <table:table-cell office:value-type="float" office:value="19152000" calcext:value-type="float">
            <text:p>19,152,000</text:p>
          </table:table-cell>
          <table:table-cell office:value-type="float" office:value="0.977605819702148" calcext:value-type="float">
            <text:p>0.9776</text:p>
          </table:table-cell>
          <table:table-cell table:style-name="ce21" table:formula="of:=[.G134]/[.C134]" office:value-type="float" office:value="0.0145911316373455" calcext:value-type="float">
            <text:p>0.0145911</text:p>
          </table:table-cell>
        </table:table-row>
        <table:table-row table:style-name="ro1">
          <table:table-cell office:value-type="float" office:value="1744113431.04973" calcext:value-type="float">
            <text:p>1744113431.04973</text:p>
          </table:table-cell>
          <table:table-cell office:value-type="float" office:value="19296000" calcext:value-type="float">
            <text:p>19,296,000</text:p>
          </table:table-cell>
          <table:table-cell office:value-type="float" office:value="319.200012207031" calcext:value-type="float">
            <text:p>319.20</text:p>
          </table:table-cell>
          <table:table-cell/>
          <table:table-cell office:value-type="float" office:value="1744113431.04977" calcext:value-type="float">
            <text:p>1744113431.04977</text:p>
          </table:table-cell>
          <table:table-cell office:value-type="float" office:value="19296000" calcext:value-type="float">
            <text:p>19,296,000</text:p>
          </table:table-cell>
          <table:table-cell office:value-type="float" office:value="6.88119220733643" calcext:value-type="float">
            <text:p>6.8812</text:p>
          </table:table-cell>
          <table:table-cell table:style-name="ce21" table:formula="of:=[.G135]/[.C135]" office:value-type="float" office:value="0.0215576188727503" calcext:value-type="float">
            <text:p>0.0215576</text:p>
          </table:table-cell>
        </table:table-row>
        <table:table-row table:style-name="ro1">
          <table:table-cell office:value-type="float" office:value="1744113797.97123" calcext:value-type="float">
            <text:p>1744113797.97123</text:p>
          </table:table-cell>
          <table:table-cell office:value-type="float" office:value="19440000" calcext:value-type="float">
            <text:p>19,440,000</text:p>
          </table:table-cell>
          <table:table-cell office:value-type="float" office:value="385.799987792969" calcext:value-type="float">
            <text:p>385.80</text:p>
          </table:table-cell>
          <table:table-cell/>
          <table:table-cell office:value-type="float" office:value="1744113797.97127" calcext:value-type="float">
            <text:p>1744113797.97127</text:p>
          </table:table-cell>
          <table:table-cell office:value-type="float" office:value="19440000" calcext:value-type="float">
            <text:p>19,440,000</text:p>
          </table:table-cell>
          <table:table-cell office:value-type="float" office:value="7.66007661819458" calcext:value-type="float">
            <text:p>7.6601</text:p>
          </table:table-cell>
          <table:table-cell table:style-name="ce21" table:formula="of:=[.G136]/[.C136]" office:value-type="float" office:value="0.0198550462948827" calcext:value-type="float">
            <text:p>0.0198550</text:p>
          </table:table-cell>
        </table:table-row>
        <table:table-row table:style-name="ro1">
          <table:table-cell office:value-type="float" office:value="1744114505.00278" calcext:value-type="float">
            <text:p>1744114505.00278</text:p>
          </table:table-cell>
          <table:table-cell office:value-type="float" office:value="19584000" calcext:value-type="float">
            <text:p>19,584,000</text:p>
          </table:table-cell>
          <table:table-cell office:value-type="float" office:value="271.399993896484" calcext:value-type="float">
            <text:p>271.40</text:p>
          </table:table-cell>
          <table:table-cell/>
          <table:table-cell office:value-type="float" office:value="1744114505.00281" calcext:value-type="float">
            <text:p>1744114505.00281</text:p>
          </table:table-cell>
          <table:table-cell office:value-type="float" office:value="19584000" calcext:value-type="float">
            <text:p>19,584,000</text:p>
          </table:table-cell>
          <table:table-cell office:value-type="float" office:value="3.23035168647766" calcext:value-type="float">
            <text:p>3.2304</text:p>
          </table:table-cell>
          <table:table-cell table:style-name="ce21" table:formula="of:=[.G137]/[.C137]" office:value-type="float" office:value="0.0119025488545507" calcext:value-type="float">
            <text:p>0.0119025</text:p>
          </table:table-cell>
        </table:table-row>
        <table:table-row table:style-name="ro1">
          <table:table-cell office:value-type="float" office:value="1744114856.41967" calcext:value-type="float">
            <text:p>1744114856.41967</text:p>
          </table:table-cell>
          <table:table-cell office:value-type="float" office:value="19728000" calcext:value-type="float">
            <text:p>19,728,000</text:p>
          </table:table-cell>
          <table:table-cell office:value-type="float" office:value="92.1999969482422" calcext:value-type="float">
            <text:p>92.20</text:p>
          </table:table-cell>
          <table:table-cell/>
          <table:table-cell office:value-type="float" office:value="1744114856.4197" calcext:value-type="float">
            <text:p>1744114856.4197</text:p>
          </table:table-cell>
          <table:table-cell office:value-type="float" office:value="19728000" calcext:value-type="float">
            <text:p>19,728,000</text:p>
          </table:table-cell>
          <table:table-cell office:value-type="float" office:value="1.98537278175354" calcext:value-type="float">
            <text:p>1.9854</text:p>
          </table:table-cell>
          <table:table-cell table:style-name="ce21" table:formula="of:=[.G138]/[.C138]" office:value-type="float" office:value="0.0215333280636447" calcext:value-type="float">
            <text:p>0.0215333</text:p>
          </table:table-cell>
        </table:table-row>
        <table:table-row table:style-name="ro1">
          <table:table-cell office:value-type="float" office:value="1744115554.34083" calcext:value-type="float">
            <text:p>1744115554.34083</text:p>
          </table:table-cell>
          <table:table-cell office:value-type="float" office:value="19872000" calcext:value-type="float">
            <text:p>19,872,000</text:p>
          </table:table-cell>
          <table:table-cell office:value-type="float" office:value="51" calcext:value-type="float">
            <text:p>51.00</text:p>
          </table:table-cell>
          <table:table-cell/>
          <table:table-cell office:value-type="float" office:value="1744115554.34087" calcext:value-type="float">
            <text:p>1744115554.34087</text:p>
          </table:table-cell>
          <table:table-cell office:value-type="float" office:value="19872000" calcext:value-type="float">
            <text:p>19,872,000</text:p>
          </table:table-cell>
          <table:table-cell office:value-type="float" office:value="0.490172207355499" calcext:value-type="float">
            <text:p>0.4902</text:p>
          </table:table-cell>
          <table:table-cell table:style-name="ce21" table:formula="of:=[.G139]/[.C139]" office:value-type="float" office:value="0.00961121975206861" calcext:value-type="float">
            <text:p>0.0096112</text:p>
          </table:table-cell>
        </table:table-row>
        <table:table-row table:style-name="ro1">
          <table:table-cell office:value-type="float" office:value="1744115919.77597" calcext:value-type="float">
            <text:p>1744115919.77597</text:p>
          </table:table-cell>
          <table:table-cell office:value-type="float" office:value="20016000" calcext:value-type="float">
            <text:p>20,016,000</text:p>
          </table:table-cell>
          <table:table-cell office:value-type="float" office:value="113" calcext:value-type="float">
            <text:p>113.00</text:p>
          </table:table-cell>
          <table:table-cell/>
          <table:table-cell office:value-type="float" office:value="1744115919.776" calcext:value-type="float">
            <text:p>1744115919.776</text:p>
          </table:table-cell>
          <table:table-cell office:value-type="float" office:value="20016000" calcext:value-type="float">
            <text:p>20,016,000</text:p>
          </table:table-cell>
          <table:table-cell office:value-type="float" office:value="0.656009614467621" calcext:value-type="float">
            <text:p>0.6560</text:p>
          </table:table-cell>
          <table:table-cell table:style-name="ce21" table:formula="of:=[.G140]/[.C140]" office:value-type="float" office:value="0.00580539481829753" calcext:value-type="float">
            <text:p>0.0058054</text:p>
          </table:table-cell>
        </table:table-row>
        <table:table-row table:style-name="ro1" table:number-rows-repeated="104843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1" number:min-decimal-places="1" number:min-integer-digits="1" number:grouping="true"/>
    </number:number-style>
    <number:number-style style:name="N125">
      <number:number number:decimal-places="7" number:min-decimal-places="7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0T09:07:15.135300255</dc:date>
    <meta:editing-duration>PT15M46S</meta:editing-duration>
    <meta:editing-cycles>8</meta:editing-cycles>
    <meta:generator>LibreOffice/7.3.7.2$Linux_X86_64 LibreOffice_project/30$Build-2</meta:generator>
    <meta:document-statistic meta:table-count="1" meta:cell-count="98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25">
      <number:number number:decimal-places="7" number:min-decimal-places="7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929cm" svg:height="20.973cm" xlink:href=".." xlink:type="simple" chart:class="chart:bar" chart:style-name="ch1">
        <chart:legend chart:legend-position="end" svg:x="18.146cm" svg:y="20.222cm" style:legend-expansion="custom" svg:width="4.047cm" svg:height="0.598cm" style:legend-expansion-aspect-ratio="6.76755852842809" chart:style-name="ch2"/>
        <chart:plot-area chart:style-name="ch3" table:cell-range-address="RecurrentPPO_3_i25.F1:RecurrentPPO_3_i25.F140 RecurrentPPO_3_i25.H1:RecurrentPPO_3_i25.H140" chart:data-source-has-labels="both" svg:x="1.078cm" svg:y="0.439cm" svg:width="37.708cm" svg:height="19.599cm">
          <chart:coordinate-region svg:x="3.022cm" svg:y="0.638cm" svg:width="35.752cm" svg:height="19.201cm"/>
          <chart:axis chart:dimension="x" chart:name="primary-x" chart:style-name="ch4" chartooo:axis-type="auto">
            <chartooo:date-scale/>
            <chart:categories table:cell-range-address="RecurrentPPO_3_i25.F2:RecurrentPPO_3_i25.F1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currentPPO_3_i25.H2:RecurrentPPO_3_i25.H140" chart:label-cell-address="RecurrentPPO_3_i25.H1:RecurrentPPO_3_i25.H1" chart:class="chart:bar">
            <chart:data-point chart:repeated="1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_per_step</text:p>
                <draw:g>
                  <svg:desc>RecurrentPPO_3_i25.H1:RecurrentPPO_3_i25.H1</svg:desc>
                </draw:g>
              </table:table-cell>
            </table:table-row>
          </table:table-header-rows>
          <table:table-rows>
            <table:table-row>
              <table:table-cell office:value-type="float" office:value="144000">
                <text:p>144000</text:p>
                <draw:g>
                  <svg:desc>RecurrentPPO_3_i25.F2:RecurrentPPO_3_i25.F140</svg:desc>
                </draw:g>
              </table:table-cell>
              <table:table-cell office:value-type="float" office:value="0.000623918337987045">
                <text:p>0.000623918337987045</text:p>
                <draw:g>
                  <svg:desc>RecurrentPPO_3_i25.H2:RecurrentPPO_3_i25.H140</svg:desc>
                </draw:g>
              </table:table-cell>
            </table:table-row>
            <table:table-row>
              <table:table-cell office:value-type="float" office:value="288000">
                <text:p>288000</text:p>
              </table:table-cell>
              <table:table-cell office:value-type="float" office:value="-0.0000147010667360304">
                <text:p>-0.0000147010667360304</text:p>
              </table:table-cell>
            </table:table-row>
            <table:table-row>
              <table:table-cell office:value-type="float" office:value="432000">
                <text:p>432000</text:p>
              </table:table-cell>
              <table:table-cell office:value-type="float" office:value="0.000168165526118185">
                <text:p>0.000168165526118185</text:p>
              </table:table-cell>
            </table:table-row>
            <table:table-row>
              <table:table-cell office:value-type="float" office:value="576000">
                <text:p>576000</text:p>
              </table:table-cell>
              <table:table-cell office:value-type="float" office:value="0.00000111607988548248">
                <text:p>0.00000111607988548248</text:p>
              </table:table-cell>
            </table:table-row>
            <table:table-row>
              <table:table-cell office:value-type="float" office:value="720000">
                <text:p>720000</text:p>
              </table:table-cell>
              <table:table-cell office:value-type="float" office:value="0.0000229414289990042">
                <text:p>0.0000229414289990042</text:p>
              </table:table-cell>
            </table:table-row>
            <table:table-row>
              <table:table-cell office:value-type="float" office:value="864000">
                <text:p>864000</text:p>
              </table:table-cell>
              <table:table-cell office:value-type="float" office:value="0.00144481283310837">
                <text:p>0.00144481283310837</text:p>
              </table:table-cell>
            </table:table-row>
            <table:table-row>
              <table:table-cell office:value-type="float" office:value="1008000">
                <text:p>1008000</text:p>
              </table:table-cell>
              <table:table-cell office:value-type="float" office:value="0.00131173582392417">
                <text:p>0.00131173582392417</text:p>
              </table:table-cell>
            </table:table-row>
            <table:table-row>
              <table:table-cell office:value-type="float" office:value="1152000">
                <text:p>1152000</text:p>
              </table:table-cell>
              <table:table-cell office:value-type="float" office:value="0.000180413733333382">
                <text:p>0.000180413733333382</text:p>
              </table:table-cell>
            </table:table-row>
            <table:table-row>
              <table:table-cell office:value-type="float" office:value="1296000">
                <text:p>1296000</text:p>
              </table:table-cell>
              <table:table-cell office:value-type="float" office:value="-0.00187748210165523">
                <text:p>-0.00187748210165523</text:p>
              </table:table-cell>
            </table:table-row>
            <table:table-row>
              <table:table-cell office:value-type="float" office:value="1440000">
                <text:p>1440000</text:p>
              </table:table-cell>
              <table:table-cell office:value-type="float" office:value="0.00342716870397366">
                <text:p>0.00342716870397366</text:p>
              </table:table-cell>
            </table:table-row>
            <table:table-row>
              <table:table-cell office:value-type="float" office:value="1584000">
                <text:p>1584000</text:p>
              </table:table-cell>
              <table:table-cell office:value-type="float" office:value="0.00552720914733322">
                <text:p>0.00552720914733322</text:p>
              </table:table-cell>
            </table:table-row>
            <table:table-row>
              <table:table-cell office:value-type="float" office:value="1728000">
                <text:p>1728000</text:p>
              </table:table-cell>
              <table:table-cell office:value-type="float" office:value="0.000974855545421855">
                <text:p>0.000974855545421855</text:p>
              </table:table-cell>
            </table:table-row>
            <table:table-row>
              <table:table-cell office:value-type="float" office:value="1872000">
                <text:p>1872000</text:p>
              </table:table-cell>
              <table:table-cell office:value-type="float" office:value="-0.00136371862287693">
                <text:p>-0.00136371862287693</text:p>
              </table:table-cell>
            </table:table-row>
            <table:table-row>
              <table:table-cell office:value-type="float" office:value="2016000">
                <text:p>2016000</text:p>
              </table:table-cell>
              <table:table-cell office:value-type="float" office:value="0.00728352839253338">
                <text:p>0.00728352839253338</text:p>
              </table:table-cell>
            </table:table-row>
            <table:table-row>
              <table:table-cell office:value-type="float" office:value="2160000">
                <text:p>2160000</text:p>
              </table:table-cell>
              <table:table-cell office:value-type="float" office:value="-0.00572190044078498">
                <text:p>-0.00572190044078498</text:p>
              </table:table-cell>
            </table:table-row>
            <table:table-row>
              <table:table-cell office:value-type="float" office:value="2304000">
                <text:p>2304000</text:p>
              </table:table-cell>
              <table:table-cell office:value-type="float" office:value="0.00493415226776478">
                <text:p>0.00493415226776478</text:p>
              </table:table-cell>
            </table:table-row>
            <table:table-row>
              <table:table-cell office:value-type="float" office:value="2448000">
                <text:p>2448000</text:p>
              </table:table-cell>
              <table:table-cell office:value-type="float" office:value="0.00895490759073138">
                <text:p>0.00895490759073138</text:p>
              </table:table-cell>
            </table:table-row>
            <table:table-row>
              <table:table-cell office:value-type="float" office:value="2592000">
                <text:p>2592000</text:p>
              </table:table-cell>
              <table:table-cell office:value-type="float" office:value="0.00262464431908759">
                <text:p>0.00262464431908759</text:p>
              </table:table-cell>
            </table:table-row>
            <table:table-row>
              <table:table-cell office:value-type="float" office:value="2736000">
                <text:p>2736000</text:p>
              </table:table-cell>
              <table:table-cell office:value-type="float" office:value="0.010719599583513">
                <text:p>0.010719599583513</text:p>
              </table:table-cell>
            </table:table-row>
            <table:table-row>
              <table:table-cell office:value-type="float" office:value="2880000">
                <text:p>2880000</text:p>
              </table:table-cell>
              <table:table-cell office:value-type="float" office:value="0.0101798896498795">
                <text:p>0.0101798896498795</text:p>
              </table:table-cell>
            </table:table-row>
            <table:table-row>
              <table:table-cell office:value-type="float" office:value="3024000">
                <text:p>3024000</text:p>
              </table:table-cell>
              <table:table-cell office:value-type="float" office:value="-0.000520791015475149">
                <text:p>-0.000520791015475149</text:p>
              </table:table-cell>
            </table:table-row>
            <table:table-row>
              <table:table-cell office:value-type="float" office:value="3168000">
                <text:p>3168000</text:p>
              </table:table-cell>
              <table:table-cell office:value-type="float" office:value="0.0052822319492247">
                <text:p>0.0052822319492247</text:p>
              </table:table-cell>
            </table:table-row>
            <table:table-row>
              <table:table-cell office:value-type="float" office:value="3312000">
                <text:p>3312000</text:p>
              </table:table-cell>
              <table:table-cell office:value-type="float" office:value="0.00338035387196842">
                <text:p>0.00338035387196842</text:p>
              </table:table-cell>
            </table:table-row>
            <table:table-row>
              <table:table-cell office:value-type="float" office:value="3456000">
                <text:p>3456000</text:p>
              </table:table-cell>
              <table:table-cell office:value-type="float" office:value="0.0233068072008906">
                <text:p>0.0233068072008906</text:p>
              </table:table-cell>
            </table:table-row>
            <table:table-row>
              <table:table-cell office:value-type="float" office:value="3600000">
                <text:p>3600000</text:p>
              </table:table-cell>
              <table:table-cell office:value-type="float" office:value="-0.00470030437167499">
                <text:p>-0.00470030437167499</text:p>
              </table:table-cell>
            </table:table-row>
            <table:table-row>
              <table:table-cell office:value-type="float" office:value="3744000">
                <text:p>3744000</text:p>
              </table:table-cell>
              <table:table-cell office:value-type="float" office:value="0.0102711580516153">
                <text:p>0.0102711580516153</text:p>
              </table:table-cell>
            </table:table-row>
            <table:table-row>
              <table:table-cell office:value-type="float" office:value="3888000">
                <text:p>3888000</text:p>
              </table:table-cell>
              <table:table-cell office:value-type="float" office:value="0.0130382441043983">
                <text:p>0.0130382441043983</text:p>
              </table:table-cell>
            </table:table-row>
            <table:table-row>
              <table:table-cell office:value-type="float" office:value="4032000">
                <text:p>4032000</text:p>
              </table:table-cell>
              <table:table-cell office:value-type="float" office:value="-0.00277778651857644">
                <text:p>-0.00277778651857644</text:p>
              </table:table-cell>
            </table:table-row>
            <table:table-row>
              <table:table-cell office:value-type="float" office:value="4176000">
                <text:p>4176000</text:p>
              </table:table-cell>
              <table:table-cell office:value-type="float" office:value="0.00162357409016134">
                <text:p>0.00162357409016134</text:p>
              </table:table-cell>
            </table:table-row>
            <table:table-row>
              <table:table-cell office:value-type="float" office:value="4320000">
                <text:p>4320000</text:p>
              </table:table-cell>
              <table:table-cell office:value-type="float" office:value="0.00521949199327928">
                <text:p>0.00521949199327928</text:p>
              </table:table-cell>
            </table:table-row>
            <table:table-row>
              <table:table-cell office:value-type="float" office:value="4464000">
                <text:p>4464000</text:p>
              </table:table-cell>
              <table:table-cell office:value-type="float" office:value="0.00478795027946725">
                <text:p>0.00478795027946725</text:p>
              </table:table-cell>
            </table:table-row>
            <table:table-row>
              <table:table-cell office:value-type="float" office:value="4608000">
                <text:p>4608000</text:p>
              </table:table-cell>
              <table:table-cell office:value-type="float" office:value="0.017165440159875">
                <text:p>0.017165440159875</text:p>
              </table:table-cell>
            </table:table-row>
            <table:table-row>
              <table:table-cell office:value-type="float" office:value="4752000">
                <text:p>4752000</text:p>
              </table:table-cell>
              <table:table-cell office:value-type="float" office:value="-0.0302787593011161">
                <text:p>-0.0302787593011161</text:p>
              </table:table-cell>
            </table:table-row>
            <table:table-row>
              <table:table-cell office:value-type="float" office:value="4896000">
                <text:p>4896000</text:p>
              </table:table-cell>
              <table:table-cell office:value-type="float" office:value="-0.00191098505344002">
                <text:p>-0.00191098505344002</text:p>
              </table:table-cell>
            </table:table-row>
            <table:table-row>
              <table:table-cell office:value-type="float" office:value="5040000">
                <text:p>5040000</text:p>
              </table:table-cell>
              <table:table-cell office:value-type="float" office:value="0.000656591482092089">
                <text:p>0.000656591482092089</text:p>
              </table:table-cell>
            </table:table-row>
            <table:table-row>
              <table:table-cell office:value-type="float" office:value="5184000">
                <text:p>5184000</text:p>
              </table:table-cell>
              <table:table-cell office:value-type="float" office:value="-0.00400034606456757">
                <text:p>-0.00400034606456757</text:p>
              </table:table-cell>
            </table:table-row>
            <table:table-row>
              <table:table-cell office:value-type="float" office:value="5328000">
                <text:p>5328000</text:p>
              </table:table-cell>
              <table:table-cell office:value-type="float" office:value="-0.00968891244713172">
                <text:p>-0.00968891244713172</text:p>
              </table:table-cell>
            </table:table-row>
            <table:table-row>
              <table:table-cell office:value-type="float" office:value="5472000">
                <text:p>5472000</text:p>
              </table:table-cell>
              <table:table-cell office:value-type="float" office:value="-0.0143886752164438">
                <text:p>-0.0143886752164438</text:p>
              </table:table-cell>
            </table:table-row>
            <table:table-row>
              <table:table-cell office:value-type="float" office:value="5616000">
                <text:p>5616000</text:p>
              </table:table-cell>
              <table:table-cell office:value-type="float" office:value="0.029391416365982">
                <text:p>0.029391416365982</text:p>
              </table:table-cell>
            </table:table-row>
            <table:table-row>
              <table:table-cell office:value-type="float" office:value="5760000">
                <text:p>5760000</text:p>
              </table:table-cell>
              <table:table-cell office:value-type="float" office:value="-0.00806668297483443">
                <text:p>-0.00806668297483443</text:p>
              </table:table-cell>
            </table:table-row>
            <table:table-row>
              <table:table-cell office:value-type="float" office:value="5904000">
                <text:p>5904000</text:p>
              </table:table-cell>
              <table:table-cell office:value-type="float" office:value="0.0197079534383302">
                <text:p>0.0197079534383302</text:p>
              </table:table-cell>
            </table:table-row>
            <table:table-row>
              <table:table-cell office:value-type="float" office:value="6048000">
                <text:p>6048000</text:p>
              </table:table-cell>
              <table:table-cell office:value-type="float" office:value="0.0111644096863575">
                <text:p>0.0111644096863575</text:p>
              </table:table-cell>
            </table:table-row>
            <table:table-row>
              <table:table-cell office:value-type="float" office:value="6192000">
                <text:p>6192000</text:p>
              </table:table-cell>
              <table:table-cell office:value-type="float" office:value="0.01414323855117">
                <text:p>0.01414323855117</text:p>
              </table:table-cell>
            </table:table-row>
            <table:table-row>
              <table:table-cell office:value-type="float" office:value="6336000">
                <text:p>6336000</text:p>
              </table:table-cell>
              <table:table-cell office:value-type="float" office:value="0.0149345445005517">
                <text:p>0.0149345445005517</text:p>
              </table:table-cell>
            </table:table-row>
            <table:table-row>
              <table:table-cell office:value-type="float" office:value="6480000">
                <text:p>6480000</text:p>
              </table:table-cell>
              <table:table-cell office:value-type="float" office:value="-0.00445462198296131">
                <text:p>-0.00445462198296131</text:p>
              </table:table-cell>
            </table:table-row>
            <table:table-row>
              <table:table-cell office:value-type="float" office:value="6624000">
                <text:p>6624000</text:p>
              </table:table-cell>
              <table:table-cell office:value-type="float" office:value="-0.00261092496414979">
                <text:p>-0.00261092496414979</text:p>
              </table:table-cell>
            </table:table-row>
            <table:table-row>
              <table:table-cell office:value-type="float" office:value="6768000">
                <text:p>6768000</text:p>
              </table:table-cell>
              <table:table-cell office:value-type="float" office:value="-0.00324466167547451">
                <text:p>-0.00324466167547451</text:p>
              </table:table-cell>
            </table:table-row>
            <table:table-row>
              <table:table-cell office:value-type="float" office:value="6912000">
                <text:p>6912000</text:p>
              </table:table-cell>
              <table:table-cell office:value-type="float" office:value="-0.00335979930536351">
                <text:p>-0.00335979930536351</text:p>
              </table:table-cell>
            </table:table-row>
            <table:table-row>
              <table:table-cell office:value-type="float" office:value="7056000">
                <text:p>7056000</text:p>
              </table:table-cell>
              <table:table-cell office:value-type="float" office:value="0.00752854250962856">
                <text:p>0.00752854250962856</text:p>
              </table:table-cell>
            </table:table-row>
            <table:table-row>
              <table:table-cell office:value-type="float" office:value="7200000">
                <text:p>7200000</text:p>
              </table:table-cell>
              <table:table-cell office:value-type="float" office:value="0.0262119598136056">
                <text:p>0.0262119598136056</text:p>
              </table:table-cell>
            </table:table-row>
            <table:table-row>
              <table:table-cell office:value-type="float" office:value="7344000">
                <text:p>7344000</text:p>
              </table:table-cell>
              <table:table-cell office:value-type="float" office:value="0.0255987093433173">
                <text:p>0.0255987093433173</text:p>
              </table:table-cell>
            </table:table-row>
            <table:table-row>
              <table:table-cell office:value-type="float" office:value="7488000">
                <text:p>7488000</text:p>
              </table:table-cell>
              <table:table-cell office:value-type="float" office:value="-0.0171240770438312">
                <text:p>-0.0171240770438312</text:p>
              </table:table-cell>
            </table:table-row>
            <table:table-row>
              <table:table-cell office:value-type="float" office:value="7632000">
                <text:p>7632000</text:p>
              </table:table-cell>
              <table:table-cell office:value-type="float" office:value="-0.00872654570203133">
                <text:p>-0.00872654570203133</text:p>
              </table:table-cell>
            </table:table-row>
            <table:table-row>
              <table:table-cell office:value-type="float" office:value="7776000">
                <text:p>7776000</text:p>
              </table:table-cell>
              <table:table-cell office:value-type="float" office:value="0.0041883452835246">
                <text:p>0.0041883452835246</text:p>
              </table:table-cell>
            </table:table-row>
            <table:table-row>
              <table:table-cell office:value-type="float" office:value="7920000">
                <text:p>7920000</text:p>
              </table:table-cell>
              <table:table-cell office:value-type="float" office:value="0.00361569040184775">
                <text:p>0.00361569040184775</text:p>
              </table:table-cell>
            </table:table-row>
            <table:table-row>
              <table:table-cell office:value-type="float" office:value="8064000">
                <text:p>8064000</text:p>
              </table:table-cell>
              <table:table-cell office:value-type="float" office:value="0.00479348829924432">
                <text:p>0.00479348829924432</text:p>
              </table:table-cell>
            </table:table-row>
            <table:table-row>
              <table:table-cell office:value-type="float" office:value="8208000">
                <text:p>8208000</text:p>
              </table:table-cell>
              <table:table-cell office:value-type="float" office:value="0.00545711384330225">
                <text:p>0.00545711384330225</text:p>
              </table:table-cell>
            </table:table-row>
            <table:table-row>
              <table:table-cell office:value-type="float" office:value="8352000">
                <text:p>8352000</text:p>
              </table:table-cell>
              <table:table-cell office:value-type="float" office:value="0.00987150944126442">
                <text:p>0.00987150944126442</text:p>
              </table:table-cell>
            </table:table-row>
            <table:table-row>
              <table:table-cell office:value-type="float" office:value="8496000">
                <text:p>8496000</text:p>
              </table:table-cell>
              <table:table-cell office:value-type="float" office:value="-0.0116876974630067">
                <text:p>-0.0116876974630067</text:p>
              </table:table-cell>
            </table:table-row>
            <table:table-row>
              <table:table-cell office:value-type="float" office:value="8640000">
                <text:p>8640000</text:p>
              </table:table-cell>
              <table:table-cell office:value-type="float" office:value="0.0635554719608845">
                <text:p>0.0635554719608845</text:p>
              </table:table-cell>
            </table:table-row>
            <table:table-row>
              <table:table-cell office:value-type="float" office:value="8784000">
                <text:p>8784000</text:p>
              </table:table-cell>
              <table:table-cell office:value-type="float" office:value="-0.0124802992719187">
                <text:p>-0.0124802992719187</text:p>
              </table:table-cell>
            </table:table-row>
            <table:table-row>
              <table:table-cell office:value-type="float" office:value="8928000">
                <text:p>8928000</text:p>
              </table:table-cell>
              <table:table-cell office:value-type="float" office:value="0.00467612300366774">
                <text:p>0.00467612300366774</text:p>
              </table:table-cell>
            </table:table-row>
            <table:table-row>
              <table:table-cell office:value-type="float" office:value="9072000">
                <text:p>9072000</text:p>
              </table:table-cell>
              <table:table-cell office:value-type="float" office:value="0.00471235922707627">
                <text:p>0.00471235922707627</text:p>
              </table:table-cell>
            </table:table-row>
            <table:table-row>
              <table:table-cell office:value-type="float" office:value="9216000">
                <text:p>9216000</text:p>
              </table:table-cell>
              <table:table-cell office:value-type="float" office:value="0.0210507740517405">
                <text:p>0.0210507740517405</text:p>
              </table:table-cell>
            </table:table-row>
            <table:table-row>
              <table:table-cell office:value-type="float" office:value="9360000">
                <text:p>9360000</text:p>
              </table:table-cell>
              <table:table-cell office:value-type="float" office:value="0.0628864701261193">
                <text:p>0.0628864701261193</text:p>
              </table:table-cell>
            </table:table-row>
            <table:table-row>
              <table:table-cell office:value-type="float" office:value="9504000">
                <text:p>9504000</text:p>
              </table:table-cell>
              <table:table-cell office:value-type="float" office:value="0.0433251690895502">
                <text:p>0.0433251690895502</text:p>
              </table:table-cell>
            </table:table-row>
            <table:table-row>
              <table:table-cell office:value-type="float" office:value="9648000">
                <text:p>9648000</text:p>
              </table:table-cell>
              <table:table-cell office:value-type="float" office:value="0.00227350989977519">
                <text:p>0.00227350989977519</text:p>
              </table:table-cell>
            </table:table-row>
            <table:table-row>
              <table:table-cell office:value-type="float" office:value="9792000">
                <text:p>9792000</text:p>
              </table:table-cell>
              <table:table-cell office:value-type="float" office:value="0.0325406522026435">
                <text:p>0.0325406522026435</text:p>
              </table:table-cell>
            </table:table-row>
            <table:table-row>
              <table:table-cell office:value-type="float" office:value="9936000">
                <text:p>9936000</text:p>
              </table:table-cell>
              <table:table-cell office:value-type="float" office:value="0.00972361478025354">
                <text:p>0.00972361478025354</text:p>
              </table:table-cell>
            </table:table-row>
            <table:table-row>
              <table:table-cell office:value-type="float" office:value="10080000">
                <text:p>10080000</text:p>
              </table:table-cell>
              <table:table-cell office:value-type="float" office:value="0.00759882839015098">
                <text:p>0.00759882839015098</text:p>
              </table:table-cell>
            </table:table-row>
            <table:table-row>
              <table:table-cell office:value-type="float" office:value="10224000">
                <text:p>10224000</text:p>
              </table:table-cell>
              <table:table-cell office:value-type="float" office:value="-0.014037813281999">
                <text:p>-0.014037813281999</text:p>
              </table:table-cell>
            </table:table-row>
            <table:table-row>
              <table:table-cell office:value-type="float" office:value="10368000">
                <text:p>10368000</text:p>
              </table:table-cell>
              <table:table-cell office:value-type="float" office:value="0.0600175072384421">
                <text:p>0.0600175072384421</text:p>
              </table:table-cell>
            </table:table-row>
            <table:table-row>
              <table:table-cell office:value-type="float" office:value="10512000">
                <text:p>10512000</text:p>
              </table:table-cell>
              <table:table-cell office:value-type="float" office:value="0.00669032736849601">
                <text:p>0.00669032736849601</text:p>
              </table:table-cell>
            </table:table-row>
            <table:table-row>
              <table:table-cell office:value-type="float" office:value="10656000">
                <text:p>10656000</text:p>
              </table:table-cell>
              <table:table-cell office:value-type="float" office:value="0.000729239936420067">
                <text:p>0.000729239936420067</text:p>
              </table:table-cell>
            </table:table-row>
            <table:table-row>
              <table:table-cell office:value-type="float" office:value="10800000">
                <text:p>10800000</text:p>
              </table:table-cell>
              <table:table-cell office:value-type="float" office:value="0.0260309398174286">
                <text:p>0.0260309398174286</text:p>
              </table:table-cell>
            </table:table-row>
            <table:table-row>
              <table:table-cell office:value-type="float" office:value="10944000">
                <text:p>10944000</text:p>
              </table:table-cell>
              <table:table-cell office:value-type="float" office:value="0.00148726023726077">
                <text:p>0.00148726023726077</text:p>
              </table:table-cell>
            </table:table-row>
            <table:table-row>
              <table:table-cell office:value-type="float" office:value="11088000">
                <text:p>11088000</text:p>
              </table:table-cell>
              <table:table-cell office:value-type="float" office:value="0.0205455919070695">
                <text:p>0.0205455919070695</text:p>
              </table:table-cell>
            </table:table-row>
            <table:table-row>
              <table:table-cell office:value-type="float" office:value="11232000">
                <text:p>11232000</text:p>
              </table:table-cell>
              <table:table-cell office:value-type="float" office:value="0.0262374176698572">
                <text:p>0.0262374176698572</text:p>
              </table:table-cell>
            </table:table-row>
            <table:table-row>
              <table:table-cell office:value-type="float" office:value="11376000">
                <text:p>11376000</text:p>
              </table:table-cell>
              <table:table-cell office:value-type="float" office:value="0.0305278804971337">
                <text:p>0.0305278804971337</text:p>
              </table:table-cell>
            </table:table-row>
            <table:table-row>
              <table:table-cell office:value-type="float" office:value="11520000">
                <text:p>11520000</text:p>
              </table:table-cell>
              <table:table-cell office:value-type="float" office:value="0.00541768658833717">
                <text:p>0.00541768658833717</text:p>
              </table:table-cell>
            </table:table-row>
            <table:table-row>
              <table:table-cell office:value-type="float" office:value="11664000">
                <text:p>11664000</text:p>
              </table:table-cell>
              <table:table-cell office:value-type="float" office:value="0.0115582839498458">
                <text:p>0.0115582839498458</text:p>
              </table:table-cell>
            </table:table-row>
            <table:table-row>
              <table:table-cell office:value-type="float" office:value="11808000">
                <text:p>11808000</text:p>
              </table:table-cell>
              <table:table-cell office:value-type="float" office:value="0.0244519065048359">
                <text:p>0.0244519065048359</text:p>
              </table:table-cell>
            </table:table-row>
            <table:table-row>
              <table:table-cell office:value-type="float" office:value="11952000">
                <text:p>11952000</text:p>
              </table:table-cell>
              <table:table-cell office:value-type="float" office:value="0.0186808209245403">
                <text:p>0.0186808209245403</text:p>
              </table:table-cell>
            </table:table-row>
            <table:table-row>
              <table:table-cell office:value-type="float" office:value="12096000">
                <text:p>12096000</text:p>
              </table:table-cell>
              <table:table-cell office:value-type="float" office:value="0.0354360871972073">
                <text:p>0.0354360871972073</text:p>
              </table:table-cell>
            </table:table-row>
            <table:table-row>
              <table:table-cell office:value-type="float" office:value="12240000">
                <text:p>12240000</text:p>
              </table:table-cell>
              <table:table-cell office:value-type="float" office:value="0.0388888730559238">
                <text:p>0.0388888730559238</text:p>
              </table:table-cell>
            </table:table-row>
            <table:table-row>
              <table:table-cell office:value-type="float" office:value="12384000">
                <text:p>12384000</text:p>
              </table:table-cell>
              <table:table-cell office:value-type="float" office:value="0.0141344797788052">
                <text:p>0.0141344797788052</text:p>
              </table:table-cell>
            </table:table-row>
            <table:table-row>
              <table:table-cell office:value-type="float" office:value="12528000">
                <text:p>12528000</text:p>
              </table:table-cell>
              <table:table-cell office:value-type="float" office:value="0.0285111997948318">
                <text:p>0.0285111997948318</text:p>
              </table:table-cell>
            </table:table-row>
            <table:table-row>
              <table:table-cell office:value-type="float" office:value="12672000">
                <text:p>12672000</text:p>
              </table:table-cell>
              <table:table-cell office:value-type="float" office:value="0.0212749196746123">
                <text:p>0.0212749196746123</text:p>
              </table:table-cell>
            </table:table-row>
            <table:table-row>
              <table:table-cell office:value-type="float" office:value="12816000">
                <text:p>12816000</text:p>
              </table:table-cell>
              <table:table-cell office:value-type="float" office:value="0.00312576441218972">
                <text:p>0.00312576441218972</text:p>
              </table:table-cell>
            </table:table-row>
            <table:table-row>
              <table:table-cell office:value-type="float" office:value="12960000">
                <text:p>12960000</text:p>
              </table:table-cell>
              <table:table-cell office:value-type="float" office:value="-0.0173204400322654">
                <text:p>-0.0173204400322654</text:p>
              </table:table-cell>
            </table:table-row>
            <table:table-row>
              <table:table-cell office:value-type="float" office:value="13104000">
                <text:p>13104000</text:p>
              </table:table-cell>
              <table:table-cell office:value-type="float" office:value="0.0313226170657317">
                <text:p>0.0313226170657317</text:p>
              </table:table-cell>
            </table:table-row>
            <table:table-row>
              <table:table-cell office:value-type="float" office:value="13248000">
                <text:p>13248000</text:p>
              </table:table-cell>
              <table:table-cell office:value-type="float" office:value="0.0217523463837569">
                <text:p>0.0217523463837569</text:p>
              </table:table-cell>
            </table:table-row>
            <table:table-row>
              <table:table-cell office:value-type="float" office:value="13392000">
                <text:p>13392000</text:p>
              </table:table-cell>
              <table:table-cell office:value-type="float" office:value="0.0310325839054748">
                <text:p>0.0310325839054748</text:p>
              </table:table-cell>
            </table:table-row>
            <table:table-row>
              <table:table-cell office:value-type="float" office:value="13536000">
                <text:p>13536000</text:p>
              </table:table-cell>
              <table:table-cell office:value-type="float" office:value="0.022489509434682">
                <text:p>0.022489509434682</text:p>
              </table:table-cell>
            </table:table-row>
            <table:table-row>
              <table:table-cell office:value-type="float" office:value="13680000">
                <text:p>13680000</text:p>
              </table:table-cell>
              <table:table-cell office:value-type="float" office:value="0.00280942265205599">
                <text:p>0.00280942265205599</text:p>
              </table:table-cell>
            </table:table-row>
            <table:table-row>
              <table:table-cell office:value-type="float" office:value="13824000">
                <text:p>13824000</text:p>
              </table:table-cell>
              <table:table-cell office:value-type="float" office:value="-0.00847709178924561">
                <text:p>-0.00847709178924561</text:p>
              </table:table-cell>
            </table:table-row>
            <table:table-row>
              <table:table-cell office:value-type="float" office:value="13968000">
                <text:p>13968000</text:p>
              </table:table-cell>
              <table:table-cell office:value-type="float" office:value="0.0265181225203998">
                <text:p>0.0265181225203998</text:p>
              </table:table-cell>
            </table:table-row>
            <table:table-row>
              <table:table-cell office:value-type="float" office:value="14112000">
                <text:p>14112000</text:p>
              </table:table-cell>
              <table:table-cell office:value-type="float" office:value="0.0167969028816576">
                <text:p>0.0167969028816576</text:p>
              </table:table-cell>
            </table:table-row>
            <table:table-row>
              <table:table-cell office:value-type="float" office:value="14256000">
                <text:p>14256000</text:p>
              </table:table-cell>
              <table:table-cell office:value-type="float" office:value="0.00395265954407964">
                <text:p>0.00395265954407964</text:p>
              </table:table-cell>
            </table:table-row>
            <table:table-row>
              <table:table-cell office:value-type="float" office:value="14400000">
                <text:p>14400000</text:p>
              </table:table-cell>
              <table:table-cell office:value-type="float" office:value="0.0218180866416441">
                <text:p>0.0218180866416441</text:p>
              </table:table-cell>
            </table:table-row>
            <table:table-row>
              <table:table-cell office:value-type="float" office:value="14544000">
                <text:p>14544000</text:p>
              </table:table-cell>
              <table:table-cell office:value-type="float" office:value="0.00861051142144983">
                <text:p>0.00861051142144983</text:p>
              </table:table-cell>
            </table:table-row>
            <table:table-row>
              <table:table-cell office:value-type="float" office:value="14688000">
                <text:p>14688000</text:p>
              </table:table-cell>
              <table:table-cell office:value-type="float" office:value="0.0102476598734547">
                <text:p>0.0102476598734547</text:p>
              </table:table-cell>
            </table:table-row>
            <table:table-row>
              <table:table-cell office:value-type="float" office:value="14832000">
                <text:p>14832000</text:p>
              </table:table-cell>
              <table:table-cell office:value-type="float" office:value="0.0324113947294455">
                <text:p>0.0324113947294455</text:p>
              </table:table-cell>
            </table:table-row>
            <table:table-row>
              <table:table-cell office:value-type="float" office:value="14976000">
                <text:p>14976000</text:p>
              </table:table-cell>
              <table:table-cell office:value-type="float" office:value="0.0132810273104311">
                <text:p>0.0132810273104311</text:p>
              </table:table-cell>
            </table:table-row>
            <table:table-row>
              <table:table-cell office:value-type="float" office:value="15120000">
                <text:p>15120000</text:p>
              </table:table-cell>
              <table:table-cell office:value-type="float" office:value="0.0307502810343699">
                <text:p>0.0307502810343699</text:p>
              </table:table-cell>
            </table:table-row>
            <table:table-row>
              <table:table-cell office:value-type="float" office:value="15264000">
                <text:p>15264000</text:p>
              </table:table-cell>
              <table:table-cell office:value-type="float" office:value="0.0233159283226285">
                <text:p>0.0233159283226285</text:p>
              </table:table-cell>
            </table:table-row>
            <table:table-row>
              <table:table-cell office:value-type="float" office:value="15408000">
                <text:p>15408000</text:p>
              </table:table-cell>
              <table:table-cell office:value-type="float" office:value="0.0559190050721766">
                <text:p>0.0559190050721766</text:p>
              </table:table-cell>
            </table:table-row>
            <table:table-row>
              <table:table-cell office:value-type="float" office:value="15552000">
                <text:p>15552000</text:p>
              </table:table-cell>
              <table:table-cell office:value-type="float" office:value="0.0136768242991562">
                <text:p>0.0136768242991562</text:p>
              </table:table-cell>
            </table:table-row>
            <table:table-row>
              <table:table-cell office:value-type="float" office:value="15696000">
                <text:p>15696000</text:p>
              </table:table-cell>
              <table:table-cell office:value-type="float" office:value="0.0119520918182705">
                <text:p>0.0119520918182705</text:p>
              </table:table-cell>
            </table:table-row>
            <table:table-row>
              <table:table-cell office:value-type="float" office:value="15840000">
                <text:p>15840000</text:p>
              </table:table-cell>
              <table:table-cell office:value-type="float" office:value="-0.00118982000276446">
                <text:p>-0.00118982000276446</text:p>
              </table:table-cell>
            </table:table-row>
            <table:table-row>
              <table:table-cell office:value-type="float" office:value="15984000">
                <text:p>15984000</text:p>
              </table:table-cell>
              <table:table-cell office:value-type="float" office:value="0.0104558700403594">
                <text:p>0.0104558700403594</text:p>
              </table:table-cell>
            </table:table-row>
            <table:table-row>
              <table:table-cell office:value-type="float" office:value="16128000">
                <text:p>16128000</text:p>
              </table:table-cell>
              <table:table-cell office:value-type="float" office:value="0.0531778844713595">
                <text:p>0.0531778844713595</text:p>
              </table:table-cell>
            </table:table-row>
            <table:table-row>
              <table:table-cell office:value-type="float" office:value="16272000">
                <text:p>16272000</text:p>
              </table:table-cell>
              <table:table-cell office:value-type="float" office:value="0.00415424233790825">
                <text:p>0.00415424233790825</text:p>
              </table:table-cell>
            </table:table-row>
            <table:table-row>
              <table:table-cell office:value-type="float" office:value="16416000">
                <text:p>16416000</text:p>
              </table:table-cell>
              <table:table-cell office:value-type="float" office:value="0.00509559694087042">
                <text:p>0.00509559694087042</text:p>
              </table:table-cell>
            </table:table-row>
            <table:table-row>
              <table:table-cell office:value-type="float" office:value="16560000">
                <text:p>16560000</text:p>
              </table:table-cell>
              <table:table-cell office:value-type="float" office:value="0.0174073349027073">
                <text:p>0.0174073349027073</text:p>
              </table:table-cell>
            </table:table-row>
            <table:table-row>
              <table:table-cell office:value-type="float" office:value="16704000">
                <text:p>16704000</text:p>
              </table:table-cell>
              <table:table-cell office:value-type="float" office:value="0.0298302197577151">
                <text:p>0.0298302197577151</text:p>
              </table:table-cell>
            </table:table-row>
            <table:table-row>
              <table:table-cell office:value-type="float" office:value="16848000">
                <text:p>16848000</text:p>
              </table:table-cell>
              <table:table-cell office:value-type="float" office:value="0.00481252886587543">
                <text:p>0.00481252886587543</text:p>
              </table:table-cell>
            </table:table-row>
            <table:table-row>
              <table:table-cell office:value-type="float" office:value="16992000">
                <text:p>16992000</text:p>
              </table:table-cell>
              <table:table-cell office:value-type="float" office:value="0.0156152629382181">
                <text:p>0.0156152629382181</text:p>
              </table:table-cell>
            </table:table-row>
            <table:table-row>
              <table:table-cell office:value-type="float" office:value="17136000">
                <text:p>17136000</text:p>
              </table:table-cell>
              <table:table-cell office:value-type="float" office:value="0.0232201957910186">
                <text:p>0.0232201957910186</text:p>
              </table:table-cell>
            </table:table-row>
            <table:table-row>
              <table:table-cell office:value-type="float" office:value="17280000">
                <text:p>17280000</text:p>
              </table:table-cell>
              <table:table-cell office:value-type="float" office:value="-0.00187467178727827">
                <text:p>-0.00187467178727827</text:p>
              </table:table-cell>
            </table:table-row>
            <table:table-row>
              <table:table-cell office:value-type="float" office:value="17424000">
                <text:p>17424000</text:p>
              </table:table-cell>
              <table:table-cell office:value-type="float" office:value="-0.0082861031804766">
                <text:p>-0.0082861031804766</text:p>
              </table:table-cell>
            </table:table-row>
            <table:table-row>
              <table:table-cell office:value-type="float" office:value="17568000">
                <text:p>17568000</text:p>
              </table:table-cell>
              <table:table-cell office:value-type="float" office:value="0.00733895011001934">
                <text:p>0.00733895011001934</text:p>
              </table:table-cell>
            </table:table-row>
            <table:table-row>
              <table:table-cell office:value-type="float" office:value="17712000">
                <text:p>17712000</text:p>
              </table:table-cell>
              <table:table-cell office:value-type="float" office:value="0.014202664133806">
                <text:p>0.014202664133806</text:p>
              </table:table-cell>
            </table:table-row>
            <table:table-row>
              <table:table-cell office:value-type="float" office:value="17856000">
                <text:p>17856000</text:p>
              </table:table-cell>
              <table:table-cell office:value-type="float" office:value="-0.000219375760567309">
                <text:p>-0.000219375760567309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-0.00648363847886362">
                <text:p>-0.00648363847886362</text:p>
              </table:table-cell>
            </table:table-row>
            <table:table-row>
              <table:table-cell office:value-type="float" office:value="18144000">
                <text:p>18144000</text:p>
              </table:table-cell>
              <table:table-cell office:value-type="float" office:value="0.00914851026774821">
                <text:p>0.00914851026774821</text:p>
              </table:table-cell>
            </table:table-row>
            <table:table-row>
              <table:table-cell office:value-type="float" office:value="18288000">
                <text:p>18288000</text:p>
              </table:table-cell>
              <table:table-cell office:value-type="float" office:value="0.0141081990409432">
                <text:p>0.0141081990409432</text:p>
              </table:table-cell>
            </table:table-row>
            <table:table-row>
              <table:table-cell office:value-type="float" office:value="18432000">
                <text:p>18432000</text:p>
              </table:table-cell>
              <table:table-cell office:value-type="float" office:value="0.000844146125018597">
                <text:p>0.000844146125018597</text:p>
              </table:table-cell>
            </table:table-row>
            <table:table-row>
              <table:table-cell office:value-type="float" office:value="18576000">
                <text:p>18576000</text:p>
              </table:table-cell>
              <table:table-cell office:value-type="float" office:value="-0.0196753930330229">
                <text:p>-0.0196753930330229</text:p>
              </table:table-cell>
            </table:table-row>
            <table:table-row>
              <table:table-cell office:value-type="float" office:value="18720000">
                <text:p>18720000</text:p>
              </table:table-cell>
              <table:table-cell office:value-type="float" office:value="-0.00536806528126292">
                <text:p>-0.00536806528126292</text:p>
              </table:table-cell>
            </table:table-row>
            <table:table-row>
              <table:table-cell office:value-type="float" office:value="18864000">
                <text:p>18864000</text:p>
              </table:table-cell>
              <table:table-cell office:value-type="float" office:value="0.0035199113994205">
                <text:p>0.0035199113994205</text:p>
              </table:table-cell>
            </table:table-row>
            <table:table-row>
              <table:table-cell office:value-type="float" office:value="19008000">
                <text:p>19008000</text:p>
              </table:table-cell>
              <table:table-cell office:value-type="float" office:value="0.0249689197934349">
                <text:p>0.0249689197934349</text:p>
              </table:table-cell>
            </table:table-row>
            <table:table-row>
              <table:table-cell office:value-type="float" office:value="19152000">
                <text:p>19152000</text:p>
              </table:table-cell>
              <table:table-cell office:value-type="float" office:value="0.0145911316373455">
                <text:p>0.0145911316373455</text:p>
              </table:table-cell>
            </table:table-row>
            <table:table-row>
              <table:table-cell office:value-type="float" office:value="19296000">
                <text:p>19296000</text:p>
              </table:table-cell>
              <table:table-cell office:value-type="float" office:value="0.0215576188727503">
                <text:p>0.0215576188727503</text:p>
              </table:table-cell>
            </table:table-row>
            <table:table-row>
              <table:table-cell office:value-type="float" office:value="19440000">
                <text:p>19440000</text:p>
              </table:table-cell>
              <table:table-cell office:value-type="float" office:value="0.0198550462948827">
                <text:p>0.0198550462948827</text:p>
              </table:table-cell>
            </table:table-row>
            <table:table-row>
              <table:table-cell office:value-type="float" office:value="19584000">
                <text:p>19584000</text:p>
              </table:table-cell>
              <table:table-cell office:value-type="float" office:value="0.0119025488545507">
                <text:p>0.0119025488545507</text:p>
              </table:table-cell>
            </table:table-row>
            <table:table-row>
              <table:table-cell office:value-type="float" office:value="19728000">
                <text:p>19728000</text:p>
              </table:table-cell>
              <table:table-cell office:value-type="float" office:value="0.0215333280636447">
                <text:p>0.0215333280636447</text:p>
              </table:table-cell>
            </table:table-row>
            <table:table-row>
              <table:table-cell office:value-type="float" office:value="19872000">
                <text:p>19872000</text:p>
              </table:table-cell>
              <table:table-cell office:value-type="float" office:value="0.00961121975206861">
                <text:p>0.00961121975206861</text:p>
              </table:table-cell>
            </table:table-row>
            <table:table-row>
              <table:table-cell office:value-type="float" office:value="20016000">
                <text:p>20016000</text:p>
              </table:table-cell>
              <table:table-cell office:value-type="float" office:value="0.00580539481829753">
                <text:p>0.005805394818297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